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581" officeooo:paragraph-rsid="000bd581"/>
    </style:style>
    <style:style style:name="P2" style:family="paragraph" style:parent-style-name="Standard">
      <style:text-properties officeooo:rsid="000bd581" officeooo:paragraph-rsid="000c4ca6"/>
    </style:style>
    <style:style style:name="P3" style:family="paragraph" style:parent-style-name="Standard">
      <style:text-properties officeooo:rsid="00113521" officeooo:paragraph-rsid="00113521"/>
    </style:style>
    <style:style style:name="P4" style:family="paragraph" style:parent-style-name="Standard">
      <style:text-properties officeooo:rsid="0011937e" officeooo:paragraph-rsid="001503aa"/>
    </style:style>
    <style:style style:name="P5" style:family="paragraph" style:parent-style-name="Standard">
      <style:text-properties officeooo:rsid="0016802e" officeooo:paragraph-rsid="0016802e"/>
    </style:style>
    <style:style style:name="P6" style:family="paragraph" style:parent-style-name="Standard">
      <style:text-properties fo:font-style="normal" officeooo:rsid="000c4ca6" officeooo:paragraph-rsid="000c4ca6" style:font-style-asian="normal" style:font-style-complex="normal"/>
    </style:style>
    <style:style style:name="P7" style:family="paragraph" style:parent-style-name="Standard">
      <style:text-properties fo:font-style="normal" officeooo:rsid="00113521" officeooo:paragraph-rsid="00113521" style:font-style-asian="normal" style:font-style-complex="normal"/>
    </style:style>
    <style:style style:name="P8" style:family="paragraph" style:parent-style-name="Standard">
      <style:text-properties fo:font-style="normal" officeooo:rsid="0011937e" officeooo:paragraph-rsid="00113521" style:font-style-asian="normal" style:font-style-complex="normal"/>
    </style:style>
    <style:style style:name="P9" style:family="paragraph" style:parent-style-name="Standard">
      <style:text-properties fo:font-style="normal" officeooo:rsid="001503aa" officeooo:paragraph-rsid="001503aa" style:font-style-asian="normal" style:font-style-complex="normal"/>
    </style:style>
    <style:style style:name="P10" style:family="paragraph" style:parent-style-name="Standard">
      <style:text-properties fo:font-style="normal" officeooo:rsid="0015f787" officeooo:paragraph-rsid="001503aa" style:font-style-asian="normal" style:font-style-complex="normal"/>
    </style:style>
    <style:style style:name="P11" style:family="paragraph" style:parent-style-name="Standard">
      <style:text-properties fo:font-style="normal" officeooo:rsid="0019621b" officeooo:paragraph-rsid="0016802e" style:font-style-asian="normal" style:font-style-complex="normal"/>
    </style:style>
    <style:style style:name="P12" style:family="paragraph" style:parent-style-name="Standard">
      <style:paragraph-properties fo:text-align="center" style:justify-single-word="false"/>
      <style:text-properties fo:font-style="normal" officeooo:rsid="001a312c" officeooo:paragraph-rsid="001a312c" style:font-style-asian="normal" style:font-style-complex="normal"/>
    </style:style>
    <style:style style:name="P13" style:family="paragraph" style:parent-style-name="Standard">
      <style:paragraph-properties fo:text-align="center" style:justify-single-word="false"/>
      <style:text-properties fo:font-variant="small-caps" officeooo:rsid="001a312c" officeooo:paragraph-rsid="001a312c"/>
    </style:style>
    <style:style style:name="P14" style:family="paragraph" style:parent-style-name="Standard">
      <style:paragraph-properties fo:margin-left="0cm" fo:margin-right="0cm" fo:text-align="start" style:justify-single-word="false" fo:text-indent="0cm" style:auto-text-indent="false"/>
      <style:text-properties officeooo:rsid="001b0d67" officeooo:paragraph-rsid="001b0d67"/>
    </style:style>
    <style:style style:name="P15" style:family="paragraph" style:parent-style-name="Standard">
      <style:paragraph-properties fo:margin-left="0cm" fo:margin-right="0cm" fo:text-align="start" style:justify-single-word="false" fo:text-indent="0cm" style:auto-text-indent="false"/>
      <style:text-properties officeooo:rsid="001bdb58" officeooo:paragraph-rsid="001bdb58"/>
    </style:style>
    <style:style style:name="P16" style:family="paragraph" style:parent-style-name="Standard">
      <style:paragraph-properties fo:margin-left="0cm" fo:margin-right="0cm" fo:text-align="start" style:justify-single-word="false" fo:text-indent="0cm" style:auto-text-indent="false"/>
      <style:text-properties officeooo:rsid="002328bb" officeooo:paragraph-rsid="002328bb"/>
    </style:style>
    <style:style style:name="P17" style:family="paragraph" style:parent-style-name="Standard">
      <style:paragraph-properties fo:margin-left="0cm" fo:margin-right="0cm" fo:text-align="start" style:justify-single-word="false" fo:text-indent="0cm" style:auto-text-indent="false"/>
      <style:text-properties officeooo:rsid="002886a3" officeooo:paragraph-rsid="002886a3"/>
    </style:style>
    <style:style style:name="P18" style:family="paragraph" style:parent-style-name="Standard">
      <style:paragraph-properties fo:margin-left="0cm" fo:margin-right="0cm" fo:text-align="start" style:justify-single-word="false" fo:text-indent="0cm" style:auto-text-indent="false"/>
      <style:text-properties fo:font-style="normal" officeooo:rsid="001b0d67" officeooo:paragraph-rsid="001b0d67" style:font-style-asian="normal" style:font-style-complex="normal"/>
    </style:style>
    <style:style style:name="P19" style:family="paragraph" style:parent-style-name="Standard">
      <style:paragraph-properties fo:margin-left="0cm" fo:margin-right="0cm" fo:text-align="start" style:justify-single-word="false" fo:text-indent="0cm" style:auto-text-indent="false"/>
      <style:text-properties fo:font-style="normal" officeooo:rsid="0048804f" officeooo:paragraph-rsid="0048804f" style:font-style-asian="normal" style:font-style-complex="normal"/>
    </style:style>
    <style:style style:name="P20" style:family="paragraph" style:parent-style-name="Standard">
      <style:paragraph-properties fo:margin-left="0cm" fo:margin-right="0cm" fo:text-align="start" style:justify-single-word="false" fo:text-indent="0cm" style:auto-text-indent="false"/>
      <style:text-properties fo:font-style="normal" officeooo:rsid="004d68cd" officeooo:paragraph-rsid="004d68cd" style:font-style-asian="normal" style:font-style-complex="normal"/>
    </style:style>
    <style:style style:name="P21" style:family="paragraph" style:parent-style-name="Standard">
      <style:paragraph-properties fo:margin-left="0cm" fo:margin-right="0cm" fo:text-align="start" style:justify-single-word="false" fo:text-indent="0cm" style:auto-text-indent="false"/>
      <style:text-properties fo:font-style="normal" officeooo:rsid="004e9652" officeooo:paragraph-rsid="004e9652" style:font-style-asian="normal" style:font-style-complex="normal"/>
    </style:style>
    <style:style style:name="P22" style:family="paragraph" style:parent-style-name="Standard">
      <style:paragraph-properties fo:margin-left="0cm" fo:margin-right="0cm" fo:text-align="start" style:justify-single-word="false" fo:text-indent="0cm" style:auto-text-indent="false"/>
      <style:text-properties fo:font-style="normal" officeooo:rsid="00545571" officeooo:paragraph-rsid="00545571" style:font-style-asian="normal" style:font-style-complex="normal"/>
    </style:style>
    <style:style style:name="P23" style:family="paragraph" style:parent-style-name="Standard">
      <style:paragraph-properties fo:margin-left="0cm" fo:margin-right="0cm" fo:text-align="start" style:justify-single-word="false" fo:text-indent="0cm" style:auto-text-indent="false"/>
      <style:text-properties fo:font-style="normal" officeooo:rsid="00557df6" officeooo:paragraph-rsid="0056590f" style:font-style-asian="normal" style:font-style-complex="normal"/>
    </style:style>
    <style:style style:name="P24" style:family="paragraph" style:parent-style-name="Standard">
      <style:paragraph-properties fo:margin-left="0cm" fo:margin-right="0cm" fo:text-align="start" style:justify-single-word="false" fo:text-indent="0cm" style:auto-text-indent="false"/>
      <style:text-properties fo:font-style="normal" officeooo:rsid="0056590f" officeooo:paragraph-rsid="0056590f" style:font-style-asian="normal" style:font-style-complex="normal"/>
    </style:style>
    <style:style style:name="P25" style:family="paragraph" style:parent-style-name="Standard">
      <style:paragraph-properties fo:margin-left="0cm" fo:margin-right="0cm" fo:text-align="start" style:justify-single-word="false" fo:text-indent="0cm" style:auto-text-indent="false"/>
      <style:text-properties fo:font-style="normal" officeooo:rsid="005705c6" officeooo:paragraph-rsid="005705c6" style:font-style-asian="normal" style:font-style-complex="normal"/>
    </style:style>
    <style:style style:name="P26" style:family="paragraph" style:parent-style-name="Standard">
      <style:paragraph-properties fo:margin-left="0cm" fo:margin-right="0cm" fo:text-align="start" style:justify-single-word="false" fo:text-indent="0cm" style:auto-text-indent="false"/>
      <style:text-properties fo:font-style="normal" officeooo:rsid="005a2de7" officeooo:paragraph-rsid="005a2de7" style:font-style-asian="normal" style:font-style-complex="normal"/>
    </style:style>
    <style:style style:name="P27" style:family="paragraph" style:parent-style-name="Standard">
      <style:paragraph-properties fo:margin-left="0cm" fo:margin-right="0cm" fo:text-align="start" style:justify-single-word="false" fo:text-indent="0cm" style:auto-text-indent="false"/>
      <style:text-properties fo:font-style="normal" officeooo:rsid="005c37d1" officeooo:paragraph-rsid="005c37d1" style:font-style-asian="normal" style:font-style-complex="normal"/>
    </style:style>
    <style:style style:name="P28" style:family="paragraph" style:parent-style-name="Standard">
      <style:paragraph-properties fo:margin-left="0cm" fo:margin-right="0cm" fo:text-align="start" style:justify-single-word="false" fo:text-indent="0cm" style:auto-text-indent="false"/>
      <style:text-properties fo:font-style="normal" officeooo:rsid="005ca724" officeooo:paragraph-rsid="005ca724" style:font-style-asian="normal" style:font-style-complex="normal"/>
    </style:style>
    <style:style style:name="P29" style:family="paragraph" style:parent-style-name="Standard">
      <style:paragraph-properties fo:margin-left="0cm" fo:margin-right="0cm" fo:text-align="start" style:justify-single-word="false" fo:text-indent="0cm" style:auto-text-indent="false"/>
      <style:text-properties fo:font-style="normal" officeooo:rsid="005eb6a6" officeooo:paragraph-rsid="005eb6a6" style:font-style-asian="normal" style:font-style-complex="normal"/>
    </style:style>
    <style:style style:name="P30" style:family="paragraph" style:parent-style-name="Standard">
      <style:paragraph-properties fo:margin-left="0cm" fo:margin-right="0cm" fo:text-align="start" style:justify-single-word="false" fo:text-indent="0cm" style:auto-text-indent="false"/>
      <style:text-properties fo:font-style="normal" officeooo:rsid="0061ec2d" officeooo:paragraph-rsid="0061ec2d" style:font-style-asian="normal" style:font-style-complex="normal"/>
    </style:style>
    <style:style style:name="P31" style:family="paragraph" style:parent-style-name="Standard">
      <style:paragraph-properties fo:margin-left="0cm" fo:margin-right="0cm" fo:text-align="start" style:justify-single-word="false" fo:text-indent="0cm" style:auto-text-indent="false"/>
      <style:text-properties fo:font-style="normal" officeooo:rsid="0066991f" officeooo:paragraph-rsid="0066991f" style:font-style-asian="normal" style:font-style-complex="normal"/>
    </style:style>
    <style:style style:name="P32" style:family="paragraph" style:parent-style-name="Standard">
      <style:paragraph-properties fo:margin-left="0cm" fo:margin-right="0cm" fo:text-align="start" style:justify-single-word="false" fo:text-indent="0cm" style:auto-text-indent="false"/>
      <style:text-properties fo:font-style="normal" officeooo:rsid="006d9783" officeooo:paragraph-rsid="006d9783" style:font-style-asian="normal" style:font-style-complex="normal"/>
    </style:style>
    <style:style style:name="P33" style:family="paragraph" style:parent-style-name="Standard">
      <style:paragraph-properties fo:margin-left="0cm" fo:margin-right="0cm" fo:text-align="start" style:justify-single-word="false" fo:text-indent="0cm" style:auto-text-indent="false"/>
      <style:text-properties fo:font-style="normal" officeooo:rsid="006c419b" officeooo:paragraph-rsid="006c419b" style:font-style-asian="normal" style:font-style-complex="normal"/>
    </style:style>
    <style:style style:name="P34" style:family="paragraph" style:parent-style-name="Standard">
      <style:paragraph-properties fo:margin-left="0cm" fo:margin-right="0cm" fo:text-align="start" style:justify-single-word="false" fo:text-indent="0cm" style:auto-text-indent="false"/>
      <style:text-properties fo:font-style="normal" officeooo:rsid="0079171b" officeooo:paragraph-rsid="0079171b" style:font-style-asian="normal" style:font-style-complex="normal"/>
    </style:style>
    <style:style style:name="P35" style:family="paragraph" style:parent-style-name="Standard">
      <style:paragraph-properties fo:margin-left="0cm" fo:margin-right="0cm" fo:text-align="start" style:justify-single-word="false" fo:text-indent="0cm" style:auto-text-indent="false"/>
      <style:text-properties fo:font-style="normal" officeooo:rsid="006f2b2e" officeooo:paragraph-rsid="0081bb30" style:font-style-asian="normal" style:font-style-complex="normal"/>
    </style:style>
    <style:style style:name="P36" style:family="paragraph" style:parent-style-name="Standard">
      <style:paragraph-properties fo:margin-left="0cm" fo:margin-right="0cm" fo:text-align="start" style:justify-single-word="false" fo:text-indent="0cm" style:auto-text-indent="false"/>
      <style:text-properties fo:font-style="normal" officeooo:rsid="00830020" officeooo:paragraph-rsid="00830020" style:font-style-asian="normal" style:font-style-complex="normal"/>
    </style:style>
    <style:style style:name="P37" style:family="paragraph" style:parent-style-name="Standard">
      <style:paragraph-properties fo:margin-left="0cm" fo:margin-right="0cm" fo:text-align="start" style:justify-single-word="false" fo:text-indent="0cm" style:auto-text-indent="false"/>
      <style:text-properties fo:font-style="normal" fo:font-weight="normal" officeooo:rsid="0068d3de" officeooo:paragraph-rsid="001b0d67" style:font-style-asian="normal" style:font-weight-asian="normal"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font-style="normal" fo:font-weight="normal" officeooo:rsid="001b0d67" officeooo:paragraph-rsid="001b0d67" style:font-style-asian="normal" style:font-weight-asian="normal"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tyle="normal" fo:font-weight="normal" officeooo:rsid="0020d1d8" officeooo:paragraph-rsid="001bdb58" style:font-style-asian="normal" style:font-weight-asian="normal"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font-style="normal" fo:font-weight="normal" officeooo:rsid="0020d1d8" officeooo:paragraph-rsid="002328bb" style:font-style-asian="normal" style:font-weight-asian="normal"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font-style="normal" fo:font-weight="normal" officeooo:rsid="0024c94a" officeooo:paragraph-rsid="002328bb" style:font-style-asian="normal" style:font-weight-asian="normal"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font-style="normal" fo:font-weight="normal" officeooo:rsid="0026bd01" officeooo:paragraph-rsid="0026bd01" style:font-style-asian="normal" style:font-weight-asian="normal"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font-style="normal" fo:font-weight="normal" officeooo:rsid="002b1a33" officeooo:paragraph-rsid="002886a3" style:font-style-asian="normal" style:font-weight-asian="normal"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style="normal" fo:font-weight="normal" officeooo:rsid="00382a9f" officeooo:paragraph-rsid="00382a9f" style:font-style-asian="normal" style:font-weight-asian="normal"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style="normal" fo:font-weight="normal" officeooo:rsid="00452239" officeooo:paragraph-rsid="003c83ac" style:font-style-asian="normal" style:font-weight-asian="normal"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style="normal" fo:font-weight="normal" officeooo:rsid="003b4d42" officeooo:paragraph-rsid="003c83ac" style:font-style-asian="normal" style:font-weight-asian="normal"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style="normal" fo:font-weight="normal" officeooo:rsid="00401661" officeooo:paragraph-rsid="003c83ac" style:font-style-asian="normal" style:font-weight-asian="normal"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font-style="normal" fo:font-weight="normal" officeooo:rsid="00413554" officeooo:paragraph-rsid="00401661" style:font-style-asian="normal" style:font-weight-asian="normal"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font-style="normal" fo:font-weight="normal" officeooo:rsid="004380de" officeooo:paragraph-rsid="00437a99" style:font-style-asian="normal" style:font-weight-asian="normal"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font-style="normal" fo:font-weight="normal" officeooo:rsid="004c593b" officeooo:paragraph-rsid="0048804f" style:font-style-asian="normal" style:font-weight-asian="normal"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font-style="normal" fo:font-weight="normal" officeooo:rsid="004e9652" officeooo:paragraph-rsid="004d68cd" style:font-style-asian="normal" style:font-weight-asian="normal"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font-style="normal" fo:font-weight="normal" officeooo:rsid="004e9652" officeooo:paragraph-rsid="004e9652" style:font-style-asian="normal" style:font-weight-asian="normal"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font-style="normal" fo:font-weight="normal" officeooo:rsid="00557df6" officeooo:paragraph-rsid="00557df6" style:font-style-asian="normal" style:font-weight-asian="normal"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font-style="normal" fo:font-weight="normal" officeooo:rsid="0056590f" officeooo:paragraph-rsid="0056590f" style:font-style-asian="normal" style:font-weight-asian="normal"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font-style="normal" fo:font-weight="normal" officeooo:rsid="005705c6" officeooo:paragraph-rsid="005705c6" style:font-style-asian="normal" style:font-weight-asian="normal"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font-style="normal" fo:font-weight="normal" officeooo:rsid="005a2de7" officeooo:paragraph-rsid="005a2de7" style:font-style-asian="normal" style:font-weight-asian="normal"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font-style="normal" fo:font-weight="normal" officeooo:rsid="005a9c75" officeooo:paragraph-rsid="005a9c75" style:font-style-asian="normal" style:font-weight-asian="normal"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fo:font-style="normal" fo:font-weight="normal" officeooo:rsid="005c37d1" officeooo:paragraph-rsid="005c37d1" style:font-style-asian="normal" style:font-weight-asian="normal"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5de85e" officeooo:paragraph-rsid="005eb6a6" style:font-style-asian="normal" style:font-weight-asian="normal"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5eb6a6" officeooo:paragraph-rsid="005eb6a6" style:font-style-asian="normal" style:font-weight-asian="normal"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61ec2d" officeooo:paragraph-rsid="0061ec2d" style:font-style-asian="normal" style:font-weight-asian="normal"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63398b" officeooo:paragraph-rsid="0063398b" style:font-style-asian="normal" style:font-weight-asian="normal"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69838e" officeooo:paragraph-rsid="0066991f" style:font-style-asian="normal" style:font-weight-asian="normal"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6c419b" officeooo:paragraph-rsid="006c419b" style:font-style-asian="normal" style:font-weight-asian="normal"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6f2b2e" officeooo:paragraph-rsid="006d9783" style:font-style-asian="normal" style:font-weight-asian="normal" style:font-style-complex="normal" style:font-weight-complex="normal"/>
    </style:style>
    <style:style style:name="P66" style:family="paragraph" style:parent-style-name="Standard">
      <style:paragraph-properties fo:margin-left="0cm" fo:margin-right="0cm" fo:text-align="start" style:justify-single-word="false" fo:text-indent="0cm" style:auto-text-indent="false"/>
      <style:text-properties officeooo:rsid="003b4d42" officeooo:paragraph-rsid="003c83ac"/>
    </style:style>
    <style:style style:name="P67" style:family="paragraph" style:parent-style-name="Standard">
      <style:paragraph-properties fo:margin-left="0cm" fo:margin-right="0cm" fo:text-align="start" style:justify-single-word="false" fo:text-indent="0cm" style:auto-text-indent="false"/>
      <style:text-properties officeooo:rsid="00401661" officeooo:paragraph-rsid="00401661"/>
    </style:style>
    <style:style style:name="P68" style:family="paragraph" style:parent-style-name="Standard">
      <style:paragraph-properties fo:margin-left="0cm" fo:margin-right="0cm" fo:text-align="start" style:justify-single-word="false" fo:text-indent="0cm" style:auto-text-indent="false"/>
      <style:text-properties officeooo:rsid="00437a99" officeooo:paragraph-rsid="00437a99"/>
    </style:style>
    <style:style style:name="P69" style:family="paragraph" style:parent-style-name="Standard">
      <style:paragraph-properties fo:margin-left="0cm" fo:margin-right="0cm" fo:text-align="center" style:justify-single-word="false" fo:text-indent="0cm" style:auto-text-indent="false"/>
      <style:text-properties officeooo:rsid="00452239" officeooo:paragraph-rsid="00452239"/>
    </style:style>
    <style:style style:name="P70" style:family="paragraph" style:parent-style-name="Standard">
      <style:paragraph-properties fo:margin-left="0cm" fo:margin-right="0cm" fo:text-align="start" style:justify-single-word="false" fo:text-indent="0cm" style:auto-text-indent="false"/>
      <style:text-properties fo:font-style="italic" fo:font-weight="normal" officeooo:rsid="00452239" officeooo:paragraph-rsid="00452239" style:font-style-asian="italic" style:font-weight-asian="normal"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font-style="italic" fo:font-weight="normal" officeooo:rsid="00545571" officeooo:paragraph-rsid="00545571" style:font-style-asian="italic" style:font-weight-asian="normal" style:font-style-complex="italic" style:font-weight-complex="normal"/>
    </style:style>
    <style:style style:name="P72" style:family="paragraph" style:parent-style-name="Standard">
      <style:paragraph-properties fo:margin-left="0cm" fo:margin-right="0cm" fo:text-align="center" style:justify-single-word="false" fo:text-indent="0cm" style:auto-text-indent="false"/>
      <style:text-properties fo:font-variant="small-caps" fo:font-style="normal" officeooo:rsid="007efbda" officeooo:paragraph-rsid="007efbda" style:font-size-asian="10.5pt" style:font-style-asian="normal" style:font-style-complex="normal"/>
    </style:style>
    <style:style style:name="P73"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865ebe" officeooo:paragraph-rsid="00865ebe" style:font-size-asian="10.5pt" style:font-style-asian="normal" style:font-style-complex="normal"/>
    </style:style>
    <style:style style:name="P74"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8ab073" officeooo:paragraph-rsid="008ab073" style:font-size-asian="10.5pt" style:font-style-asian="normal" style:font-style-complex="normal"/>
    </style:style>
    <style:style style:name="P75"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8c7ef1" officeooo:paragraph-rsid="008c7ef1" style:font-size-asian="10.5pt" style:font-style-asian="normal" style:font-style-complex="normal"/>
    </style:style>
    <style:style style:name="P76"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8f1293" officeooo:paragraph-rsid="008f1293" style:font-size-asian="10.5pt" style:font-style-asian="normal" style:font-style-complex="normal"/>
    </style:style>
    <style:style style:name="P77"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91dbb1" officeooo:paragraph-rsid="0091dbb1" style:font-size-asian="10.5pt" style:font-style-asian="normal" style:font-style-complex="normal"/>
    </style:style>
    <style:style style:name="P78"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93f2ad" officeooo:paragraph-rsid="0093f2ad" style:font-size-asian="10.5pt" style:font-style-asian="normal" style:font-style-complex="normal"/>
    </style:style>
    <style:style style:name="P79"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95c790" officeooo:paragraph-rsid="0095f347" style:font-size-asian="10.5pt" style:font-style-asian="normal" style:font-style-complex="normal"/>
    </style:style>
    <style:style style:name="P80"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96b44b" officeooo:paragraph-rsid="00974c0a" style:font-size-asian="10.5pt" style:font-style-asian="normal" style:font-style-complex="normal"/>
    </style:style>
    <style:style style:name="P81" style:family="paragraph" style:parent-style-name="Standard">
      <style:paragraph-properties fo:margin-left="0cm" fo:margin-right="0cm" fo:text-align="center" style:justify-single-word="false" fo:text-indent="0cm" style:auto-text-indent="false"/>
      <style:text-properties fo:font-variant="normal" fo:text-transform="none" fo:font-style="normal" officeooo:rsid="0096b44b" officeooo:paragraph-rsid="0096b44b" style:font-size-asian="10.5pt" style:font-style-asian="normal" style:font-style-complex="normal"/>
    </style:style>
    <style:style style:name="P82" style:family="paragraph" style:parent-style-name="Standard">
      <style:paragraph-properties fo:margin-left="1.251cm" fo:margin-right="0cm" fo:text-align="start" style:justify-single-word="false" fo:text-indent="0cm" style:auto-text-indent="false"/>
      <style:text-properties officeooo:rsid="001b0d67" officeooo:paragraph-rsid="001b0d67"/>
    </style:style>
    <style:style style:name="P83" style:family="paragraph" style:parent-style-name="Standard">
      <style:paragraph-properties fo:margin-left="1.251cm" fo:margin-right="0cm" fo:text-align="start" style:justify-single-word="false" fo:text-indent="0cm" style:auto-text-indent="false"/>
      <style:text-properties fo:font-style="normal" fo:font-weight="normal" officeooo:rsid="0068d3de" officeooo:paragraph-rsid="001b0d67" style:font-style-asian="normal" style:font-weight-asian="normal" style:font-style-complex="normal" style:font-weight-complex="normal"/>
    </style:style>
    <style:style style:name="P84" style:family="paragraph" style:parent-style-name="Standard">
      <style:paragraph-properties fo:margin-left="1.27cm" fo:margin-right="0cm" fo:text-align="start" style:justify-single-word="false" fo:text-indent="0cm" style:auto-text-indent="false"/>
      <style:text-properties officeooo:rsid="0024c94a" officeooo:paragraph-rsid="0024c94a"/>
    </style:style>
    <style:style style:name="P85" style:family="paragraph" style:parent-style-name="Standard">
      <style:paragraph-properties fo:margin-left="1.27cm" fo:margin-right="0cm" fo:text-align="start" style:justify-single-word="false" fo:text-indent="0cm" style:auto-text-indent="false"/>
      <style:text-properties fo:font-style="normal" fo:font-weight="normal" officeooo:rsid="0024c94a" officeooo:paragraph-rsid="0024c94a" style:font-style-asian="normal" style:font-weight-asian="normal" style:font-style-complex="normal" style:font-weight-complex="normal"/>
    </style:style>
    <style:style style:name="P86" style:family="paragraph" style:parent-style-name="Standard">
      <style:paragraph-properties fo:margin-left="1.27cm" fo:margin-right="0cm" fo:text-align="start" style:justify-single-word="false" fo:text-indent="0cm" style:auto-text-indent="false"/>
      <style:text-properties fo:font-style="normal" fo:font-weight="normal" officeooo:rsid="00382a9f" officeooo:paragraph-rsid="002b1a33" style:font-style-asian="normal" style:font-weight-asian="normal" style:font-style-complex="normal" style:font-weight-complex="normal"/>
    </style:style>
    <style:style style:name="P87" style:family="paragraph" style:parent-style-name="Standard">
      <style:paragraph-properties fo:margin-left="1.27cm" fo:margin-right="0cm" fo:text-align="start" style:justify-single-word="false" fo:text-indent="0cm" style:auto-text-indent="false"/>
      <style:text-properties fo:font-style="normal" fo:font-weight="normal" officeooo:rsid="0039786f" officeooo:paragraph-rsid="00382a9f" style:font-style-asian="normal" style:font-weight-asian="normal" style:font-style-complex="normal" style:font-weight-complex="normal"/>
    </style:style>
    <style:style style:name="P88" style:family="paragraph" style:parent-style-name="Standard">
      <style:paragraph-properties fo:margin-left="1.27cm" fo:margin-right="0cm" fo:text-align="start" style:justify-single-word="false" fo:text-indent="0cm" style:auto-text-indent="false"/>
      <style:text-properties fo:font-style="normal" fo:font-weight="normal" officeooo:rsid="0055867d" officeooo:paragraph-rsid="00557df6" style:font-style-asian="normal" style:font-weight-asian="normal" style:font-style-complex="normal" style:font-weight-complex="normal"/>
    </style:style>
    <style:style style:name="P89" style:family="paragraph" style:parent-style-name="Standard">
      <style:paragraph-properties fo:margin-left="1.27cm" fo:margin-right="0cm" fo:text-align="start" style:justify-single-word="false" fo:text-indent="0cm" style:auto-text-indent="false"/>
      <style:text-properties fo:font-style="normal" fo:font-weight="normal" officeooo:rsid="0056590f" officeooo:paragraph-rsid="0056590f" style:font-style-asian="normal" style:font-weight-asian="normal" style:font-style-complex="normal" style:font-weight-complex="normal"/>
    </style:style>
    <style:style style:name="P90" style:family="paragraph" style:parent-style-name="Standard">
      <style:paragraph-properties fo:margin-left="1.27cm" fo:margin-right="0cm" fo:text-align="start" style:justify-single-word="false" fo:text-indent="0cm" style:auto-text-indent="false"/>
      <style:text-properties fo:font-style="normal" fo:font-weight="normal" officeooo:rsid="005705c6" officeooo:paragraph-rsid="005705c6" style:font-style-asian="normal" style:font-weight-asian="normal" style:font-style-complex="normal" style:font-weight-complex="normal"/>
    </style:style>
    <style:style style:name="P91" style:family="paragraph" style:parent-style-name="Standard">
      <style:paragraph-properties fo:margin-left="1.27cm" fo:margin-right="0cm" fo:text-align="start" style:justify-single-word="false" fo:text-indent="0cm" style:auto-text-indent="false"/>
      <style:text-properties fo:font-style="normal" fo:font-weight="normal" officeooo:rsid="005a2de7" officeooo:paragraph-rsid="005a2de7" style:font-style-asian="normal" style:font-weight-asian="normal" style:font-style-complex="normal" style:font-weight-complex="normal"/>
    </style:style>
    <style:style style:name="P92" style:family="paragraph" style:parent-style-name="Standard">
      <style:paragraph-properties fo:margin-left="1.27cm" fo:margin-right="0cm" fo:text-align="start" style:justify-single-word="false" fo:text-indent="0cm" style:auto-text-indent="false"/>
      <style:text-properties fo:font-style="normal" fo:font-weight="normal" officeooo:rsid="005a9c75" officeooo:paragraph-rsid="005a9c75" style:font-style-asian="normal" style:font-weight-asian="normal" style:font-style-complex="normal" style:font-weight-complex="normal"/>
    </style:style>
    <style:style style:name="P93" style:family="paragraph" style:parent-style-name="Standard">
      <style:paragraph-properties fo:margin-left="1.27cm" fo:margin-right="0cm" fo:text-align="start" style:justify-single-word="false" fo:text-indent="0cm" style:auto-text-indent="false"/>
      <style:text-properties fo:font-style="normal" fo:font-weight="normal" officeooo:rsid="005c37d1" officeooo:paragraph-rsid="005c37d1" style:font-style-asian="normal" style:font-weight-asian="normal" style:font-style-complex="normal" style:font-weight-complex="normal"/>
    </style:style>
    <style:style style:name="P94" style:family="paragraph" style:parent-style-name="Standard">
      <style:paragraph-properties fo:margin-left="1.27cm" fo:margin-right="0cm" fo:text-align="start" style:justify-single-word="false" fo:text-indent="0cm" style:auto-text-indent="false"/>
      <style:text-properties fo:font-style="normal" officeooo:rsid="00557df6" officeooo:paragraph-rsid="00557df6" style:font-style-asian="normal" style:font-style-complex="normal"/>
    </style:style>
    <style:style style:name="P95" style:family="paragraph" style:parent-style-name="Standard">
      <style:paragraph-properties fo:margin-left="1.27cm" fo:margin-right="0cm" fo:text-align="start" style:justify-single-word="false" fo:text-indent="0cm" style:auto-text-indent="false"/>
      <style:text-properties fo:font-style="normal" officeooo:rsid="0056590f" officeooo:paragraph-rsid="0056590f" style:font-style-asian="normal" style:font-style-complex="normal"/>
    </style:style>
    <style:style style:name="P96" style:family="paragraph" style:parent-style-name="Standard">
      <style:paragraph-properties fo:margin-left="1.27cm" fo:margin-right="0cm" fo:text-align="start" style:justify-single-word="false" fo:text-indent="0cm" style:auto-text-indent="false"/>
      <style:text-properties fo:font-style="normal" officeooo:rsid="005705c6" officeooo:paragraph-rsid="005705c6" style:font-style-asian="normal" style:font-style-complex="normal"/>
    </style:style>
    <style:style style:name="P97" style:family="paragraph" style:parent-style-name="Standard">
      <style:paragraph-properties fo:margin-left="1.27cm" fo:margin-right="0cm" fo:text-align="start" style:justify-single-word="false" fo:text-indent="0cm" style:auto-text-indent="false"/>
      <style:text-properties fo:font-style="normal" officeooo:rsid="005a2de7" officeooo:paragraph-rsid="005a2de7" style:font-style-asian="normal" style:font-style-complex="normal"/>
    </style:style>
    <style:style style:name="P98" style:family="paragraph" style:parent-style-name="Standard">
      <style:paragraph-properties fo:margin-left="1.27cm" fo:margin-right="0cm" fo:text-align="start" style:justify-single-word="false" fo:text-indent="0cm" style:auto-text-indent="false"/>
      <style:text-properties fo:font-style="normal" officeooo:rsid="005a9c75" officeooo:paragraph-rsid="005a9c75" style:font-style-asian="normal" style:font-style-complex="normal"/>
    </style:style>
    <style:style style:name="P99" style:family="paragraph" style:parent-style-name="Standard">
      <style:paragraph-properties fo:margin-left="1.27cm" fo:margin-right="0cm" fo:text-align="start" style:justify-single-word="false" fo:text-indent="0cm" style:auto-text-indent="false"/>
      <style:text-properties fo:font-style="normal" officeooo:rsid="005c37d1" officeooo:paragraph-rsid="005c37d1" style:font-style-asian="normal" style:font-style-complex="normal"/>
    </style:style>
    <style:style style:name="P100" style:family="paragraph" style:parent-style-name="Standard">
      <style:paragraph-properties fo:margin-left="1.27cm" fo:margin-right="0cm" fo:text-align="start" style:justify-single-word="false" fo:text-indent="0cm" style:auto-text-indent="false"/>
      <style:text-properties fo:font-style="normal" officeooo:rsid="005eb6a6" officeooo:paragraph-rsid="005eb6a6" style:font-style-asian="normal" style:font-style-complex="normal"/>
    </style:style>
    <style:style style:name="P101" style:family="paragraph" style:parent-style-name="Standard">
      <style:paragraph-properties fo:margin-left="1.27cm" fo:margin-right="0cm" fo:text-align="start" style:justify-single-word="false" fo:text-indent="0cm" style:auto-text-indent="false"/>
      <style:text-properties fo:font-style="normal" officeooo:rsid="0063398b" officeooo:paragraph-rsid="0063398b" style:font-style-asian="normal" style:font-style-complex="normal"/>
    </style:style>
    <style:style style:name="P102" style:family="paragraph" style:parent-style-name="Standard">
      <style:paragraph-properties fo:margin-left="1.27cm" fo:margin-right="0cm" fo:text-align="start" style:justify-single-word="false" fo:text-indent="0cm" style:auto-text-indent="false"/>
      <style:text-properties fo:font-style="normal" officeooo:rsid="0069838e" officeooo:paragraph-rsid="0069838e" style:font-style-asian="normal" style:font-style-complex="normal"/>
    </style:style>
    <style:style style:name="P103" style:family="paragraph" style:parent-style-name="Standard">
      <style:paragraph-properties fo:margin-left="1.27cm" fo:margin-right="0cm" fo:text-align="start" style:justify-single-word="false" fo:text-indent="0cm" style:auto-text-indent="false"/>
      <style:text-properties fo:font-style="normal" officeooo:rsid="00830020" officeooo:paragraph-rsid="00830020" style:font-style-asian="normal" style:font-style-complex="normal"/>
    </style:style>
    <style:style style:name="P104" style:family="paragraph" style:parent-style-name="Standard">
      <style:paragraph-properties fo:margin-left="1.27cm" fo:margin-right="0cm" fo:text-align="start" style:justify-single-word="false" fo:text-indent="0cm" style:auto-text-indent="false"/>
      <style:text-properties fo:font-style="normal" style:text-underline-style="none" fo:font-weight="normal" officeooo:rsid="005eb6a6" officeooo:paragraph-rsid="005eb6a6" style:font-style-asian="normal" style:font-weight-asian="normal" style:font-style-complex="normal" style:font-weight-complex="normal"/>
    </style:style>
    <style:style style:name="P105" style:family="paragraph" style:parent-style-name="Standard">
      <style:paragraph-properties fo:margin-left="1.27cm" fo:margin-right="0cm" fo:text-align="start" style:justify-single-word="false" fo:text-indent="0cm" style:auto-text-indent="false"/>
      <style:text-properties fo:font-style="normal" style:text-underline-style="none" fo:font-weight="normal" officeooo:rsid="0065ff8d" officeooo:paragraph-rsid="0063398b" style:font-style-asian="normal" style:font-weight-asian="normal" style:font-style-complex="normal" style:font-weight-complex="normal"/>
    </style:style>
    <style:style style:name="P106" style:family="paragraph" style:parent-style-name="Standard">
      <style:paragraph-properties fo:margin-left="1.27cm" fo:margin-right="0cm" fo:text-align="start" style:justify-single-word="false" fo:text-indent="0cm" style:auto-text-indent="false"/>
      <style:text-properties fo:font-style="normal" style:text-underline-style="none" fo:font-weight="normal" officeooo:rsid="0069838e" officeooo:paragraph-rsid="0069838e" style:font-style-asian="normal" style:font-weight-asian="normal" style:font-style-complex="normal" style:font-weight-complex="normal"/>
    </style:style>
    <style:style style:name="P107" style:family="paragraph" style:parent-style-name="Standard">
      <style:paragraph-properties fo:margin-left="1.27cm" fo:margin-right="0cm" fo:text-align="start" style:justify-single-word="false" fo:text-indent="0cm" style:auto-text-indent="false"/>
      <style:text-properties officeooo:rsid="002b1a33" officeooo:paragraph-rsid="002b1a33"/>
    </style:style>
    <style:style style:name="P108" style:family="paragraph" style:parent-style-name="Standard">
      <style:paragraph-properties fo:margin-left="1.27cm" fo:margin-right="0cm" fo:text-align="start" style:justify-single-word="false" fo:text-indent="0cm" style:auto-text-indent="false"/>
      <style:text-properties officeooo:rsid="00382a9f" officeooo:paragraph-rsid="00382a9f"/>
    </style:style>
    <style:style style:name="P109" style:family="paragraph" style:parent-style-name="Standard">
      <style:paragraph-properties fo:margin-left="1.27cm" fo:margin-right="0cm" fo:text-align="start" style:justify-single-word="false" fo:text-indent="0cm" style:auto-text-indent="false"/>
      <style:text-properties officeooo:rsid="00452239" officeooo:paragraph-rsid="00452239"/>
    </style:style>
    <style:style style:name="P110"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893006" officeooo:paragraph-rsid="00893006" style:font-size-asian="10.5pt" style:font-style-asian="normal" style:font-style-complex="normal"/>
    </style:style>
    <style:style style:name="P111"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8c7ef1" officeooo:paragraph-rsid="008c7ef1" style:font-size-asian="10.5pt" style:font-style-asian="normal" style:font-style-complex="normal"/>
    </style:style>
    <style:style style:name="P112"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8da9dc" officeooo:paragraph-rsid="008da9dc" style:font-size-asian="10.5pt" style:font-style-asian="normal" style:font-style-complex="normal"/>
    </style:style>
    <style:style style:name="P113"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928bfa" officeooo:paragraph-rsid="00928bfa" style:font-size-asian="10.5pt" style:font-style-asian="normal" style:font-style-complex="normal"/>
    </style:style>
    <style:style style:name="P114"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943d8b" officeooo:paragraph-rsid="00943d8b" style:font-size-asian="10.5pt" style:font-style-asian="normal" style:font-style-complex="normal"/>
    </style:style>
    <style:style style:name="P115"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974c0a" officeooo:paragraph-rsid="00974c0a" style:font-size-asian="10.5pt" style:font-style-asian="normal" style:font-style-complex="normal"/>
    </style:style>
    <style:style style:name="P116" style:family="paragraph" style:parent-style-name="Footnote">
      <style:text-properties fo:font-variant="normal" fo:text-transform="none" style:text-position="0% 100%" fo:font-style="normal" style:text-underline-style="none" fo:font-weight="normal"/>
    </style:style>
    <style:style style:name="P117" style:family="paragraph" style:parent-style-name="Footnote">
      <style:text-properties officeooo:rsid="008f1293" officeooo:paragraph-rsid="008f1293"/>
    </style:style>
    <style:style style:name="P118" style:family="paragraph" style:parent-style-name="Standard">
      <style:paragraph-properties fo:text-align="center" style:justify-single-word="false"/>
      <style:text-properties fo:font-variant="small-caps" fo:font-weight="normal" officeooo:rsid="001a312c" officeooo:paragraph-rsid="0010ccb4" style:font-weight-asian="normal"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6c419b" officeooo:paragraph-rsid="006c419b" style:font-style-asian="normal" style:font-weight-asian="normal"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7118aa" officeooo:paragraph-rsid="0081bb30" style:font-style-asian="normal" style:font-weight-asian="normal" style:font-style-complex="normal"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830020" officeooo:paragraph-rsid="0081bb30" style:font-style-asian="normal" style:font-weight-asian="normal" style:font-style-complex="normal"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officeooo:rsid="007c82a0" officeooo:paragraph-rsid="006f2b2e" style:font-style-asian="normal" style:font-weight-asian="normal" style:font-style-complex="normal" style:font-weight-complex="normal"/>
    </style:style>
    <style:style style:name="P123" style:family="paragraph" style:parent-style-name="Standard">
      <style:paragraph-properties fo:margin-left="0cm" fo:margin-right="0cm" fo:text-align="center" style:justify-single-word="false" fo:text-indent="0cm" style:auto-text-indent="false"/>
      <style:text-properties fo:font-variant="small-caps" fo:font-style="normal" style:text-underline-style="none" fo:font-weight="normal" officeooo:rsid="007efbda" officeooo:paragraph-rsid="007efbda" style:font-size-asian="10.5pt" style:font-style-asian="normal" style:font-weight-asian="normal" style:font-style-complex="normal"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8463be" officeooo:paragraph-rsid="008463be" style:font-size-asian="10.5pt" style:font-style-asian="normal" style:font-weight-asian="normal"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865ebe" officeooo:paragraph-rsid="00865ebe" style:font-size-asian="10.5pt" style:font-style-asian="normal" style:font-weight-asian="normal"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893006" officeooo:paragraph-rsid="00865ebe" style:font-size-asian="10.5pt" style:font-style-asian="normal" style:font-weight-asian="normal"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893006" officeooo:paragraph-rsid="00893006" style:font-size-asian="10.5pt" style:font-style-asian="normal" style:font-weight-asian="normal"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8c7ef1" officeooo:paragraph-rsid="008ab073" style:font-size-asian="10.5pt" style:font-style-asian="normal" style:font-weight-asian="normal"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8c7ef1" officeooo:paragraph-rsid="008c7ef1" style:font-size-asian="10.5pt" style:font-style-asian="normal" style:font-weight-asian="normal"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8d3ebe" officeooo:paragraph-rsid="008c7ef1" style:font-size-asian="10.5pt" style:font-style-asian="normal" style:font-weight-asian="normal"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90a43c" officeooo:paragraph-rsid="008f1293" style:font-size-asian="10.5pt" style:font-style-asian="normal" style:font-weight-asian="normal"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90a43c" officeooo:paragraph-rsid="0091dbb1" style:font-size-asian="10.5pt" style:font-style-asian="normal" style:font-weight-asian="normal" style:font-style-complex="normal" style:font-weight-complex="normal"/>
    </style:style>
    <style:style style:name="P133"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91dbb1" officeooo:paragraph-rsid="0091dbb1" style:font-size-asian="10.5pt" style:font-style-asian="normal" style:font-weight-asian="normal"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928bfa" officeooo:paragraph-rsid="00928bfa" style:font-size-asian="10.5pt" style:font-style-asian="normal" style:font-weight-asian="normal"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943d8b" officeooo:paragraph-rsid="0093f2ad" style:font-size-asian="10.5pt" style:font-style-asian="normal" style:font-weight-asian="normal"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95c790" officeooo:paragraph-rsid="0095f347" style:font-size-asian="10.5pt" style:font-style-asian="normal" style:font-weight-asian="normal" style:font-style-complex="normal" style:font-weight-complex="normal"/>
    </style:style>
    <style:style style:name="P137"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974c0a" officeooo:paragraph-rsid="00974c0a" style:font-size-asian="10.5pt" style:font-style-asian="normal" style:font-weight-asian="normal" style:font-style-complex="normal" style:font-weight-complex="normal"/>
    </style:style>
    <style:style style:name="P138"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a806c8" officeooo:paragraph-rsid="00a806c8" style:font-size-asian="10.5pt" style:font-style-asian="normal" style:font-weight-asian="normal" style:font-style-complex="normal" style:font-weight-complex="normal"/>
    </style:style>
    <style:style style:name="P139"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a93f25" officeooo:paragraph-rsid="00a93f25" style:font-size-asian="10.5pt" style:font-style-asian="normal" style:font-weight-asian="normal" style:font-style-complex="normal" style:font-weight-complex="normal"/>
    </style:style>
    <style:style style:name="P140"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a93f25" officeooo:paragraph-rsid="00acaa8f" style:font-size-asian="10.5pt" style:font-style-asian="normal" style:font-weight-asian="normal" style:font-style-complex="normal" style:font-weight-complex="normal"/>
    </style:style>
    <style:style style:name="P141"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acaa8f" officeooo:paragraph-rsid="00acaa8f" style:font-size-asian="10.5pt" style:font-style-asian="normal" style:font-weight-asian="normal" style:font-style-complex="normal" style:font-weight-complex="normal"/>
    </style:style>
    <style:style style:name="P142" style:family="paragraph" style:parent-style-name="Standard">
      <style:paragraph-properties fo:margin-left="0cm" fo:margin-right="0cm" fo:text-align="center" style:justify-single-word="false" fo:text-indent="0cm" style:auto-text-indent="false"/>
      <style:text-properties fo:font-variant="normal" fo:text-transform="none" fo:font-style="normal" style:text-underline-style="none" fo:font-weight="normal" officeooo:rsid="00acaa8f" officeooo:paragraph-rsid="00acaa8f" style:font-size-asian="10.5pt" style:font-style-asian="normal" style:font-weight-asian="normal" style:font-style-complex="normal" style:font-weight-complex="normal"/>
    </style:style>
    <style:style style:name="P143"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adaf80" officeooo:paragraph-rsid="00adaf80" style:font-size-asian="10.5pt" style:font-style-asian="normal" style:font-weight-asian="normal" style:font-style-complex="normal"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ae9eb3" officeooo:paragraph-rsid="00ae9eb3" style:font-size-asian="10.5pt" style:font-style-asian="normal" style:font-weight-asian="normal" style:font-style-complex="normal" style:font-weight-complex="normal"/>
    </style:style>
    <style:style style:name="P145"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b176d5" officeooo:paragraph-rsid="00b176d5" style:font-size-asian="10.5pt" style:font-style-asian="normal" style:font-weight-asian="normal" style:font-style-complex="normal" style:font-weight-complex="normal"/>
    </style:style>
    <style:style style:name="P146" style:family="paragraph" style:parent-style-name="Standard">
      <style:paragraph-properties fo:margin-left="0cm" fo:margin-right="0cm" fo:text-align="start" style:justify-single-word="false" fo:text-indent="0cm" style:auto-text-indent="false"/>
      <style:text-properties fo:font-variant="normal" fo:text-transform="none" fo:font-style="normal" style:text-underline-style="none" fo:font-weight="normal" officeooo:rsid="00b613de" officeooo:paragraph-rsid="00b613de" style:font-size-asian="10.5pt" style:font-style-asian="normal" style:font-weight-asian="normal" style:font-style-complex="normal" style:font-weight-complex="normal"/>
    </style:style>
    <style:style style:name="P147" style:family="paragraph" style:parent-style-name="Standard">
      <style:paragraph-properties fo:margin-left="1.27cm" fo:margin-right="0cm" fo:text-align="start" style:justify-single-word="false" fo:text-indent="0cm" style:auto-text-indent="false"/>
      <style:text-properties fo:font-style="normal" style:text-underline-style="none" fo:font-weight="normal" officeooo:rsid="00830020" officeooo:paragraph-rsid="00830020" style:font-style-asian="normal" style:font-weight-asian="normal" style:font-style-complex="normal" style:font-weight-complex="normal"/>
    </style:style>
    <style:style style:name="P148" style:family="paragraph" style:parent-style-name="Standard">
      <style:paragraph-properties fo:margin-left="1.27cm" fo:margin-right="0cm" fo:text-align="start" style:justify-single-word="false" fo:text-indent="0cm" style:auto-text-indent="false"/>
      <style:text-properties fo:font-variant="normal" fo:text-transform="none" fo:font-style="normal" style:text-underline-style="none" fo:font-weight="normal" officeooo:rsid="00893006" officeooo:paragraph-rsid="00893006" style:font-size-asian="10.5pt" style:font-style-asian="normal" style:font-weight-asian="normal" style:font-style-complex="normal" style:font-weight-complex="normal"/>
    </style:style>
    <style:style style:name="P149" style:family="paragraph" style:parent-style-name="Standard">
      <style:paragraph-properties fo:margin-left="1.27cm" fo:margin-right="0cm" fo:text-align="start" style:justify-single-word="false" fo:text-indent="0cm" style:auto-text-indent="false"/>
      <style:text-properties fo:font-variant="normal" fo:text-transform="none" fo:font-style="normal" style:text-underline-style="none" fo:font-weight="normal" officeooo:rsid="008c7ef1" officeooo:paragraph-rsid="008c7ef1" style:font-size-asian="10.5pt" style:font-style-asian="normal" style:font-weight-asian="normal" style:font-style-complex="normal" style:font-weight-complex="normal"/>
    </style:style>
    <style:style style:name="P150" style:family="paragraph" style:parent-style-name="Standard">
      <style:paragraph-properties fo:margin-left="1.27cm" fo:margin-right="0cm" fo:text-align="start" style:justify-single-word="false" fo:text-indent="0cm" style:auto-text-indent="false"/>
      <style:text-properties fo:font-variant="normal" fo:text-transform="none" fo:font-style="normal" style:text-underline-style="none" fo:font-weight="normal" officeooo:rsid="008da9dc" officeooo:paragraph-rsid="008da9dc" style:font-size-asian="10.5pt" style:font-style-asian="normal" style:font-weight-asian="normal" style:font-style-complex="normal" style:font-weight-complex="normal"/>
    </style:style>
    <style:style style:name="P151" style:family="paragraph" style:parent-style-name="Standard">
      <style:paragraph-properties fo:margin-left="1.27cm" fo:margin-right="0cm" fo:text-align="start" style:justify-single-word="false" fo:text-indent="0cm" style:auto-text-indent="false"/>
      <style:text-properties fo:font-variant="normal" fo:text-transform="none" fo:font-style="normal" style:text-underline-style="none" fo:font-weight="normal" officeooo:rsid="0093f2ad" officeooo:paragraph-rsid="00928bfa" style:font-size-asian="10.5pt" style:font-style-asian="normal" style:font-weight-asian="normal" style:font-style-complex="normal" style:font-weight-complex="normal"/>
    </style:style>
    <style:style style:name="P152" style:family="paragraph" style:parent-style-name="Standard">
      <style:paragraph-properties fo:margin-left="1.27cm" fo:margin-right="0cm" fo:text-align="start" style:justify-single-word="false" fo:text-indent="0cm" style:auto-text-indent="false"/>
      <style:text-properties fo:font-variant="normal" fo:text-transform="none" fo:font-style="normal" style:text-underline-style="none" fo:font-weight="normal" officeooo:rsid="00943d8b" officeooo:paragraph-rsid="00943d8b" style:font-size-asian="10.5pt" style:font-style-asian="normal" style:font-weight-asian="normal" style:font-style-complex="normal" style:font-weight-complex="normal"/>
    </style:style>
    <style:style style:name="P153" style:family="paragraph" style:parent-style-name="Standard">
      <style:paragraph-properties fo:margin-left="1.27cm" fo:margin-right="0cm" fo:text-align="start" style:justify-single-word="false" fo:text-indent="0cm" style:auto-text-indent="false"/>
      <style:text-properties fo:font-variant="normal" fo:text-transform="none" fo:font-style="normal" style:text-underline-style="none" fo:font-weight="normal" officeooo:rsid="00974c0a" officeooo:paragraph-rsid="00974c0a" style:font-size-asian="10.5pt" style:font-style-asian="normal" style:font-weight-asian="normal" style:font-style-complex="normal" style:font-weight-complex="normal"/>
    </style:style>
    <style:style style:name="P154" style:family="paragraph" style:parent-style-name="Standard">
      <style:paragraph-properties fo:margin-left="1.27cm" fo:margin-right="0cm" fo:text-align="start" style:justify-single-word="false" fo:text-indent="0cm" style:auto-text-indent="false"/>
      <style:text-properties fo:font-variant="normal" fo:text-transform="none" fo:font-style="normal" style:text-underline-style="none" fo:font-weight="normal" officeooo:rsid="00a806c8" officeooo:paragraph-rsid="00a806c8" style:font-size-asian="10.5pt" style:font-style-asian="normal" style:font-weight-asian="normal" style:font-style-complex="normal" style:font-weight-complex="normal"/>
    </style:style>
    <style:style style:name="P155" style:family="paragraph" style:parent-style-name="Footnote">
      <style:text-properties fo:font-variant="normal" fo:text-transform="none" style:text-position="0% 100%" fo:font-style="normal" style:text-underline-style="none" fo:font-weight="normal"/>
    </style:style>
    <style:style style:name="T1" style:family="text">
      <style:text-properties fo:font-style="italic" style:font-style-asian="italic" style:font-style-complex="italic"/>
    </style:style>
    <style:style style:name="T2" style:family="text">
      <style:text-properties fo:font-style="italic" officeooo:rsid="000c4ca6" style:font-style-asian="italic" style:font-style-complex="italic"/>
    </style:style>
    <style:style style:name="T3" style:family="text">
      <style:text-properties fo:font-style="italic" officeooo:rsid="0011720a" style:font-style-asian="italic" style:font-style-complex="italic"/>
    </style:style>
    <style:style style:name="T4" style:family="text">
      <style:text-properties fo:font-style="italic" officeooo:rsid="001503aa" style:font-style-asian="italic" style:font-style-complex="italic"/>
    </style:style>
    <style:style style:name="T5" style:family="text">
      <style:text-properties fo:font-style="italic" officeooo:rsid="0015a6e5" style:font-style-asian="italic" style:font-style-complex="italic"/>
    </style:style>
    <style:style style:name="T6" style:family="text">
      <style:text-properties fo:font-style="italic" officeooo:rsid="0017d9ff" style:font-style-asian="italic" style:font-style-complex="italic"/>
    </style:style>
    <style:style style:name="T7" style:family="text">
      <style:text-properties fo:font-style="italic" officeooo:rsid="0019621b" style:font-style-asian="italic" style:font-style-complex="italic"/>
    </style:style>
    <style:style style:name="T8" style:family="text">
      <style:text-properties fo:font-style="italic" officeooo:rsid="00ae1be9" style:font-style-asian="italic" style:font-style-complex="italic"/>
    </style:style>
    <style:style style:name="T9" style:family="text">
      <style:text-properties fo:font-style="italic" officeooo:rsid="00b47199"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2b1a33" style:font-style-asian="italic" style:font-weight-asian="normal" style:font-style-complex="italic" style:font-weight-complex="normal"/>
    </style:style>
    <style:style style:name="T12" style:family="text">
      <style:text-properties fo:font-style="italic" fo:font-weight="normal" officeooo:rsid="003c83ac" style:font-style-asian="italic" style:font-weight-asian="normal" style:font-style-complex="italic" style:font-weight-complex="normal"/>
    </style:style>
    <style:style style:name="T13" style:family="text">
      <style:text-properties fo:font-style="italic" fo:font-weight="normal" officeooo:rsid="00401661" style:font-style-asian="italic" style:font-weight-asian="normal" style:font-style-complex="italic" style:font-weight-complex="normal"/>
    </style:style>
    <style:style style:name="T14" style:family="text">
      <style:text-properties fo:font-style="italic" fo:font-weight="normal" officeooo:rsid="00403905" style:font-style-asian="italic" style:font-weight-asian="normal" style:font-style-complex="italic" style:font-weight-complex="normal"/>
    </style:style>
    <style:style style:name="T15" style:family="text">
      <style:text-properties fo:font-style="italic" fo:font-weight="normal" officeooo:rsid="004c593b" style:font-style-asian="italic" style:font-weight-asian="normal" style:font-style-complex="italic" style:font-weight-complex="normal"/>
    </style:style>
    <style:style style:name="T16" style:family="text">
      <style:text-properties fo:font-style="italic" fo:font-weight="normal" officeooo:rsid="004e9652" style:font-style-asian="italic" style:font-weight-asian="normal" style:font-style-complex="italic" style:font-weight-complex="normal"/>
    </style:style>
    <style:style style:name="T17" style:family="text">
      <style:text-properties fo:font-style="italic" fo:font-weight="normal" officeooo:rsid="0056590f"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fo:font-weight="normal" officeooo:rsid="005de85e" style:font-style-asian="italic" style:font-weight-asian="normal" style:font-style-complex="italic" style:font-weight-complex="normal"/>
    </style:style>
    <style:style style:name="T20" style:family="text">
      <style:text-properties fo:font-style="italic" style:text-underline-style="none" fo:font-weight="normal" officeooo:rsid="00680563" style:font-style-asian="italic" style:font-weight-asian="normal" style:font-style-complex="italic" style:font-weight-complex="normal"/>
    </style:style>
    <style:style style:name="T21" style:family="text">
      <style:text-properties fo:font-style="italic" style:text-underline-style="none" fo:font-weight="normal" officeooo:rsid="007118aa" style:font-style-asian="italic" style:font-weight-asian="normal" style:font-style-complex="italic" style:font-weight-complex="normal"/>
    </style:style>
    <style:style style:name="T22" style:family="text">
      <style:text-properties fo:font-style="italic" style:text-underline-style="none" fo:font-weight="normal" officeooo:rsid="008c7ef1" style:font-style-asian="italic" style:font-weight-asian="normal" style:font-style-complex="italic" style:font-weight-complex="normal"/>
    </style:style>
    <style:style style:name="T23" style:family="text">
      <style:text-properties fo:font-style="italic" style:text-underline-style="none" fo:font-weight="normal" officeooo:rsid="008d3ebe" style:font-style-asian="italic" style:font-weight-asian="normal" style:font-style-complex="italic" style:font-weight-complex="normal"/>
    </style:style>
    <style:style style:name="T24" style:family="text">
      <style:text-properties fo:font-style="italic" style:text-underline-style="none" fo:font-weight="normal" officeooo:rsid="009dbc2c"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0c4ca6" style:font-style-asian="normal" style:font-style-complex="normal"/>
    </style:style>
    <style:style style:name="T27" style:family="text">
      <style:text-properties fo:font-style="normal" officeooo:rsid="0011720a" style:font-style-asian="normal" style:font-style-complex="normal"/>
    </style:style>
    <style:style style:name="T28" style:family="text">
      <style:text-properties fo:font-style="normal" officeooo:rsid="0011937e" style:font-style-asian="normal" style:font-style-complex="normal"/>
    </style:style>
    <style:style style:name="T29" style:family="text">
      <style:text-properties fo:font-style="normal" officeooo:rsid="0014cf65" style:font-style-asian="normal" style:font-style-complex="normal"/>
    </style:style>
    <style:style style:name="T30" style:family="text">
      <style:text-properties fo:font-style="normal" officeooo:rsid="001503aa" style:font-style-asian="normal" style:font-style-complex="normal"/>
    </style:style>
    <style:style style:name="T31" style:family="text">
      <style:text-properties fo:font-style="normal" officeooo:rsid="0015a6e5" style:font-style-asian="normal" style:font-style-complex="normal"/>
    </style:style>
    <style:style style:name="T32" style:family="text">
      <style:text-properties fo:font-style="normal" officeooo:rsid="0015f787" style:font-style-asian="normal" style:font-style-complex="normal"/>
    </style:style>
    <style:style style:name="T33" style:family="text">
      <style:text-properties fo:font-style="normal" officeooo:rsid="0016802e" style:font-style-asian="normal" style:font-style-complex="normal"/>
    </style:style>
    <style:style style:name="T34" style:family="text">
      <style:text-properties fo:font-style="normal" officeooo:rsid="0017d9ff" style:font-style-asian="normal" style:font-style-complex="normal"/>
    </style:style>
    <style:style style:name="T35" style:family="text">
      <style:text-properties fo:font-style="normal" officeooo:rsid="0019621b" style:font-style-asian="normal" style:font-style-complex="normal"/>
    </style:style>
    <style:style style:name="T36" style:family="text">
      <style:text-properties fo:font-style="normal" officeooo:rsid="0035c03a" style:font-style-asian="normal" style:font-style-complex="normal"/>
    </style:style>
    <style:style style:name="T37" style:family="text">
      <style:text-properties fo:font-style="normal" officeooo:rsid="008a8fdd"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68d3de" style:font-style-asian="normal" style:font-weight-asian="normal" style:font-style-complex="normal" style:font-weight-complex="normal"/>
    </style:style>
    <style:style style:name="T40" style:family="text">
      <style:text-properties fo:font-style="normal" fo:font-weight="normal" officeooo:rsid="001d9fdf" style:font-style-asian="normal" style:font-weight-asian="normal" style:font-style-complex="normal" style:font-weight-complex="normal"/>
    </style:style>
    <style:style style:name="T41" style:family="text">
      <style:text-properties fo:font-style="normal" fo:font-weight="normal" officeooo:rsid="001f9585" style:font-style-asian="normal" style:font-weight-asian="normal" style:font-style-complex="normal" style:font-weight-complex="normal"/>
    </style:style>
    <style:style style:name="T42" style:family="text">
      <style:text-properties fo:font-style="normal" fo:font-weight="normal" officeooo:rsid="0020d1d8" style:font-style-asian="normal" style:font-weight-asian="normal" style:font-style-complex="normal" style:font-weight-complex="normal"/>
    </style:style>
    <style:style style:name="T43" style:family="text">
      <style:text-properties fo:font-style="normal" fo:font-weight="normal" officeooo:rsid="0024c94a" style:font-style-asian="normal" style:font-weight-asian="normal" style:font-style-complex="normal" style:font-weight-complex="normal"/>
    </style:style>
    <style:style style:name="T44" style:family="text">
      <style:text-properties fo:font-style="normal" fo:font-weight="normal" officeooo:rsid="00299a95" style:font-style-asian="normal" style:font-weight-asian="normal" style:font-style-complex="normal" style:font-weight-complex="normal"/>
    </style:style>
    <style:style style:name="T45" style:family="text">
      <style:text-properties fo:font-style="normal" fo:font-weight="normal" officeooo:rsid="002b1a33" style:font-style-asian="normal" style:font-weight-asian="normal" style:font-style-complex="normal" style:font-weight-complex="normal"/>
    </style:style>
    <style:style style:name="T46" style:family="text">
      <style:text-properties fo:font-style="normal" fo:font-weight="normal" officeooo:rsid="00372bd5" style:font-style-asian="normal" style:font-weight-asian="normal" style:font-style-complex="normal" style:font-weight-complex="normal"/>
    </style:style>
    <style:style style:name="T47" style:family="text">
      <style:text-properties fo:font-style="normal" fo:font-weight="normal" officeooo:rsid="00382a9f" style:font-style-asian="normal" style:font-weight-asian="normal" style:font-style-complex="normal" style:font-weight-complex="normal"/>
    </style:style>
    <style:style style:name="T48" style:family="text">
      <style:text-properties fo:font-style="normal" fo:font-weight="normal" officeooo:rsid="0039786f" style:font-style-asian="normal" style:font-weight-asian="normal" style:font-style-complex="normal" style:font-weight-complex="normal"/>
    </style:style>
    <style:style style:name="T49" style:family="text">
      <style:text-properties fo:font-style="normal" fo:font-weight="normal" officeooo:rsid="003c83ac" style:font-style-asian="normal" style:font-weight-asian="normal" style:font-style-complex="normal" style:font-weight-complex="normal"/>
    </style:style>
    <style:style style:name="T50" style:family="text">
      <style:text-properties fo:font-style="normal" fo:font-weight="normal" officeooo:rsid="003e4746" style:font-style-asian="normal" style:font-weight-asian="normal" style:font-style-complex="normal" style:font-weight-complex="normal"/>
    </style:style>
    <style:style style:name="T51" style:family="text">
      <style:text-properties fo:font-style="normal" fo:font-weight="normal" officeooo:rsid="003fe5ac" style:font-style-asian="normal" style:font-weight-asian="normal" style:font-style-complex="normal" style:font-weight-complex="normal"/>
    </style:style>
    <style:style style:name="T52" style:family="text">
      <style:text-properties fo:font-style="normal" fo:font-weight="normal" officeooo:rsid="00401661" style:font-style-asian="normal" style:font-weight-asian="normal" style:font-style-complex="normal" style:font-weight-complex="normal"/>
    </style:style>
    <style:style style:name="T53" style:family="text">
      <style:text-properties fo:font-style="normal" fo:font-weight="normal" officeooo:rsid="00403905" style:font-style-asian="normal" style:font-weight-asian="normal" style:font-style-complex="normal" style:font-weight-complex="normal"/>
    </style:style>
    <style:style style:name="T54" style:family="text">
      <style:text-properties fo:font-style="normal" fo:font-weight="normal" officeooo:rsid="00413554" style:font-style-asian="normal" style:font-weight-asian="normal" style:font-style-complex="normal" style:font-weight-complex="normal"/>
    </style:style>
    <style:style style:name="T55" style:family="text">
      <style:text-properties fo:font-style="normal" fo:font-weight="normal" officeooo:rsid="004142fc" style:font-style-asian="normal" style:font-weight-asian="normal" style:font-style-complex="normal" style:font-weight-complex="normal"/>
    </style:style>
    <style:style style:name="T56" style:family="text">
      <style:text-properties fo:font-style="normal" fo:font-weight="normal" officeooo:rsid="004380de" style:font-style-asian="normal" style:font-weight-asian="normal" style:font-style-complex="normal" style:font-weight-complex="normal"/>
    </style:style>
    <style:style style:name="T57" style:family="text">
      <style:text-properties fo:font-style="normal" fo:font-weight="normal" officeooo:rsid="0043f068" style:font-style-asian="normal" style:font-weight-asian="normal" style:font-style-complex="normal" style:font-weight-complex="normal"/>
    </style:style>
    <style:style style:name="T58" style:family="text">
      <style:text-properties fo:font-style="normal" fo:font-weight="normal" officeooo:rsid="00452239" style:font-style-asian="normal" style:font-weight-asian="normal" style:font-style-complex="normal" style:font-weight-complex="normal"/>
    </style:style>
    <style:style style:name="T59" style:family="text">
      <style:text-properties fo:font-style="normal" fo:font-weight="normal" officeooo:rsid="0048804f" style:font-style-asian="normal" style:font-weight-asian="normal" style:font-style-complex="normal" style:font-weight-complex="normal"/>
    </style:style>
    <style:style style:name="T60" style:family="text">
      <style:text-properties officeooo:rsid="000c4ca6"/>
    </style:style>
    <style:style style:name="T61" style:family="text">
      <style:text-properties officeooo:rsid="000d513e"/>
    </style:style>
    <style:style style:name="T62" style:family="text">
      <style:text-properties fo:font-variant="normal" fo:text-transform="none" style:text-position="0% 100%" style:text-underline-style="none" fo:font-weight="normal"/>
    </style:style>
    <style:style style:name="T63" style:family="text">
      <style:text-properties fo:font-variant="normal" fo:text-transform="none" style:text-position="0% 100%" style:text-underline-style="none" fo:font-weight="normal" officeooo:rsid="0056590f"/>
    </style:style>
    <style:style style:name="T64" style:family="text">
      <style:text-properties fo:font-variant="normal" fo:text-transform="none" style:text-position="0% 100%" fo:font-style="italic" style:text-underline-style="none" fo:font-weight="normal" style:font-style-asian="italic"/>
    </style:style>
    <style:style style:name="T65" style:family="text">
      <style:text-properties officeooo:rsid="002e8185"/>
    </style:style>
    <style:style style:name="T66" style:family="text">
      <style:text-properties officeooo:rsid="002fc8e4"/>
    </style:style>
    <style:style style:name="T67" style:family="text">
      <style:text-properties officeooo:rsid="00361d37"/>
    </style:style>
    <style:style style:name="T68" style:family="text">
      <style:text-properties fo:font-weight="normal" style:font-weight-asian="normal" style:font-weight-complex="normal"/>
    </style:style>
    <style:style style:name="T69" style:family="text">
      <style:text-properties fo:font-weight="normal" officeooo:rsid="004a685f" style:font-weight-asian="normal" style:font-weight-complex="normal"/>
    </style:style>
    <style:style style:name="T70" style:family="text">
      <style:text-properties fo:font-weight="normal" officeooo:rsid="004af6a7" style:font-weight-asian="normal" style:font-weight-complex="normal"/>
    </style:style>
    <style:style style:name="T71" style:family="text">
      <style:text-properties fo:font-weight="normal" officeooo:rsid="004c593b" style:font-weight-asian="normal" style:font-weight-complex="normal"/>
    </style:style>
    <style:style style:name="T72" style:family="text">
      <style:text-properties fo:font-weight="normal" officeooo:rsid="004e9652" style:font-weight-asian="normal" style:font-weight-complex="normal"/>
    </style:style>
    <style:style style:name="T73" style:family="text">
      <style:text-properties fo:font-weight="normal" officeooo:rsid="0055867d" style:font-weight-asian="normal" style:font-weight-complex="normal"/>
    </style:style>
    <style:style style:name="T74" style:family="text">
      <style:text-properties fo:font-weight="normal" officeooo:rsid="0056590f" style:font-weight-asian="normal" style:font-weight-complex="normal"/>
    </style:style>
    <style:style style:name="T75" style:family="text">
      <style:text-properties fo:font-weight="normal" officeooo:rsid="005de85e" style:font-weight-asian="normal" style:font-weight-complex="normal"/>
    </style:style>
    <style:style style:name="T76" style:family="text">
      <style:text-properties fo:font-weight="normal" officeooo:rsid="005e13a0" style:font-weight-asian="normal" style:font-weight-complex="normal"/>
    </style:style>
    <style:style style:name="T77" style:family="text">
      <style:text-properties style:text-underline-style="none" fo:font-weight="normal" style:font-weight-asian="normal" style:font-weight-complex="normal"/>
    </style:style>
    <style:style style:name="T78" style:family="text">
      <style:text-properties style:text-underline-style="none" fo:font-weight="normal" officeooo:rsid="005de85e" style:font-weight-asian="normal" style:font-weight-complex="normal"/>
    </style:style>
    <style:style style:name="T79" style:family="text">
      <style:text-properties style:text-underline-style="none" fo:font-weight="normal" officeooo:rsid="0065024e" style:font-weight-asian="normal" style:font-weight-complex="normal"/>
    </style:style>
    <style:style style:name="T80" style:family="text">
      <style:text-properties style:text-underline-style="none" fo:font-weight="normal" officeooo:rsid="0065ff8d" style:font-weight-asian="normal" style:font-weight-complex="normal"/>
    </style:style>
    <style:style style:name="T81" style:family="text">
      <style:text-properties style:text-underline-style="none" fo:font-weight="normal" officeooo:rsid="00667223" style:font-weight-asian="normal" style:font-weight-complex="normal"/>
    </style:style>
    <style:style style:name="T82" style:family="text">
      <style:text-properties style:text-underline-style="none" fo:font-weight="normal" officeooo:rsid="00680563" style:font-weight-asian="normal" style:font-weight-complex="normal"/>
    </style:style>
    <style:style style:name="T83" style:family="text">
      <style:text-properties style:text-underline-style="none" fo:font-weight="normal" officeooo:rsid="0069838e" style:font-weight-asian="normal" style:font-weight-complex="normal"/>
    </style:style>
    <style:style style:name="T84" style:family="text">
      <style:text-properties style:text-underline-style="none" fo:font-weight="normal" officeooo:rsid="006c4667" style:font-weight-asian="normal" style:font-weight-complex="normal"/>
    </style:style>
    <style:style style:name="T85" style:family="text">
      <style:text-properties style:text-underline-style="none" fo:font-weight="normal" officeooo:rsid="006f2b2e" style:font-weight-asian="normal" style:font-weight-complex="normal"/>
    </style:style>
    <style:style style:name="T86" style:family="text">
      <style:text-properties style:text-underline-style="none" fo:font-weight="normal" officeooo:rsid="007118aa" style:font-weight-asian="normal" style:font-weight-complex="normal"/>
    </style:style>
    <style:style style:name="T87" style:family="text">
      <style:text-properties style:text-underline-style="none" fo:font-weight="normal" officeooo:rsid="00735df0" style:font-weight-asian="normal" style:font-weight-complex="normal"/>
    </style:style>
    <style:style style:name="T88" style:family="text">
      <style:text-properties style:text-underline-style="none" fo:font-weight="normal" officeooo:rsid="00777c7e" style:font-weight-asian="normal" style:font-weight-complex="normal"/>
    </style:style>
    <style:style style:name="T89" style:family="text">
      <style:text-properties style:text-underline-style="none" fo:font-weight="normal" officeooo:rsid="00779297" style:font-weight-asian="normal" style:font-weight-complex="normal"/>
    </style:style>
    <style:style style:name="T90" style:family="text">
      <style:text-properties style:text-underline-style="none" fo:font-weight="normal" officeooo:rsid="00799d0a" style:font-weight-asian="normal" style:font-weight-complex="normal"/>
    </style:style>
    <style:style style:name="T91" style:family="text">
      <style:text-properties style:text-underline-style="none" fo:font-weight="normal" officeooo:rsid="007b8ead" style:font-weight-asian="normal" style:font-weight-complex="normal"/>
    </style:style>
    <style:style style:name="T92" style:family="text">
      <style:text-properties style:text-underline-style="none" fo:font-weight="normal" officeooo:rsid="007c452f" style:font-weight-asian="normal" style:font-weight-complex="normal"/>
    </style:style>
    <style:style style:name="T93" style:family="text">
      <style:text-properties style:text-underline-style="none" fo:font-weight="normal" officeooo:rsid="007c82a0" style:font-weight-asian="normal" style:font-weight-complex="normal"/>
    </style:style>
    <style:style style:name="T94" style:family="text">
      <style:text-properties style:text-underline-style="none" fo:font-weight="normal" officeooo:rsid="007cd107" style:font-weight-asian="normal" style:font-weight-complex="normal"/>
    </style:style>
    <style:style style:name="T95" style:family="text">
      <style:text-properties style:text-underline-style="none" fo:font-weight="normal" officeooo:rsid="007d5974" style:font-weight-asian="normal" style:font-weight-complex="normal"/>
    </style:style>
    <style:style style:name="T96" style:family="text">
      <style:text-properties style:text-underline-style="none" fo:font-weight="normal" officeooo:rsid="007dd7e3" style:font-weight-asian="normal" style:font-weight-complex="normal"/>
    </style:style>
    <style:style style:name="T97" style:family="text">
      <style:text-properties style:text-underline-style="none" fo:font-weight="normal" officeooo:rsid="008125dc" style:font-weight-asian="normal" style:font-weight-complex="normal"/>
    </style:style>
    <style:style style:name="T98" style:family="text">
      <style:text-properties style:text-underline-style="none" fo:font-weight="normal" officeooo:rsid="0081bb30" style:font-weight-asian="normal" style:font-weight-complex="normal"/>
    </style:style>
    <style:style style:name="T99" style:family="text">
      <style:text-properties style:text-underline-style="none" fo:font-weight="normal" officeooo:rsid="00830020" style:font-weight-asian="normal" style:font-weight-complex="normal"/>
    </style:style>
    <style:style style:name="T100" style:family="text">
      <style:text-properties style:text-underline-style="none" fo:font-weight="normal" officeooo:rsid="0083372b" style:font-weight-asian="normal" style:font-weight-complex="normal"/>
    </style:style>
    <style:style style:name="T101" style:family="text">
      <style:text-properties style:text-underline-style="none" fo:font-weight="normal" officeooo:rsid="0087ef17" style:font-weight-asian="normal" style:font-weight-complex="normal"/>
    </style:style>
    <style:style style:name="T102" style:family="text">
      <style:text-properties style:text-underline-style="none" fo:font-weight="normal" officeooo:rsid="00893006" style:font-weight-asian="normal" style:font-weight-complex="normal"/>
    </style:style>
    <style:style style:name="T103" style:family="text">
      <style:text-properties style:text-underline-style="none" fo:font-weight="normal" officeooo:rsid="008c7ef1" style:font-weight-asian="normal" style:font-weight-complex="normal"/>
    </style:style>
    <style:style style:name="T104" style:family="text">
      <style:text-properties style:text-underline-style="none" fo:font-weight="normal" officeooo:rsid="008d3ebe" style:font-weight-asian="normal" style:font-weight-complex="normal"/>
    </style:style>
    <style:style style:name="T105" style:family="text">
      <style:text-properties style:text-underline-style="none" fo:font-weight="normal" officeooo:rsid="009074c2" style:font-weight-asian="normal" style:font-weight-complex="normal"/>
    </style:style>
    <style:style style:name="T106" style:family="text">
      <style:text-properties style:text-underline-style="none" fo:font-weight="normal" officeooo:rsid="0090a43c" style:font-weight-asian="normal" style:font-weight-complex="normal"/>
    </style:style>
    <style:style style:name="T107" style:family="text">
      <style:text-properties style:text-underline-style="none" fo:font-weight="normal" officeooo:rsid="0092f17f" style:font-weight-asian="normal" style:font-weight-complex="normal"/>
    </style:style>
    <style:style style:name="T108" style:family="text">
      <style:text-properties style:text-underline-style="none" fo:font-weight="normal" officeooo:rsid="0093f2ad" style:font-weight-asian="normal" style:font-weight-complex="normal"/>
    </style:style>
    <style:style style:name="T109" style:family="text">
      <style:text-properties style:text-underline-style="none" fo:font-weight="normal" officeooo:rsid="00943d8b" style:font-weight-asian="normal" style:font-weight-complex="normal"/>
    </style:style>
    <style:style style:name="T110" style:family="text">
      <style:text-properties style:text-underline-style="none" fo:font-weight="normal" officeooo:rsid="0095f347" style:font-weight-asian="normal" style:font-weight-complex="normal"/>
    </style:style>
    <style:style style:name="T111" style:family="text">
      <style:text-properties style:text-underline-style="none" fo:font-weight="normal" officeooo:rsid="00974c0a" style:font-weight-asian="normal" style:font-weight-complex="normal"/>
    </style:style>
    <style:style style:name="T112" style:family="text">
      <style:text-properties style:text-underline-style="none" fo:font-weight="normal" officeooo:rsid="009dbc2c" style:font-weight-asian="normal" style:font-weight-complex="normal"/>
    </style:style>
    <style:style style:name="T113" style:family="text">
      <style:text-properties style:text-underline-style="none" fo:font-weight="normal" officeooo:rsid="009eaacf" style:font-weight-asian="normal" style:font-weight-complex="normal"/>
    </style:style>
    <style:style style:name="T114" style:family="text">
      <style:text-properties style:text-underline-style="none" fo:font-weight="normal" officeooo:rsid="00a2329e" style:font-weight-asian="normal" style:font-weight-complex="normal"/>
    </style:style>
    <style:style style:name="T115" style:family="text">
      <style:text-properties style:text-underline-style="none" fo:font-weight="normal" officeooo:rsid="00a806c8" style:font-weight-asian="normal" style:font-weight-complex="normal"/>
    </style:style>
    <style:style style:name="T116" style:family="text">
      <style:text-properties officeooo:rsid="00a3a847"/>
    </style:style>
    <style:style style:name="T117" style:family="text">
      <style:text-properties officeooo:rsid="00aa31d7"/>
    </style:style>
    <style:style style:name="T118" style:family="text">
      <style:text-properties officeooo:rsid="00ad6c3c"/>
    </style:style>
    <style:style style:name="T119" style:family="text">
      <style:text-properties officeooo:rsid="00ae1be9"/>
    </style:style>
    <style:style style:name="T120" style:family="text">
      <style:text-properties officeooo:rsid="00b16c0b"/>
    </style:style>
    <style:style style:name="T121" style:family="text">
      <style:text-properties officeooo:rsid="00b47199"/>
    </style:style>
    <style:style style:name="T122" style:family="text">
      <style:text-properties officeooo:rsid="00b535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I<text:tab/>Introduction</text:p>
      <text:p text:style-name="P1"/>
      <text:p text:style-name="P1">In the last chapter, we performed a discussion of the problem that Joseph Rouse intend<text:span text:style-name="T65">ed</text:span> to solve with his constructive account of naturalism. Rouse argue<text:span text:style-name="T66">d</text:span> that the concept of intentionality in philosophy is a good way to understand the problem that many philosophers have had with characterising human normativity in naturalistic terms. This was the problem that Rouse set out to answer – how is it possible to account for conceptual intentionality in naturalistic terms? We saw in the last chapter that Rouse devised a special typology to characterise what he argued were the different kinds of intentionality that mattered with respect to the concept of naturalism.</text:p>
      <text:p text:style-name="P1"/>
      <text:p text:style-name="P1">We saw that across the four types of intentionality that Rouse’s typology picked out, many were ill-suited <text:span text:style-name="T61">for</text:span> accounting for the reality of conceptual normativity. A1 types of intentionality were a mixture of being anti-naturalist and baldly naturalist. They were all, however, “uncritical”. As we have discussed above, being “critical” is a necessary condition of a sound account of human normativity. Both A2 and B1 accounts of normativity were uncritical, in addition to being baldly naturalist, and insufficiently naturalist, respectively.</text:p>
      <text:p text:style-name="P1"/>
      <text:p text:style-name="P2">Rouse then turned to B2 types of intentionality, and argued that this particular type of intentionality was <text:span text:style-name="T60">necessary </text:span><text:span text:style-name="T2">and </text:span>sufficient for accounting for conceptual intentionality. B2 types of intentionality <text:span text:style-name="T1">sublate</text:span><text:span text:style-name="T25"> the </text:span><text:span text:style-name="T26">accounts</text:span><text:span text:style-name="T25"> of both A2 and B1 intentionality. This means that </text:span><text:span text:style-name="T26">they incorporate the explanations of both accounts, while uniting them into a higher and less contradictory account of intentionality. Crucially, B2 accounts aim to explain the </text:span><text:span text:style-name="T2">actual</text:span><text:span text:style-name="T26"> processes through which agents go when they exercise conceptual intentionality. So in this respect B2 intentionality is very similar to A2 types. B2 accounts however deviate from A2 accounts because they hold to the independent reality of the normative social systems through which agents mediate their world-directedness. In this way B2 accounts of intentionality are very similar to B1 accounts.</text:span></text:p>
      <text:p text:style-name="P6"/>
      <text:p text:style-name="P2"><text:span text:style-name="T26">A2 accounts treat agents’ world-directedness in disenchanted terms, constructing or explaining intentional comportments in terms of objects and processes located merely in the realm of law. In this way they “domesticate” the space of reasons to the realm of law. This makes them poor candidates for a naturalistic understanding of intentionality, because they cannot distinguish between “taking up” an environment, when an agent is directed towards the world, and taking the environment “as” something. A2 accounts cannot explain how agents might be </text:span><text:span text:style-name="T2">incorrect </text:span><text:span text:style-name="T26">about their environment. B1 accounts are insufficient naturalistic explanations of conceptual intentionality because they fail to explain how the space of reasons fits into the space of nature. Their explanations are insufficiently related to how </text:span><text:span text:style-name="T2">actual</text:span><text:span text:style-name="T26"> systems of conceptual normativity operate. B1 explanations may stand as very coherent explanations of how human normativity </text:span><text:span text:style-name="T2">might</text:span><text:span text:style-name="T26"> work, but that is as far as they go. They are merely internally coherent systems, they don’t actually explain how an agent’s world directedness makes their intentionality accountable to some real </text:span><text:span text:style-name="T2">object</text:span><text:span text:style-name="T26"> or </text:span><text:span text:style-name="T2">process</text:span><text:span text:style-name="T26">.</text:span></text:p>
      <text:p text:style-name="P6"/>
      <text:p text:style-name="P3"><text:span text:style-name="T26">B</text:span><text:span text:style-name="T25">2 accounts of intentionality succeed where both A2 and B1 types fail. B2 accounts of intentionality aim to explain how real objects and processes constrain or give content to an agent’s world directedness, but in a way that is fundamentally normative and social. Rouse claims that his constructive philosophical naturalism is a B2 account of intentionality. He argues that it will be a satisfying naturalistic explanation of human normativity, without resorting to bald naturalism. As we have seen above, baldly naturalistic accounts of human normativity are inadequate explanations because they make human experience mystical. It seems difficult to imagine how a human count ever be </text:span><text:span text:style-name="T1">correct</text:span><text:span text:style-name="T25"> about something in their experience when they direct themselves towards the world, because the concept of veridicality (“truthfulness”, “correctness”) is a normative one. As we saw in the second chapter, a bald naturalist explanation for how human behaviour might be structured terminates in the conclusion that human behaviour is not, or cannot be ethically structured at all. </text:span><text:soft-page-break/><text:span text:style-name="T25">That same observation carries over when considering intentionality. A2 accounts of intentionality famously make it mystical how an agent could ever be rationally, and not causally determined by their environment.</text:span></text:p>
      <text:p text:style-name="P7"/>
      <text:p text:style-name="P3"><text:span text:style-name="T25">In this chapter we will discuss Rouse’s constructive answer to the problem of how human normativity could be natural. </text:span><text:span text:style-name="T27">Rouse constructs his explanation for the naturalness of human normativity in two moves. For this reason we will divide this chapter into two parts. The first part of this chapter will be concerned with the </text:span><text:span text:style-name="T3">natural scientific</text:span><text:span text:style-name="T27"> component of Rouse’s system. Rouse argues in this part of his system that human normativity can be explained sufficiently using biological concepts, so long as we modify what we normally consider to be a biological explanation of what normativity is. </text:span><text:span text:style-name="T28">Key in Rouse’s explanation in this part of his system is the new biological concept of “niche construction”. We discussed this concept a little in the last part of the last chapter. In this chapter we will deal with this concept more fully.</text:span></text:p>
      <text:p text:style-name="P8"/>
      <text:p text:style-name="P4"><text:span text:style-name="T25">The second part of Rouse’s system accounts for </text:span><text:span text:style-name="T29">the consequences of the first part. </text:span><text:span text:style-name="T30">We saw in the last chapter how a satisfying naturalistic account of conceptual intentionality will be able to distinguish between an agent “taking up” their environment and taking their environment “as” something. Humans are special animals because they possess “two dimensional” normativity. Normally when we set out to explain a biological process we only talk about a particular kind of normativity, the teleology of what it means for some animal or component of an animal to be a “good” kind of thing. This teleological explanation is </text:span><text:span text:style-name="T4">external</text:span><text:span text:style-name="T30"> to the actuality of the object or process being explained. This normativity applies to humans as animals, but there is a second kind of normativity applicable to humans. Humans can </text:span><text:span text:style-name="T4">displace</text:span><text:span text:style-name="T30"> themselves conceptually from their environment, and reflect on what their environment </text:span><text:span text:style-name="T4">means</text:span><text:span text:style-name="T30">. This is the second dimension to the normativity of intentionality. In this way humans can wonder about what it </text:span><text:span text:style-name="T4">means</text:span><text:span text:style-name="T30"> for humans to be good humans. Humans can reflect on what a </text:span><text:span text:style-name="T4">good</text:span><text:span text:style-name="T30"> way of human life is, whereas many animals cannot. Many animals can only merely “tak</text:span><text:span text:style-name="T31">e</text:span><text:span text:style-name="T30"> up” their environment. Their behaviour is tightly coupled to their environment, and they can’t separate themselves from it. </text:span><text:span text:style-name="T31">The judgement about what it is for a particular animal to be a “good” instantiation of its kind is </text:span><text:span text:style-name="T5">external </text:span><text:span text:style-name="T31">to its behaviour. </text:span><text:span text:style-name="T30">So in this sense the second dimension the normativity of intentionality is being able to take one’s environment “as” something.</text:span></text:p>
      <text:p text:style-name="P9"/>
      <text:p text:style-name="P4"><text:span text:style-name="T31">Rouse’s account of the two dimensional normativity of human biology is qualified, </text:span><text:span text:style-name="T36">and not a “full-blooded” account, as McDowell would put it</text:span><text:span text:style-name="T31">. </text:span><text:span text:style-name="T30">Rouse argues in this part of his system that humans take their environment “as” something in a </text:span><text:span text:style-name="T31">very</text:span><text:span text:style-name="T30"> qualified sense. Humans only use their world-directedness </text:span><text:span text:style-name="T31">t</text:span><text:span text:style-name="T30">o further their, </text:span><text:span text:style-name="T31">and only their</text:span><text:span text:style-name="T30"> way of life in the environment. </text:span><text:span text:style-name="T37">H</text:span><text:span text:style-name="T31">umans cannot actually move outside their systems of normativity to actually embrace the world </text:span><text:span text:style-name="T5">as it is</text:span><text:span text:style-name="T31">. This consequence of Rouse’s system can be put very starkly by considering what Rouse means by the concept of objectivity in human language. Rouse argues that when humans consider the reality of some feature of the world, </text:span><text:span text:style-name="T33">we usually have a</text:span><text:span text:style-name="T31"> contentious debate and discussion </text:span><text:span text:style-name="T33">about that feature of the world. The socially interactive process we have about considering the reality of something in the world centres on that thing</text:span><text:span text:style-name="T31"> as an “issue”. When we discuss the reality of something in the world, therefore, the reality of that object or process in the world is an “issue at stake” in the discussion. Rouse argues that this is all that the concept of objectivity amounts to. All we can talk about when we </text:span><text:span text:style-name="T32">consider something in the world is the particular “issue” of that object or process.</text:span></text:p>
      <text:p text:style-name="P10"/>
      <text:p text:style-name="P5"><text:span text:style-name="T32">I </text:span><text:span text:style-name="T25">find this concept of objectivity to be very puzzling, </text:span><text:span text:style-name="T34">because it may disqualify Rouse from claiming that his account of conceptual intentionality is actually a type B2. The kind of constraint that real objects and processes are meant to have on the world-directedness of human conceptual intentionality goes on </text:span><text:span text:style-name="T6">behind the backs</text:span><text:span text:style-name="T34"> of humans, on this account. The special normative grip the world is meant to have on our </text:span><text:span text:style-name="T35">world-directedness does not occur at the level of our conscious rationality, it happens at the level of “taking up” the environment, not the way we take the world </text:span><text:soft-page-break/><text:span text:style-name="T35">“as” something. In this way our </text:span><text:span text:style-name="T7">conscious</text:span><text:span text:style-name="T35"> way of live floats on top our world-directedness. We will discuss this more fully below.</text:span></text:p>
      <text:p text:style-name="P11"/>
      <text:p text:style-name="P13"><text:span text:style-name="T35">I</text:span><text:span text:style-name="T25">I<text:tab/>Conceptual Understanding in the Light of Evolution</text:span></text:p>
      <text:p text:style-name="P12"/>
      <text:p text:style-name="P18">We saw in the last chapter that Rouse considers that any naturalistic understanding of human normativity must begin with some account of the biology of humans. As we saw, Rouse argues that the way we have developed as organisms is particularly salient for any particular approach to human normativity:</text:p>
      <text:p text:style-name="P37"/>
      <text:p text:style-name="P82"><text:span text:style-name="T39">Naturalism must begin with biology not because of some eternal, invariant conceptual or preconceptual organisation of the world but because we inherit an intellectual tradition that has made our physiology, development, and evolution as organisms in a lineage salient and conceptually indispensable.</text:span><text:span text:style-name="T39"><text:note text:id="ftn1" text:note-class="footnote"><text:note-citation>1</text:note-citation><text:note-body><text:p text:style-name="Footnote"><text:reference-mark-start text:name="ZOTERO_ITEM CSL_CITATION {&quot;citationID&quot;:&quot;EOOH3MHl&quot;,&quot;properties&quot;:{&quot;formattedCitation&quot;:&quot;{\\rtf Joseph Rouse, {\\i{}Articulating the World: Conceptual Understanding and the Scientific Image} (University of Chicago Press, 2015) 347.}&quot;,&quot;plainCitation&quot;:&quot;Joseph Rouse, Articulating the World: Conceptual Understanding and the Scientific Image (University of Chicago Press, 2015) 34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47&quot;}],&quot;schema&quot;:&quot;https://github.com/citation-style-language/schema/raw/master/csl-citation.json&quot;} RNDXiUgRhPpWH"/><text:span text:style-name="T62">Joseph Rouse, </text:span><text:span text:style-name="T64">Articulating the World: Conceptual Understanding and the Scientific Image</text:span><text:span text:style-name="T62"> (University of Chicago Press, 2015) 347.</text:span><text:reference-mark-end text:name="ZOTERO_ITEM CSL_CITATION {&quot;citationID&quot;:&quot;EOOH3MHl&quot;,&quot;properties&quot;:{&quot;formattedCitation&quot;:&quot;{\\rtf Joseph Rouse, {\\i{}Articulating the World: Conceptual Understanding and the Scientific Image} (University of Chicago Press, 2015) 347.}&quot;,&quot;plainCitation&quot;:&quot;Joseph Rouse, Articulating the World: Conceptual Understanding and the Scientific Image (University of Chicago Press, 2015) 34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47&quot;}],&quot;schema&quot;:&quot;https://github.com/citation-style-language/schema/raw/master/csl-citation.json&quot;} RNDXiUgRhPpWH"/></text:p></text:note-body></text:note></text:span></text:p>
      <text:p text:style-name="P83"/>
      <text:p text:style-name="P14"><text:span text:style-name="T39">T</text:span><text:span text:style-name="T38">he point of Rouse emphasising biology in this way does not mean he considers biology to provide a </text:span><text:span text:style-name="T10">sufficient</text:span><text:span text:style-name="T38"> explanation for a naturalistic account of human normativity. He does however consider some biological account </text:span><text:span text:style-name="T10">necessary</text:span><text:span text:style-name="T38"> for a naturalistic account of normativity. This explains why Rouse is so anxious to relate human normativity to the concept of biological evolution as evidence that he is committed to naturalism.</text:span></text:p>
      <text:p text:style-name="P38"/>
      <text:p text:style-name="P15"><text:span text:style-name="T38">The kind of biological explanation of human normativity that Rouse adheres to </text:span><text:span text:style-name="T40">differs greatly from the traditional kind. </text:span><text:span text:style-name="T41">We saw above how Rouse discussed John Haugeland, and how Haugeland considered it impossible to come up with any kind of natural scientific explanation for human conceptual intentionality. Haugeland argued that </text:span><text:span text:style-name="T42">biology could only give accounts of intentionality that amounted to “ersatz” intentionality. Haugeland was directing his criticisms of biology at A2 types of intentionality, which conceived of the space of reasons as domesticated by the realm of law. He argued rightly that the kind of conceptual intentionality that A2 types pictured was a simulacrum <text:s/>of what intentionality really is. But Rouse points out that Haugeland’s argument against biological explanations for conceptual intentionality only apply to the famous, yet outdated picture of the biological sciences. Haugeland’s argument against biological understandings of intentionality only apply to functionalist conceptions of human biology.</text:span><text:span text:style-name="T42"><text:note text:id="ftn2" text:note-class="footnote"><text:note-citation>2</text:note-citation><text:note-body><text:p text:style-name="Footnote"><text:reference-mark-start text:name="ZOTERO_ITEM CSL_CITATION {&quot;citationID&quot;:&quot;dD7pGqQh&quot;,&quot;properties&quot;:{&quot;formattedCitation&quot;:&quot;Ibid 75.&quot;,&quot;plainCitation&quot;:&quot;Ibid 7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5&quot;}],&quot;schema&quot;:&quot;https://github.com/citation-style-language/schema/raw/master/csl-citation.json&quot;} RNDF9CjQMiFtK"/>Ibid 75.<text:reference-mark-end text:name="ZOTERO_ITEM CSL_CITATION {&quot;citationID&quot;:&quot;dD7pGqQh&quot;,&quot;properties&quot;:{&quot;formattedCitation&quot;:&quot;Ibid 75.&quot;,&quot;plainCitation&quot;:&quot;Ibid 7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5&quot;}],&quot;schema&quot;:&quot;https://github.com/citation-style-language/schema/raw/master/csl-citation.json&quot;} RNDF9CjQMiFtK"/></text:p></text:note-body></text:note></text:span></text:p>
      <text:p text:style-name="P39"/>
      <text:p text:style-name="P69"><text:span text:style-name="T42">A<text:tab/></text:span><text:span text:style-name="T10">The Neo-Darwinian Account of Evolution</text:span></text:p>
      <text:p text:style-name="P40"/>
      <text:p text:style-name="P16"><text:span text:style-name="T42">T</text:span><text:span text:style-name="T38">he functionalist conception of biology that Haugeland directed his criticisms towards comes from a broader movement within the biological sciences called “neo-Darwinism”. Many philosophers of language, and of the mind where influenced greatly by this movement, which originated in the middle </text:span><text:span text:style-name="T43">decades</text:span><text:span text:style-name="T38"> of the twentieth century. Ruth Millikan stands out as an example of one, as well as Noam Chomsky. </text:span><text:span text:style-name="T43">Rouse explains that the key idea to which neo-Darwinians hold when explaining how biological development works is that</text:span></text:p>
      <text:p text:style-name="P41"/>
      <text:p text:style-name="P84"><text:span text:style-name="T38">[although] they generally acknowledge that some inherited traits are nonadaptive, neo-Darwinians usually make the default presumption that evolutionary novelties, including language and articulated conceptual understanding, results from gradual, adaptive changes in gene frequencies in populations under selective pressure. The available variation in phenotypes in that population is acted upon by their “external” environment in ways that </text:span><text:soft-page-break/><text:span text:style-name="T38">shift the distribution of genetic variants in the next generation, with cumulative effects over long periods of time.</text:span><text:span text:style-name="T38"><text:note text:id="ftn3" text:note-class="footnote"><text:note-citation>3</text:note-citation><text:note-body><text:p text:style-name="Footnote"><text:reference-mark-start text:name="ZOTERO_ITEM CSL_CITATION {&quot;citationID&quot;:&quot;JKyn4ZD6&quot;,&quot;properties&quot;:{&quot;formattedCitation&quot;:&quot;Ibid 89.&quot;,&quot;plainCitation&quot;:&quot;Ibid 8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89&quot;}],&quot;schema&quot;:&quot;https://github.com/citation-style-language/schema/raw/master/csl-citation.json&quot;} RNDKlIwBOMg00"/>Ibid 89.<text:reference-mark-end text:name="ZOTERO_ITEM CSL_CITATION {&quot;citationID&quot;:&quot;JKyn4ZD6&quot;,&quot;properties&quot;:{&quot;formattedCitation&quot;:&quot;Ibid 89.&quot;,&quot;plainCitation&quot;:&quot;Ibid 8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89&quot;}],&quot;schema&quot;:&quot;https://github.com/citation-style-language/schema/raw/master/csl-citation.json&quot;} RNDKlIwBOMg00"/></text:p></text:note-body></text:note></text:span></text:p>
      <text:p text:style-name="P85"/>
      <text:p text:style-name="P42">It can be immediately appreciated how this conception of biology would lead to A2 types of intentionality. This conception of biology considers human normativity to be a function of gene frequencies, brought about <text:span text:style-name="T67">by </text:span>the causal process of natural selection. In this sense we don’t have any reason to ascend from understanding “taking up” the environment to taking the environment “as” something, because the ontology of this formulation of biology makes this move unintelligible, or at the very least unnecessary.</text:p>
      <text:p text:style-name="P42"/>
      <text:p text:style-name="P17"><text:span text:style-name="T38">Rouse further explains that neo-Darwinism was coexistent, </text:span><text:span text:style-name="T44">and may have provided the conceptual machinery for</text:span><text:span text:style-name="T38"> two </text:span><text:span text:style-name="T44">particularly inadequate explanations </text:span><text:span text:style-name="T45">for how evolution gave rise to the human capacity for conceptual behaviour. This explanation also had very important consequences for how we pictured ourselves </text:span><text:span text:style-name="T11">as animals</text:span><text:span text:style-name="T45"> in comparison to </text:span><text:span text:style-name="T11">other animals</text:span><text:span text:style-name="T45">:</text:span></text:p>
      <text:p text:style-name="P43"/>
      <text:p text:style-name="P107"><text:span text:style-name="T38">First, the ability to speak a language has been assumed to be a general cognitive capacity, which in principle might be both attainable by and functional for other organisms. If that were so, not having achieved a capacity for or an actual grasp of even a rudimentary language would seem to be a cognitive deficiency in some sense, at least for organisms whose bodily organisation and metabolism would be sufficient to support its physical prerequisites, whatever those may be. This sense of deficiency </text:span><text:span text:style-name="T46">then can become the basis for an all-too familiar self-congratulation; we are the one species, </text:span><text:span text:style-name="T47">or one of some small number of species, that has actually developed and realised capacities for linguistic expression and understanding.</text:span><text:span text:style-name="T47"><text:note text:id="ftn4" text:note-class="footnote"><text:note-citation>4</text:note-citation><text:note-body><text:p text:style-name="Footnote"><text:reference-mark-start text:name="ZOTERO_ITEM CSL_CITATION {&quot;citationID&quot;:&quot;e7T0EcCD&quot;,&quot;properties&quot;:{&quot;formattedCitation&quot;:&quot;Ibid 98.&quot;,&quot;plainCitation&quot;:&quot;Ibid 9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98&quot;}],&quot;schema&quot;:&quot;https://github.com/citation-style-language/schema/raw/master/csl-citation.json&quot;} RNDWC9iMgUgWa"/>Ibid 98.<text:reference-mark-end text:name="ZOTERO_ITEM CSL_CITATION {&quot;citationID&quot;:&quot;e7T0EcCD&quot;,&quot;properties&quot;:{&quot;formattedCitation&quot;:&quot;Ibid 98.&quot;,&quot;plainCitation&quot;:&quot;Ibid 9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98&quot;}],&quot;schema&quot;:&quot;https://github.com/citation-style-language/schema/raw/master/csl-citation.json&quot;} RNDWC9iMgUgWa"/></text:p></text:note-body></text:note></text:span></text:p>
      <text:p text:style-name="P86"/>
      <text:p text:style-name="P44">There is an obverse side to this first consequence. An antinomy develops as a result of the neo-Darwinian model of the formation of conceptual behaviour:</text:p>
      <text:p text:style-name="P44"/>
      <text:p text:style-name="P108"><text:span text:style-name="T38">In </text:span><text:span text:style-name="T48">the other direction, this same assumption that language belongs on a scale of progressive <text:s/>cognitive accomplishments can encourage too facile an assimilation of the communicative capacities and behaviour of various nonhuman organisms with human languages. Precisely in order to avoid pointless or groundless self-congratulation on our part, one may insist upon attributing manifold forms of “language”—in <text:s/>a more general sense of expressive, communicative behaviour—to various species. The specific and peculiar features of human language can thereby recede from view.</text:span><text:span text:style-name="T48"><text:note text:id="ftn5" text:note-class="footnote"><text:note-citation>5</text:note-citation><text:note-body><text:p text:style-name="Footnote"><text:reference-mark-start text:name="ZOTERO_ITEM CSL_CITATION {&quot;citationID&quot;:&quot;CIUv0u1I&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98&quot;}],&quot;schema&quot;:&quot;https://github.com/citation-style-language/schema/raw/master/csl-citation.json&quot;} RNDZdaonzKOkU"/>Ibid.<text:reference-mark-end text:name="ZOTERO_ITEM CSL_CITATION {&quot;citationID&quot;:&quot;CIUv0u1I&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98&quot;}],&quot;schema&quot;:&quot;https://github.com/citation-style-language/schema/raw/master/csl-citation.json&quot;} RNDZdaonzKOkU"/></text:p></text:note-body></text:note></text:span></text:p>
      <text:p text:style-name="P87"/>
      <text:p text:style-name="P66"><text:span text:style-name="T48">A</text:span><text:span text:style-name="T38">fter observing Rouse make these comments on the classic twentieth century conception of evolution, it becomes a little clearer why philosophers have historically oscillated between A2 and B1 accounts of intentionality. As Rouse explains, the neo-Darwinian account of evolution reduces the normativity of conceptual behaviour to the causal process of environmental selection pressures on animal gene patterns. This model of animal conceptual capacities views normativity as the result of a random but eventual progression of causal events. </text:span><text:span text:style-name="T58">Rouse elaborates:</text:span></text:p>
      <text:p text:style-name="P45"/>
      <text:p text:style-name="P109"><text:span text:style-name="T58">T</text:span><text:span text:style-name="T38">he … underlying conception has … been that the capacities for language and for symbolic understanding (however distinct they may be) are “internal” genetically coded capacities for human brains, which evolved under “external” selection pressure for general intelligence, behavioural flexibility, and socially coordinated action.</text:span><text:span text:style-name="T38"><text:note text:id="ftn6" text:note-class="footnote"><text:note-citation>6</text:note-citation><text:note-body><text:p text:style-name="Footnote"><text:reference-mark-start text:name="ZOTERO_ITEM CSL_CITATION {&quot;citationID&quot;:&quot;JRSfv63G&quot;,&quot;properties&quot;:{&quot;formattedCitation&quot;:&quot;Ibid 113.&quot;,&quot;plainCitation&quot;:&quot;Ibid 113.&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3&quot;}],&quot;schema&quot;:&quot;https://github.com/citation-style-language/schema/raw/master/csl-citation.json&quot;} RNDDnFf6QpwHY"/>Ibid 113.<text:reference-mark-end text:name="ZOTERO_ITEM CSL_CITATION {&quot;citationID&quot;:&quot;JRSfv63G&quot;,&quot;properties&quot;:{&quot;formattedCitation&quot;:&quot;Ibid 113.&quot;,&quot;plainCitation&quot;:&quot;Ibid 113.&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3&quot;}],&quot;schema&quot;:&quot;https://github.com/citation-style-language/schema/raw/master/csl-citation.json&quot;} RNDDnFf6QpwHY"/></text:p></text:note-body></text:note></text:span></text:p>
      <text:p text:style-name="P46"/>
      <text:p text:style-name="P66"><text:soft-page-break/><text:span text:style-name="T38">As </text:span><text:span text:style-name="T49">we have just seen above, </text:span><text:span text:style-name="T38">Rouse points out </text:span><text:span text:style-name="T49">that we’re thrown into an antinomy when we try and understand what </text:span><text:span text:style-name="T50">the neo-Darwinian conception of evolution says </text:span><text:span text:style-name="T49">it means for </text:span><text:span text:style-name="T12">humans</text:span><text:span text:style-name="T49"> to have the conceptual intentionality they do. </text:span><text:span text:style-name="T51">Intelligence, on this conception, is a function of gene patterns</text:span><text:span text:style-name="T52">, so w</text:span><text:span text:style-name="T51">e have two unsatisfying positions to choose from: first, humans are unique and special. Humans are set apart from other animals. Human evolution means other species of animals are deficient in comparison to humans, because only humans have developed the cognitive capacity for conceptual behaviour. </text:span><text:span text:style-name="T52">This position is unsatisfactory because it doesn’t tell us much at all about the biological basis for conceptual behaviour. This first pole of the antinomy forces us to assert that human conceptual behaviour </text:span><text:span text:style-name="T13">just is</text:span><text:span text:style-name="T52"> conceptual behaviour. Here, there is no possibility for normative dimensions to conceptual experience outside of </text:span><text:span text:style-name="T13">human</text:span><text:span text:style-name="T52"> experience.</text:span></text:p>
      <text:p text:style-name="P47"/>
      <text:p text:style-name="P67"><text:span text:style-name="T38">This can force one to hold to the second pole of the antinomy. This position advocates that we weaken the meaning of conceptual behaviour, or “language”. </text:span><text:span text:style-name="T53">This side of the antinomy claims that the normativity of human experience is of the same kind of social communication that </text:span><text:span text:style-name="T14">other</text:span><text:span text:style-name="T53"> animals possess. This second pole does not acknowledge that human intentionality differs substantially from the intentionality of other animals, it just is just more complex. This position is just as unsatisfying as the first. Now the net is spread too wide. Potentially </text:span><text:span text:style-name="T14">any</text:span><text:span text:style-name="T53"> or </text:span><text:span text:style-name="T14">too many</text:span><text:span text:style-name="T53"> forms of social animal communication can be considered a candidate for proper conceptual intentionality. Again we are left wondering just what biology can tell us about conceptual behaviour. </text:span><text:span text:style-name="T55">Too</text:span><text:span text:style-name="T53"> many disparate and </text:span><text:span text:style-name="T54">varied forms of animal communication can </text:span><text:span text:style-name="T55">now </text:span><text:span text:style-name="T54">stand as examples of conceptual intentional behaviour.</text:span></text:p>
      <text:p text:style-name="P48"/>
      <text:p text:style-name="P68"><text:span text:style-name="T54">I</text:span><text:span text:style-name="T38">f we accept that the neo-Darwinian account of evolution is the final say on the development of the two-dimensionality of human normativity, we are forced into choosing not just either side of this above antinomy on the distinctiveness of human conceptual intentionality. We are forced into choosing between A2 or B1 intentionality. </text:span><text:span text:style-name="T57">If we accept the neo-Darwinian story about evolution, we commit ourselves to </text:span><text:span text:style-name="T38">A2 intentionality, and would attempt to defend either horn of the above antinomy. </text:span><text:span text:style-name="T57">We can, however, reject the neo-Darwinian natural scientific account of animal conceptual capacities. </text:span><text:span text:style-name="T38">B1 intentionality would attempt to resolve the antimony of the distinctiveness of human conceptual behaviour by rejecting (Haugeland) or downplaying (Brandom) the role of biological accounts of conceptual behaviour. </text:span><text:span text:style-name="T56">As we have seen, neither of these options are satisfactory positions. </text:span><text:span text:style-name="T59">A2 is unacceptable because it cannot tell us how to ascend from taking “up” and environment to taking the world “as” meaningful. B1 intentionality is unacceptable because it cannot explain how internally coherent theories of human normativity are actually realised in the world.</text:span></text:p>
      <text:p text:style-name="P49"/>
      <text:p text:style-name="P69"><text:span text:style-name="T56">B<text:tab/></text:span><text:span text:style-name="T10">Niche Construction</text:span></text:p>
      <text:p text:style-name="P70"/>
      <text:p text:style-name="P19"><text:span text:style-name="T69">These above antinomies have been created and driven by a mistaken assumption</text:span><text:span text:style-name="T68">. </text:span><text:span text:style-name="T69">This assumption is that neo-Darwinian evolution is the only, and the best natural scientific account </text:span><text:span text:style-name="T70">of animal conceptual capacities. </text:span><text:span text:style-name="T71">It is fortunate that Rouse shows how the neo-Darwinian account of evolution is outdated. Rouse argues that by embracing a </text:span><text:span text:style-name="T15">second </text:span><text:span text:style-name="T71">process in evolution, we can proceed to hold to B2 intentionality, the type of intentionality that allows us to satisfyingly naturalise human conceptual behaviour.</text:span></text:p>
      <text:p text:style-name="P50"/>
      <text:p text:style-name="P20"><text:span text:style-name="T71">R</text:span><text:span text:style-name="T68">ouse argues that neo-Darwinism has only told half the story when it comes to explaining evolution. Neo-Darwinism explains that organisms possess the characteristics they do due to the process of natural selection. Crucially, this process of natural selection is driven by the </text:span><text:span text:style-name="T10">environment</text:span><text:span text:style-name="T68">. An organism’s environment is and was the sole source of selection pressures on it and its ancestors. Natural selection, on this account, is solely about adapting to one’s </text:span><text:span text:style-name="T10">environment</text:span><text:span text:style-name="T68">. </text:span><text:span text:style-name="T72">Further, neo-Darwinism holds that the environment is an </text:span><text:span text:style-name="T16">external</text:span><text:span text:style-name="T72"> influence on an organism’s genetic pattern.</text:span></text:p>
      <text:p text:style-name="P51"/>
      <text:p text:style-name="P21"><text:soft-page-break/><text:span text:style-name="T68">Rouse’s first move in securing a foothold to a B2 account of intentionality is to fill in the first gap in the neo-Darwinian account of evolution. Neo-Darwinism holds that the environment </text:span><text:span text:style-name="T10">acts</text:span><text:span text:style-name="T68"> on the organism, causing the organism to evolve. Rouse argues that this is incorrect. An organism and its environment “</text:span><text:span text:style-name="T10">intra-act</text:span><text:span text:style-name="T68">”. </text:span></text:p>
      <text:p text:style-name="P52"/>
      <text:p text:style-name="P22"><text:span text:style-name="T68">1<text:tab/></text:span><text:span text:style-name="T10">Intra-action</text:span></text:p>
      <text:p text:style-name="P71"/>
      <text:p text:style-name="P23"><text:span text:style-name="T68">Rouse claims that the process of adaptation that an organism goes through during evolution is not one in which the environment merely “acts” one-sidedly on the organism. In other words, an organism’s environment does not one-sidedly “cause” that organism to adapt. What really happens during evolution is that the organism and environment “intra-act”. An organism and its environment exist mutually and co-dependently. Further, the process of the organism and environment existing mutually and co-dependently </text:span><text:span text:style-name="T10">constitutes</text:span><text:span text:style-name="T68"> the two categories.</text:span><text:span text:style-name="T68"><text:note text:id="ftn7" text:note-class="footnote"><text:note-citation>7</text:note-citation><text:note-body><text:p text:style-name="Footnote"><text:reference-mark-start text:name="ZOTERO_ITEM CSL_CITATION {&quot;citationID&quot;:&quot;dTMTKOfg&quot;,&quot;properties&quot;:{&quot;formattedCitation&quot;:&quot;Ibid 101.&quot;,&quot;plainCitation&quot;:&quot;Ibid 10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1&quot;}],&quot;schema&quot;:&quot;https://github.com/citation-style-language/schema/raw/master/csl-citation.json&quot;} RNDS5Jf82VXQP"/>Ibid 101.<text:reference-mark-end text:name="ZOTERO_ITEM CSL_CITATION {&quot;citationID&quot;:&quot;dTMTKOfg&quot;,&quot;properties&quot;:{&quot;formattedCitation&quot;:&quot;Ibid 101.&quot;,&quot;plainCitation&quot;:&quot;Ibid 10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1&quot;}],&quot;schema&quot;:&quot;https://github.com/citation-style-language/schema/raw/master/csl-citation.json&quot;} RNDS5Jf82VXQP"/></text:p></text:note-body></text:note></text:span><text:span text:style-name="T68"> </text:span><text:span text:style-name="T74">The process is different from </text:span><text:span text:style-name="T17">inter</text:span><text:span text:style-name="T74">action because the concept of interaction conceives of the two mutually related categories as still external to one another. Interaction assumes that two mutually interdependent categories are related externally and </text:span><text:span text:style-name="T17">causally</text:span><text:span text:style-name="T74">. Intra-action posits an </text:span><text:span text:style-name="T17">internal</text:span><text:span text:style-name="T74"> relation between organism and environment. The mutual relation between the two categories is the precondition for their existence. Mutual dependence and relation come first, and then the seemingly separate existence of the categories comes second. </text:span><text:span text:style-name="T68">Rouse summons biologist Richard Lewontin on this point:</text:span></text:p>
      <text:p text:style-name="P53"/>
      <text:p text:style-name="P94"><text:span text:style-name="T68">Every element in [an ornithologist’s] specification of the environment [of a bird species] is a description of activities of the bird. As a </text:span><text:span text:style-name="T73">consequence of the properties of an animal’s sense organs, nervous system, metabolism, and shape, there is a spatial and temporal juxtaposition of bits and pieces of the world that produces bits and pieces of the world that produce a surrounding for the organism that is relevant to it. … It is, in general, not possible to understand the geographical and temporal distribution of species if the environment is characterised as a property of the physical region, rather than of the space defined by the activities of the organism itself.</text:span><text:span text:style-name="T73"><text:note text:id="ftn8" text:note-class="footnote"><text:note-citation>8</text:note-citation><text:note-body><text:p text:style-name="Footnote"><text:reference-mark-start text:name="ZOTERO_ITEM CSL_CITATION {&quot;citationID&quot;:&quot;S1v1Sjy4&quot;,&quot;properties&quot;:{&quot;formattedCitation&quot;:&quot;{\\rtf Richard C Lewontin, {\\i{}The Triple Helix: Gene, Organism, and Environment} (Harvard University Press, 2001) 52\\uc0\\u8211{}53.}&quot;,&quot;plainCitation&quot;:&quot;Richard C Lewontin, The Triple Helix: Gene, Organism, and Environment (Harvard University Press, 2001) 52–53.&quot;},&quot;citationItems&quot;:[{&quot;id&quot;:73,&quot;uris&quot;:[&quot;http://zotero.org/users/2391293/items/U8TD9N8E&quot;],&quot;uri&quot;:[&quot;http://zotero.org/users/2391293/items/U8TD9N8E&quot;],&quot;itemData&quot;:{&quot;id&quot;:73,&quot;type&quot;:&quot;book&quot;,&quot;title&quot;:&quot;The triple helix: Gene, organism, and environment&quot;,&quot;publisher&quot;:&quot;Harvard University Press&quot;,&quot;source&quot;:&quot;Google Scholar&quot;,&quot;shortTitle&quot;:&quot;The triple helix&quot;,&quot;author&quot;:[{&quot;family&quot;:&quot;Lewontin&quot;,&quot;given&quot;:&quot;Richard C.&quot;}],&quot;issued&quot;:{&quot;date-parts&quot;:[[&quot;2001&quot;]]},&quot;accessed&quot;:{&quot;date-parts&quot;:[[&quot;2015&quot;,12,3]]}},&quot;locator&quot;:&quot;52-53&quot;}],&quot;schema&quot;:&quot;https://github.com/citation-style-language/schema/raw/master/csl-citation.json&quot;} RNDwg9m2fN3d9"/><text:span text:style-name="T62">Richard C Lewontin, </text:span><text:span text:style-name="T64">The Triple Helix: Gene, Organism, and Environment</text:span><text:span text:style-name="T62"> (Harvard University Press, 2001) 52–53.</text:span><text:reference-mark-end text:name="ZOTERO_ITEM CSL_CITATION {&quot;citationID&quot;:&quot;S1v1Sjy4&quot;,&quot;properties&quot;:{&quot;formattedCitation&quot;:&quot;{\\rtf Richard C Lewontin, {\\i{}The Triple Helix: Gene, Organism, and Environment} (Harvard University Press, 2001) 52\\uc0\\u8211{}53.}&quot;,&quot;plainCitation&quot;:&quot;Richard C Lewontin, The Triple Helix: Gene, Organism, and Environment (Harvard University Press, 2001) 52–53.&quot;},&quot;citationItems&quot;:[{&quot;id&quot;:73,&quot;uris&quot;:[&quot;http://zotero.org/users/2391293/items/U8TD9N8E&quot;],&quot;uri&quot;:[&quot;http://zotero.org/users/2391293/items/U8TD9N8E&quot;],&quot;itemData&quot;:{&quot;id&quot;:73,&quot;type&quot;:&quot;book&quot;,&quot;title&quot;:&quot;The triple helix: Gene, organism, and environment&quot;,&quot;publisher&quot;:&quot;Harvard University Press&quot;,&quot;source&quot;:&quot;Google Scholar&quot;,&quot;shortTitle&quot;:&quot;The triple helix&quot;,&quot;author&quot;:[{&quot;family&quot;:&quot;Lewontin&quot;,&quot;given&quot;:&quot;Richard C.&quot;}],&quot;issued&quot;:{&quot;date-parts&quot;:[[&quot;2001&quot;]]},&quot;accessed&quot;:{&quot;date-parts&quot;:[[&quot;2015&quot;,12,3]]}},&quot;locator&quot;:&quot;52-53&quot;}],&quot;schema&quot;:&quot;https://github.com/citation-style-language/schema/raw/master/csl-citation.json&quot;} RNDwg9m2fN3d9"/><text:span text:style-name="T62"> </text:span><text:span text:style-name="T63">Rouse’s interpolation.</text:span></text:p></text:note-body></text:note></text:span></text:p>
      <text:p text:style-name="P88"/>
      <text:p text:style-name="P24"><text:span text:style-name="T73">R</text:span><text:span text:style-name="T68">ouse, a little further down after introducing the concept of intra-action, relates the concept to the way the operation of an organism’s sensory equipment is intra-actively related to the environment.</text:span></text:p>
      <text:p text:style-name="P54"/>
      <text:p text:style-name="P95"><text:span text:style-name="T68">A sense organ is not just a passive receptor but is instead embedded within characteristic patterns of bodily movement in ongoing response to changes in the organism’s surroundings. These movements, from saccades to focal changes, eye and head movements, or bodily repositioning, are partially constitutive of visual and other forms of perceptual experience. As Alva Noe and others going back at least to Merleau-Ponty have insisted, perception is a mode of enactive skill rather than passive registration of an image or other feature.</text:span><text:span text:style-name="T68"><text:note text:id="ftn9" text:note-class="footnote"><text:note-citation>9</text:note-citation><text:note-body><text:p text:style-name="Footnote"><text:reference-mark-start text:name="ZOTERO_ITEM CSL_CITATION {&quot;citationID&quot;:&quot;cEqoKPhv&quot;,&quot;properties&quot;:{&quot;formattedCitation&quot;:&quot;Rouse, above n 1, 102.&quot;,&quot;plainCitation&quot;:&quot;Rouse, above n 1, 10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2&quot;}],&quot;schema&quot;:&quot;https://github.com/citation-style-language/schema/raw/master/csl-citation.json&quot;} RNDUD77fWpjnU"/>Rouse, above n 1, 102.<text:reference-mark-end text:name="ZOTERO_ITEM CSL_CITATION {&quot;citationID&quot;:&quot;cEqoKPhv&quot;,&quot;properties&quot;:{&quot;formattedCitation&quot;:&quot;Rouse, above n 1, 102.&quot;,&quot;plainCitation&quot;:&quot;Rouse, above n 1, 10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2&quot;}],&quot;schema&quot;:&quot;https://github.com/citation-style-language/schema/raw/master/csl-citation.json&quot;} RNDUD77fWpjnU"/></text:p></text:note-body></text:note></text:span></text:p>
      <text:p text:style-name="P89"/>
      <text:p text:style-name="P54">Rouse continues:</text:p>
      <text:p text:style-name="P54"/>
      <text:p text:style-name="P95"><text:span text:style-name="T68">Moreover, the exercise of these skills is not simply a matter of taking in information from the environment and formulating a bodily response. Perceptual awareness extends beyond what physically impacts sense organs to incorporate what is perceptually accessible, such that relevant patterns of bodily response are already built into what is registered perceptually. In this respect, Haugeland notes that “the very distinction between perception and action is itself artificially emphasised and sharpened by the image of a central processor </text:span><text:soft-page-break/><text:span text:style-name="T68">or mind working </text:span><text:span text:style-name="T10">between</text:span><text:span text:style-name="T68"> them, receiving ‘input’ from the one and then (later) sending ‘output’ to the other. The primary instance is rather </text:span><text:span text:style-name="T10">interaction</text:span><text:span text:style-name="T68">, which is simultaneously perceptive and active, richly integrated in real time. … There is little reason to believe that symbol processing has much to do with it—unless one is already committed to the view that </text:span><text:span text:style-name="T10">reasoning</text:span><text:span text:style-name="T68"> must underlie </text:span><text:span text:style-name="T10">all</text:span><text:span text:style-name="T68"> flexible competence”.</text:span><text:span text:style-name="T68"><text:note text:id="ftn10" text:note-class="footnote"><text:note-citation>10</text:note-citation><text:note-body><text:p text:style-name="Footnote"><text:reference-mark-start text:name="ZOTERO_ITEM CSL_CITATION {&quot;citationID&quot;:&quot;rhAxVBKu&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2&quot;}],&quot;schema&quot;:&quot;https://github.com/citation-style-language/schema/raw/master/csl-citation.json&quot;} RNDkkZLM2KI3m"/>Ibid.<text:reference-mark-end text:name="ZOTERO_ITEM CSL_CITATION {&quot;citationID&quot;:&quot;rhAxVBKu&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2&quot;}],&quot;schema&quot;:&quot;https://github.com/citation-style-language/schema/raw/master/csl-citation.json&quot;} RNDkkZLM2KI3m"/></text:p></text:note-body></text:note></text:span></text:p>
      <text:p text:style-name="P89"/>
      <text:p text:style-name="P25"><text:span text:style-name="T68">This cashes out the substance of intra-action. It is the </text:span><text:span text:style-name="T10">internal</text:span><text:span text:style-name="T68"> relation of organism and environment. We can speak of an organism’s behavioural responses to its environment as being “coupled”, that is, as Haugeland points out, the bodily responses are already built into the perceptual content of the environment. Rouse writes,</text:span></text:p>
      <text:p text:style-name="P55"/>
      <text:p text:style-name="P96"><text:span text:style-name="T68">… [Every] biologically significant trait of the organism is a mode of responsive interaction [read: intra-action BV] with some aspect or aspects of its environment. The biologically significant properties of an organism’s sense organs, nervous system, and metabolism and patterns of interconnected responsiveness to its environment—indeed that responsiveness is what determines them as sensory, nervous, and metabolic.</text:span><text:span text:style-name="T68"><text:note text:id="ftn11" text:note-class="footnote"><text:note-citation>11</text:note-citation><text:note-body><text:p text:style-name="Footnote"><text:reference-mark-start text:name="ZOTERO_ITEM CSL_CITATION {&quot;citationID&quot;:&quot;rR11LgHq&quot;,&quot;properties&quot;:{&quot;formattedCitation&quot;:&quot;{\\rtf Joseph Rouse, \\uc0\\u8216{}What Is Conceptually Articulated Understanding?\\uc0\\u8217{} in Joseph K Schear (ed), {\\i{}Mind, Reason, and Being-in-the-world: The McDowell-Dreyfus Debate} (Routledge, 2013) 250, 100.}&quot;,&quot;plainCitation&quot;:&quot;Joseph Rouse, ‘What Is Conceptually Articulated Understanding?’ in Joseph K Schear (ed), Mind, Reason, and Being-in-the-world: The McDowell-Dreyfus Debate (Routledge, 2013) 250, 100.&quot;},&quot;citationItems&quot;:[{&quot;id&quot;:51,&quot;uris&quot;:[&quot;http://zotero.org/users/2391293/items/C4ZRZZQ7&quot;],&quot;uri&quot;:[&quot;http://zotero.org/users/2391293/items/C4ZRZZQ7&quot;],&quot;itemData&quot;:{&quot;id&quot;:51,&quot;type&quot;:&quot;chapter&quot;,&quot;title&quot;:&quot;What is conceptually articulated understanding?&quot;,&quot;container-title&quot;:&quot;Mind, Reason, and Being-in-the-world: The McDowell-Dreyfus Debate&quot;,&quot;publisher&quot;:&quot;Routledge&quot;,&quot;publisher-place&quot;:&quot;Abingdon, Oxon&quot;,&quot;page&quot;:&quot;250-271&quot;,&quot;event-place&quot;:&quot;Abingdon, Oxon&quot;,&quot;author&quot;:[{&quot;family&quot;:&quot;Rouse&quot;,&quot;given&quot;:&quot;Joseph&quot;}],&quot;editor&quot;:[{&quot;family&quot;:&quot;Schear&quot;,&quot;given&quot;:&quot;Joseph K.&quot;}],&quot;issued&quot;:{&quot;date-parts&quot;:[[&quot;2013&quot;]]}},&quot;locator&quot;:&quot;100&quot;}],&quot;schema&quot;:&quot;https://github.com/citation-style-language/schema/raw/master/csl-citation.json&quot;} RNDOZWwnkpWTM"/><text:span text:style-name="T62">Joseph Rouse, ‘What Is Conceptually Articulated Understanding?’ in Joseph K Schear (ed), </text:span><text:span text:style-name="T64">Mind, Reason, and Being-in-the-world: The McDowell-Dreyfus Debate</text:span><text:span text:style-name="T62"> (Routledge, 2013) 250, 100.</text:span><text:reference-mark-end text:name="ZOTERO_ITEM CSL_CITATION {&quot;citationID&quot;:&quot;rR11LgHq&quot;,&quot;properties&quot;:{&quot;formattedCitation&quot;:&quot;{\\rtf Joseph Rouse, \\uc0\\u8216{}What Is Conceptually Articulated Understanding?\\uc0\\u8217{} in Joseph K Schear (ed), {\\i{}Mind, Reason, and Being-in-the-world: The McDowell-Dreyfus Debate} (Routledge, 2013) 250, 100.}&quot;,&quot;plainCitation&quot;:&quot;Joseph Rouse, ‘What Is Conceptually Articulated Understanding?’ in Joseph K Schear (ed), Mind, Reason, and Being-in-the-world: The McDowell-Dreyfus Debate (Routledge, 2013) 250, 100.&quot;},&quot;citationItems&quot;:[{&quot;id&quot;:51,&quot;uris&quot;:[&quot;http://zotero.org/users/2391293/items/C4ZRZZQ7&quot;],&quot;uri&quot;:[&quot;http://zotero.org/users/2391293/items/C4ZRZZQ7&quot;],&quot;itemData&quot;:{&quot;id&quot;:51,&quot;type&quot;:&quot;chapter&quot;,&quot;title&quot;:&quot;What is conceptually articulated understanding?&quot;,&quot;container-title&quot;:&quot;Mind, Reason, and Being-in-the-world: The McDowell-Dreyfus Debate&quot;,&quot;publisher&quot;:&quot;Routledge&quot;,&quot;publisher-place&quot;:&quot;Abingdon, Oxon&quot;,&quot;page&quot;:&quot;250-271&quot;,&quot;event-place&quot;:&quot;Abingdon, Oxon&quot;,&quot;author&quot;:[{&quot;family&quot;:&quot;Rouse&quot;,&quot;given&quot;:&quot;Joseph&quot;}],&quot;editor&quot;:[{&quot;family&quot;:&quot;Schear&quot;,&quot;given&quot;:&quot;Joseph K.&quot;}],&quot;issued&quot;:{&quot;date-parts&quot;:[[&quot;2013&quot;]]}},&quot;locator&quot;:&quot;100&quot;}],&quot;schema&quot;:&quot;https://github.com/citation-style-language/schema/raw/master/csl-citation.json&quot;} RNDOZWwnkpWTM"/></text:p></text:note-body></text:note></text:span></text:p>
      <text:p text:style-name="P55"/>
      <text:p text:style-name="P55">Crucially, however, Rouse holds that this perceptual content of the environment that the organism receives is not a transparent and objective registration of aspects of the environment. The organism responds to its “selective environment”, that is, those features of the environment that are relevant for its natural selective adaptation. Rouse says,</text:p>
      <text:p text:style-name="P55"/>
      <text:p text:style-name="P96"><text:span text:style-name="T68">Kathleen Atkins has argued persuasively that understanding organisms’ sensory systems as responsive to a selective environment requires thinking differently about what organisms register perceptually. Sensory systems do not register objective properties of the environment but instead detect differences that matter to the organism’s physiological or behavioural response to those conditions.</text:span><text:span text:style-name="T68"><text:note text:id="ftn12" text:note-class="footnote"><text:note-citation>12</text:note-citation><text:note-body><text:p text:style-name="Footnote"><text:reference-mark-start text:name="ZOTERO_ITEM CSL_CITATION {&quot;citationID&quot;:&quot;Jdx1Pd1L&quot;,&quot;properties&quot;:{&quot;formattedCitation&quot;:&quot;Rouse, above n 1, 100.&quot;,&quot;plainCitation&quot;:&quot;Rouse, above n 1, 10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0&quot;}],&quot;schema&quot;:&quot;https://github.com/citation-style-language/schema/raw/master/csl-citation.json&quot;} RNDwLYOC2uJa7"/>Rouse, above n 1, 100.<text:reference-mark-end text:name="ZOTERO_ITEM CSL_CITATION {&quot;citationID&quot;:&quot;Jdx1Pd1L&quot;,&quot;properties&quot;:{&quot;formattedCitation&quot;:&quot;Rouse, above n 1, 100.&quot;,&quot;plainCitation&quot;:&quot;Rouse, above n 1, 10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00&quot;}],&quot;schema&quot;:&quot;https://github.com/citation-style-language/schema/raw/master/csl-citation.json&quot;} RNDwLYOC2uJa7"/></text:p></text:note-body></text:note></text:span></text:p>
      <text:p text:style-name="P90"/>
      <text:p text:style-name="P56">This is a very important piece of theoretical machinery for Rouse’s naturalistic account of human normativity. We will return to this point below.</text:p>
      <text:p text:style-name="P56"/>
      <text:p text:style-name="P26"><text:span text:style-name="T68">2<text:tab/></text:span><text:span text:style-name="T10">Niche Construction</text:span></text:p>
      <text:p text:style-name="P56"/>
      <text:p text:style-name="P56">Rouse’s second move to securing a foothold to a B2 account of intentionality is to describe and flesh out a second biological process operative in evolution. We know that Rouse holds that the first process that occurs in evolution is natural selection. We saw briefly what his imagined second process was at the end of Chapter 3.</text:p>
      <text:p text:style-name="P56"/>
      <text:p text:style-name="P56">Rouse argues that the second biological process that occurs in evolution is “niche construction”. Rouse provides a quick definition of niche construction at the outset:</text:p>
      <text:p text:style-name="P56"/>
      <text:p text:style-name="P97"><text:span text:style-name="T68">The concept of a niche originated in ecology, originally understood as a property of an organism’s environment (e.g., Grinnell,</text:span><text:span text:style-name="T68"><text:note text:id="ftn13" text:note-class="footnote"><text:note-citation>13</text:note-citation><text:note-body><text:p text:style-name="Footnote"><text:reference-mark-start text:name="ZOTERO_ITEM CSL_CITATION {&quot;citationID&quot;:&quot;8RMDw9o8&quot;,&quot;properties&quot;:{&quot;formattedCitation&quot;:&quot;{\\rtf Joseph Grinnell, \\uc0\\u8216{}Geography and Evolution\\uc0\\u8217{} (1924) 5 {\\i{}Ecology} 225.}&quot;,&quot;plainCitation&quot;:&quot;Joseph Grinnell, ‘Geography and Evolution’ (1924) 5 Ecology 225.&quot;},&quot;citationItems&quot;:[{&quot;id&quot;:238,&quot;uris&quot;:[&quot;http://zotero.org/users/2391293/items/RCDGGH4K&quot;],&quot;uri&quot;:[&quot;http://zotero.org/users/2391293/items/RCDGGH4K&quot;],&quot;itemData&quot;:{&quot;id&quot;:238,&quot;type&quot;:&quot;article-journal&quot;,&quot;title&quot;:&quot;Geography and Evolution&quot;,&quot;container-title&quot;:&quot;Ecology&quot;,&quot;page&quot;:&quot;225-229&quot;,&quot;volume&quot;:&quot;5&quot;,&quot;author&quot;:[{&quot;family&quot;:&quot;Grinnell&quot;,&quot;given&quot;:&quot;Joseph&quot;}],&quot;issued&quot;:{&quot;date-parts&quot;:[[&quot;1924&quot;]]}}}],&quot;schema&quot;:&quot;https://github.com/citation-style-language/schema/raw/master/csl-citation.json&quot;} RND4gNP8mVxyQ"/><text:span text:style-name="T62">Joseph Grinnell, ‘Geography and Evolution’ (1924) 5 </text:span><text:span text:style-name="T64">Ecology</text:span><text:span text:style-name="T62"> 225.</text:span><text:reference-mark-end text:name="ZOTERO_ITEM CSL_CITATION {&quot;citationID&quot;:&quot;8RMDw9o8&quot;,&quot;properties&quot;:{&quot;formattedCitation&quot;:&quot;{\\rtf Joseph Grinnell, \\uc0\\u8216{}Geography and Evolution\\uc0\\u8217{} (1924) 5 {\\i{}Ecology} 225.}&quot;,&quot;plainCitation&quot;:&quot;Joseph Grinnell, ‘Geography and Evolution’ (1924) 5 Ecology 225.&quot;},&quot;citationItems&quot;:[{&quot;id&quot;:238,&quot;uris&quot;:[&quot;http://zotero.org/users/2391293/items/RCDGGH4K&quot;],&quot;uri&quot;:[&quot;http://zotero.org/users/2391293/items/RCDGGH4K&quot;],&quot;itemData&quot;:{&quot;id&quot;:238,&quot;type&quot;:&quot;article-journal&quot;,&quot;title&quot;:&quot;Geography and Evolution&quot;,&quot;container-title&quot;:&quot;Ecology&quot;,&quot;page&quot;:&quot;225-229&quot;,&quot;volume&quot;:&quot;5&quot;,&quot;author&quot;:[{&quot;family&quot;:&quot;Grinnell&quot;,&quot;given&quot;:&quot;Joseph&quot;}],&quot;issued&quot;:{&quot;date-parts&quot;:[[&quot;1924&quot;]]}}}],&quot;schema&quot;:&quot;https://github.com/citation-style-language/schema/raw/master/csl-citation.json&quot;} RND4gNP8mVxyQ"/></text:p></text:note-body></text:note></text:span><text:span text:style-name="T68"> Elton</text:span><text:span text:style-name="T68"><text:note text:id="ftn14" text:note-class="footnote"><text:note-citation>14</text:note-citation><text:note-body><text:p text:style-name="Footnote"><text:reference-mark-start text:name="ZOTERO_ITEM CSL_CITATION {&quot;citationID&quot;:&quot;huHAa7BX&quot;,&quot;properties&quot;:{&quot;formattedCitation&quot;:&quot;{\\rtf Charles Elton, {\\i{}Animal Ecology} (Sidgwick and Jackson, 1927).}&quot;,&quot;plainCitation&quot;:&quot;Charles Elton, Animal Ecology (Sidgwick and Jackson, 1927).&quot;},&quot;citationItems&quot;:[{&quot;id&quot;:239,&quot;uris&quot;:[&quot;http://zotero.org/users/2391293/items/RTDM4T4W&quot;],&quot;uri&quot;:[&quot;http://zotero.org/users/2391293/items/RTDM4T4W&quot;],&quot;itemData&quot;:{&quot;id&quot;:239,&quot;type&quot;:&quot;book&quot;,&quot;title&quot;:&quot;Animal Ecology&quot;,&quot;publisher&quot;:&quot;Sidgwick and Jackson&quot;,&quot;publisher-place&quot;:&quot;London&quot;,&quot;event-place&quot;:&quot;London&quot;,&quot;author&quot;:[{&quot;family&quot;:&quot;Elton&quot;,&quot;given&quot;:&quot;Charles&quot;}],&quot;issued&quot;:{&quot;date-parts&quot;:[[&quot;1927&quot;]]}}}],&quot;schema&quot;:&quot;https://github.com/citation-style-language/schema/raw/master/csl-citation.json&quot;} RNDqyvPzOh9hn"/><text:span text:style-name="T62">Charles Elton, </text:span><text:span text:style-name="T64">Animal Ecology</text:span><text:span text:style-name="T62"> (Sidgwick and Jackson, 1927).</text:span><text:reference-mark-end text:name="ZOTERO_ITEM CSL_CITATION {&quot;citationID&quot;:&quot;huHAa7BX&quot;,&quot;properties&quot;:{&quot;formattedCitation&quot;:&quot;{\\rtf Charles Elton, {\\i{}Animal Ecology} (Sidgwick and Jackson, 1927).}&quot;,&quot;plainCitation&quot;:&quot;Charles Elton, Animal Ecology (Sidgwick and Jackson, 1927).&quot;},&quot;citationItems&quot;:[{&quot;id&quot;:239,&quot;uris&quot;:[&quot;http://zotero.org/users/2391293/items/RTDM4T4W&quot;],&quot;uri&quot;:[&quot;http://zotero.org/users/2391293/items/RTDM4T4W&quot;],&quot;itemData&quot;:{&quot;id&quot;:239,&quot;type&quot;:&quot;book&quot;,&quot;title&quot;:&quot;Animal Ecology&quot;,&quot;publisher&quot;:&quot;Sidgwick and Jackson&quot;,&quot;publisher-place&quot;:&quot;London&quot;,&quot;event-place&quot;:&quot;London&quot;,&quot;author&quot;:[{&quot;family&quot;:&quot;Elton&quot;,&quot;given&quot;:&quot;Charles&quot;}],&quot;issued&quot;:{&quot;date-parts&quot;:[[&quot;1927&quot;]]}}}],&quot;schema&quot;:&quot;https://github.com/citation-style-language/schema/raw/master/csl-citation.json&quot;} RNDqyvPzOh9hn"/></text:p></text:note-body></text:note></text:span><text:span text:style-name="T68">) but later reconceived (Hutchison</text:span><text:span text:style-name="T68"><text:note text:id="ftn15" text:note-class="footnote"><text:note-citation>15</text:note-citation><text:note-body><text:p text:style-name="Footnote"><text:reference-mark-start text:name="ZOTERO_ITEM CSL_CITATION {&quot;citationID&quot;:&quot;ALp65423&quot;,&quot;properties&quot;:{&quot;formattedCitation&quot;:&quot;{\\rtf GE Hutchison, \\uc0\\u8216{}Concluding Remarks\\uc0\\u8217{} 22 {\\i{}Cold Spring Harbor Symposia on Quantitative Biology} 415.}&quot;,&quot;plainCitation&quot;:&quot;GE Hutchison, ‘Concluding Remarks’ 22 Cold Spring Harbor Symposia on Quantitative Biology 415.&quot;},&quot;citationItems&quot;:[{&quot;id&quot;:241,&quot;uris&quot;:[&quot;http://zotero.org/users/2391293/items/Q6CM68E5&quot;],&quot;uri&quot;:[&quot;http://zotero.org/users/2391293/items/Q6CM68E5&quot;],&quot;itemData&quot;:{&quot;id&quot;:241,&quot;type&quot;:&quot;article-journal&quot;,&quot;title&quot;:&quot;Concluding Remarks&quot;,&quot;container-title&quot;:&quot;Cold Spring Harbor Symposia on Quantitative Biology&quot;,&quot;page&quot;:&quot;415-427&quot;,&quot;volume&quot;:&quot;22&quot;,&quot;author&quot;:[{&quot;family&quot;:&quot;Hutchison&quot;,&quot;given&quot;:&quot;G. E.&quot;}]}}],&quot;schema&quot;:&quot;https://github.com/citation-style-language/schema/raw/master/csl-citation.json&quot;} RNDgF32S3xRmr"/><text:span text:style-name="T62">GE Hutchison, ‘Concluding Remarks’ 22 </text:span><text:span text:style-name="T64">Cold Spring Harbor Symposia on Quantitative Biology</text:span><text:span text:style-name="T62"> 415.</text:span><text:reference-mark-end text:name="ZOTERO_ITEM CSL_CITATION {&quot;citationID&quot;:&quot;ALp65423&quot;,&quot;properties&quot;:{&quot;formattedCitation&quot;:&quot;{\\rtf GE Hutchison, \\uc0\\u8216{}Concluding Remarks\\uc0\\u8217{} 22 {\\i{}Cold Spring Harbor Symposia on Quantitative Biology} 415.}&quot;,&quot;plainCitation&quot;:&quot;GE Hutchison, ‘Concluding Remarks’ 22 Cold Spring Harbor Symposia on Quantitative Biology 415.&quot;},&quot;citationItems&quot;:[{&quot;id&quot;:241,&quot;uris&quot;:[&quot;http://zotero.org/users/2391293/items/Q6CM68E5&quot;],&quot;uri&quot;:[&quot;http://zotero.org/users/2391293/items/Q6CM68E5&quot;],&quot;itemData&quot;:{&quot;id&quot;:241,&quot;type&quot;:&quot;article-journal&quot;,&quot;title&quot;:&quot;Concluding Remarks&quot;,&quot;container-title&quot;:&quot;Cold Spring Harbor Symposia on Quantitative Biology&quot;,&quot;page&quot;:&quot;415-427&quot;,&quot;volume&quot;:&quot;22&quot;,&quot;author&quot;:[{&quot;family&quot;:&quot;Hutchison&quot;,&quot;given&quot;:&quot;G. E.&quot;}]}}],&quot;schema&quot;:&quot;https://github.com/citation-style-language/schema/raw/master/csl-citation.json&quot;} RNDgF32S3xRmr"/></text:p></text:note-body></text:note></text:span><text:span text:style-name="T68">) as an attribution of a population in relation to its environment. Whereas Hutchison identified the ecological niche of a population with environmental factors acting on these organisms, niche </text:span><text:soft-page-break/><text:span text:style-name="T68">construction theory revises the concept for evolutionary biology by redefining it as the sum of selection pressures acting on a population.</text:span><text:span text:style-name="T68"><text:note text:id="ftn16" text:note-class="footnote"><text:note-citation>16</text:note-citation><text:note-body><text:p text:style-name="Footnote"><text:reference-mark-start text:name="ZOTERO_ITEM CSL_CITATION {&quot;citationID&quot;:&quot;L8mbTK9Q&quot;,&quot;properties&quot;:{&quot;formattedCitation&quot;:&quot;Rouse, above n 1, 114.&quot;,&quot;plainCitation&quot;:&quot;Rouse, above n 1, 114.&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quot;}],&quot;schema&quot;:&quot;https://github.com/citation-style-language/schema/raw/master/csl-citation.json&quot;} RNDfAeruQ686D"/>Rouse, above n 1, 114.<text:reference-mark-end text:name="ZOTERO_ITEM CSL_CITATION {&quot;citationID&quot;:&quot;L8mbTK9Q&quot;,&quot;properties&quot;:{&quot;formattedCitation&quot;:&quot;Rouse, above n 1, 114.&quot;,&quot;plainCitation&quot;:&quot;Rouse, above n 1, 114.&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quot;}],&quot;schema&quot;:&quot;https://github.com/citation-style-language/schema/raw/master/csl-citation.json&quot;} RNDfAeruQ686D"/></text:p></text:note-body></text:note></text:span></text:p>
      <text:p text:style-name="P91"/>
      <text:p text:style-name="P57">Rouse then goes into a little more depth:</text:p>
      <text:p text:style-name="P57"/>
      <text:p text:style-name="P98"><text:span text:style-name="T68">This concept has a dual character relating to both the organism and its circumstances: “[An evolutionary niche] refers to natural selection pressures relation to the ‘lifestyles’ of organisms and therefore to the many different ways in which different organisms survive by actively interacting [intra-acting—JR] with their environments. … It also refers to the real habitats of organisms in real space and time, … from which [the population] is actually earning its living, from which it is not excluded by other organisms, and in which it is able either to exclude other organisms or to complete with other coexisting organisms”.</text:span><text:span text:style-name="T68"><text:note text:id="ftn17" text:note-class="footnote"><text:note-citation>17</text:note-citation><text:note-body><text:p text:style-name="Footnote"><text:reference-mark-start text:name="ZOTERO_ITEM CSL_CITATION {&quot;citationID&quot;:&quot;v8vAhOVT&quot;,&quot;properties&quot;:{&quot;formattedCitation&quot;:&quot;{\\rtf Ibid; John F Odling-Smee, Keith Laland and Marcus Feldman, {\\i{}Niche Construction} (Princeton University Press, 2003) 40.}&quot;,&quot;plainCitation&quot;:&quot;Ibid; John F Odling-Smee, Keith Laland and Marcus Feldman, Niche Construction (Princeton University Press, 2003) 4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quot;},{&quot;id&quot;:240,&quot;uris&quot;:[&quot;http://zotero.org/users/2391293/items/7ZF3JB28&quot;],&quot;uri&quot;:[&quot;http://zotero.org/users/2391293/items/7ZF3JB28&quot;],&quot;itemData&quot;:{&quot;id&quot;:240,&quot;type&quot;:&quot;book&quot;,&quot;title&quot;:&quot;Niche Construction&quot;,&quot;publisher&quot;:&quot;Princeton University Press&quot;,&quot;publisher-place&quot;:&quot;Princeton, NJ&quot;,&quot;event-place&quot;:&quot;Princeton, NJ&quot;,&quot;author&quot;:[{&quot;family&quot;:&quot;Odling-Smee&quot;,&quot;given&quot;:&quot;John F&quot;},{&quot;family&quot;:&quot;Laland&quot;,&quot;given&quot;:&quot;Keith&quot;},{&quot;family&quot;:&quot;Feldman&quot;,&quot;given&quot;:&quot;Marcus&quot;}],&quot;issued&quot;:{&quot;date-parts&quot;:[[&quot;2003&quot;]]}},&quot;locator&quot;:&quot;40&quot;}],&quot;schema&quot;:&quot;https://github.com/citation-style-language/schema/raw/master/csl-citation.json&quot;} RNDUSDkpDEB8p"/><text:span text:style-name="T62">Ibid; John F Odling-Smee, Keith Laland and Marcus Feldman, </text:span><text:span text:style-name="T64">Niche Construction</text:span><text:span text:style-name="T62"> (Princeton University Press, 2003) 40.</text:span><text:reference-mark-end text:name="ZOTERO_ITEM CSL_CITATION {&quot;citationID&quot;:&quot;v8vAhOVT&quot;,&quot;properties&quot;:{&quot;formattedCitation&quot;:&quot;{\\rtf Ibid; John F Odling-Smee, Keith Laland and Marcus Feldman, {\\i{}Niche Construction} (Princeton University Press, 2003) 40.}&quot;,&quot;plainCitation&quot;:&quot;Ibid; John F Odling-Smee, Keith Laland and Marcus Feldman, Niche Construction (Princeton University Press, 2003) 4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quot;},{&quot;id&quot;:240,&quot;uris&quot;:[&quot;http://zotero.org/users/2391293/items/7ZF3JB28&quot;],&quot;uri&quot;:[&quot;http://zotero.org/users/2391293/items/7ZF3JB28&quot;],&quot;itemData&quot;:{&quot;id&quot;:240,&quot;type&quot;:&quot;book&quot;,&quot;title&quot;:&quot;Niche Construction&quot;,&quot;publisher&quot;:&quot;Princeton University Press&quot;,&quot;publisher-place&quot;:&quot;Princeton, NJ&quot;,&quot;event-place&quot;:&quot;Princeton, NJ&quot;,&quot;author&quot;:[{&quot;family&quot;:&quot;Odling-Smee&quot;,&quot;given&quot;:&quot;John F&quot;},{&quot;family&quot;:&quot;Laland&quot;,&quot;given&quot;:&quot;Keith&quot;},{&quot;family&quot;:&quot;Feldman&quot;,&quot;given&quot;:&quot;Marcus&quot;}],&quot;issued&quot;:{&quot;date-parts&quot;:[[&quot;2003&quot;]]}},&quot;locator&quot;:&quot;40&quot;}],&quot;schema&quot;:&quot;https://github.com/citation-style-language/schema/raw/master/csl-citation.json&quot;} RNDUSDkpDEB8p"/></text:p></text:note-body></text:note></text:span></text:p>
      <text:p text:style-name="P92"/>
      <text:p text:style-name="P27"><text:span text:style-name="T68">Rouse argues that what in fact happens during evolution is not just natural selection in terms of </text:span><text:span text:style-name="T10">intra-action</text:span><text:span text:style-name="T68">, where the behavioural patterns of an organism are internally related to its selective environment. In a very substantial sense, organisms </text:span><text:span text:style-name="T10">modify</text:span><text:span text:style-name="T68"> their environment and </text:span><text:span text:style-name="T10">change</text:span><text:span text:style-name="T68"> the selection pressures that their selective environment places on them. Rouse writes:</text:span></text:p>
      <text:p text:style-name="P58"/>
      <text:p text:style-name="P99"><text:span text:style-name="T68">The crucial recognition underlying niche construction theory is that the selection pressures bearing upon various organisms are significantly modified by the cumulative effects of these and other organisms’ intra-actions with their more or less shared selective environments. The result fundamentally changes how biologists conceive of evolution: “Niche construction should be regarded, after natural selection, as a second major participant in evolution. … Niche construction is a potent evolutionary agent because it introduces feedback into the evolutionary dynamic. Niche construction by organisms significantly modifies the selection pressures acting on them, on their descendants, and on unrelated populations”.</text:span><text:span text:style-name="T68"><text:note text:id="ftn18" text:note-class="footnote"><text:note-citation>18</text:note-citation><text:note-body><text:p text:style-name="P116"><text:reference-mark-start text:name="ZOTERO_ITEM CSL_CITATION {&quot;citationID&quot;:&quot;lRCIYQ2g&quot;,&quot;properties&quot;:{&quot;formattedCitation&quot;:&quot;{\\rtf Rouse, above n 1, 114\\uc0\\u8211{}115; Odling-Smee, Laland and Feldman, above n 17, 12.}&quot;,&quot;plainCitation&quot;:&quot;Rouse, above n 1, 114–115; Odling-Smee, Laland and Feldman, above n 17, 1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115&quot;},{&quot;id&quot;:240,&quot;uris&quot;:[&quot;http://zotero.org/users/2391293/items/7ZF3JB28&quot;],&quot;uri&quot;:[&quot;http://zotero.org/users/2391293/items/7ZF3JB28&quot;],&quot;itemData&quot;:{&quot;id&quot;:240,&quot;type&quot;:&quot;book&quot;,&quot;title&quot;:&quot;Niche Construction&quot;,&quot;publisher&quot;:&quot;Princeton University Press&quot;,&quot;publisher-place&quot;:&quot;Princeton, NJ&quot;,&quot;event-place&quot;:&quot;Princeton, NJ&quot;,&quot;author&quot;:[{&quot;family&quot;:&quot;Odling-Smee&quot;,&quot;given&quot;:&quot;John F&quot;},{&quot;family&quot;:&quot;Laland&quot;,&quot;given&quot;:&quot;Keith&quot;},{&quot;family&quot;:&quot;Feldman&quot;,&quot;given&quot;:&quot;Marcus&quot;}],&quot;issued&quot;:{&quot;date-parts&quot;:[[&quot;2003&quot;]]}},&quot;locator&quot;:&quot;12&quot;}],&quot;schema&quot;:&quot;https://github.com/citation-style-language/schema/raw/master/csl-citation.json&quot;} RNDPxvbmFZYWs"/>Rouse, above n 1, 114–115; Odling-Smee, Laland and Feldman, above n 17, 12.<text:reference-mark-end text:name="ZOTERO_ITEM CSL_CITATION {&quot;citationID&quot;:&quot;lRCIYQ2g&quot;,&quot;properties&quot;:{&quot;formattedCitation&quot;:&quot;{\\rtf Rouse, above n 1, 114\\uc0\\u8211{}115; Odling-Smee, Laland and Feldman, above n 17, 12.}&quot;,&quot;plainCitation&quot;:&quot;Rouse, above n 1, 114–115; Odling-Smee, Laland and Feldman, above n 17, 1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115&quot;},{&quot;id&quot;:240,&quot;uris&quot;:[&quot;http://zotero.org/users/2391293/items/7ZF3JB28&quot;],&quot;uri&quot;:[&quot;http://zotero.org/users/2391293/items/7ZF3JB28&quot;],&quot;itemData&quot;:{&quot;id&quot;:240,&quot;type&quot;:&quot;book&quot;,&quot;title&quot;:&quot;Niche Construction&quot;,&quot;publisher&quot;:&quot;Princeton University Press&quot;,&quot;publisher-place&quot;:&quot;Princeton, NJ&quot;,&quot;event-place&quot;:&quot;Princeton, NJ&quot;,&quot;author&quot;:[{&quot;family&quot;:&quot;Odling-Smee&quot;,&quot;given&quot;:&quot;John F&quot;},{&quot;family&quot;:&quot;Laland&quot;,&quot;given&quot;:&quot;Keith&quot;},{&quot;family&quot;:&quot;Feldman&quot;,&quot;given&quot;:&quot;Marcus&quot;}],&quot;issued&quot;:{&quot;date-parts&quot;:[[&quot;2003&quot;]]}},&quot;locator&quot;:&quot;12&quot;}],&quot;schema&quot;:&quot;https://github.com/citation-style-language/schema/raw/master/csl-citation.json&quot;} RNDPxvbmFZYWs"/></text:p></text:note-body></text:note></text:span></text:p>
      <text:p text:style-name="P93"/>
      <text:p text:style-name="P28"><text:span text:style-name="T68">This is a revolutionary concept that blows </text:span><text:span text:style-name="T76">n</text:span><text:span text:style-name="T68">eo-Darwinism apart completely. Neo-Darwinism held that all that was passed down to successive generations of organisms was their genetic pattern. Niche construction modifies this picture of evolution significantly. Now what is inherited by successive generations of organisms in an evolutionary lineage is </text:span><text:span text:style-name="T10">not</text:span><text:span text:style-name="T68"> </text:span><text:span text:style-name="T10">just</text:span><text:span text:style-name="T68"> gene frequencies but </text:span><text:span text:style-name="T75">a </text:span><text:span text:style-name="T19">modified environment</text:span><text:span text:style-name="T78">, which places increasingly different selection pressures on evolutionary lineages as time flows on.</text:span></text:p>
      <text:p text:style-name="P59"/>
      <text:p text:style-name="P29"><text:span text:style-name="T78">M</text:span><text:span text:style-name="T77">ore than just this, niche construction theory smashes neo-Darwinism apart by refusing to recognise </text:span><text:span text:style-name="T18">only</text:span><text:span text:style-name="T77"> linear relationships between gene patterns and adaptive behaviour. As Rouse says,</text:span></text:p>
      <text:p text:style-name="P60"/>
      <text:p text:style-name="P100"><text:span text:style-name="T77">Niche construction theory also draws upon renewed efforts to integrate developmental and evolutionary biology. Genetic inheritance is itself only expressed in the organism through developmental processes that involve environmental intra-action.</text:span><text:span text:style-name="T77"><text:note text:id="ftn19" text:note-class="footnote"><text:note-citation>19</text:note-citation><text:note-body><text:p text:style-name="Footnote"><text:reference-mark-start text:name="ZOTERO_ITEM CSL_CITATION {&quot;citationID&quot;:&quot;OpcTWd41&quot;,&quot;properties&quot;:{&quot;formattedCitation&quot;:&quot;Rouse, above n 1, 115.&quot;,&quot;plainCitation&quot;:&quot;Rouse, above n 1, 1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5&quot;}],&quot;schema&quot;:&quot;https://github.com/citation-style-language/schema/raw/master/csl-citation.json&quot;} RND0U69pRvCOM"/>Rouse, above n 1, 115.<text:reference-mark-end text:name="ZOTERO_ITEM CSL_CITATION {&quot;citationID&quot;:&quot;OpcTWd41&quot;,&quot;properties&quot;:{&quot;formattedCitation&quot;:&quot;Rouse, above n 1, 115.&quot;,&quot;plainCitation&quot;:&quot;Rouse, above n 1, 1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5&quot;}],&quot;schema&quot;:&quot;https://github.com/citation-style-language/schema/raw/master/csl-citation.json&quot;} RND0U69pRvCOM"/></text:p></text:note-body></text:note></text:span></text:p>
      <text:p text:style-name="P104"/>
      <text:p text:style-name="P30"><text:span text:style-name="T77">Niche construction theory affirms that the developmental processes that organisms go through are the only way in which gene frequencies express themselves. This expression of genetic patterns is part of a complex non-linear process that is combined with niche construction. Complex feedback loops of intra-action express genes in ways </text:span><text:span text:style-name="T81">conditioned by</text:span><text:span text:style-name="T77"> the selection pressures that organisms modify by carving out their biological niche.</text:span></text:p>
      <text:p text:style-name="P61"/>
      <text:p text:style-name="P62">What are some examples of niche construction by organisms? Rouse writes that</text:p>
      <text:p text:style-name="P101"><text:soft-page-break/><text:span text:style-name="T77">[niche] construction theory most obviously suggests physical changes in organisms’ abiotic environments as salient ways in which organisms reconstruct the environments passed on to subsequent generations so as to change the selection pressures affecting them. </text:span><text:span text:style-name="T79">Beaver dams and ponds, loosened soil from earthworm activity, birds’ nests, the fungal farms of leafcutter ants, </text:span><text:span text:style-name="T80">atmospheric oxygen from the cumulative respiration of cyanobacteria, or in our own case, cities, cleared agricultural land, technological devices, and increased atmospheric and dissolved oceanic CO2 exemplify this obvious kind of case.</text:span><text:span text:style-name="T80"><text:note text:id="ftn20" text:note-class="footnote"><text:note-citation>20</text:note-citation><text:note-body><text:p text:style-name="Footnote"><text:reference-mark-start text:name="ZOTERO_ITEM CSL_CITATION {&quot;citationID&quot;:&quot;GoFZsPud&quot;,&quot;properties&quot;:{&quot;formattedCitation&quot;:&quot;Ibid 116.&quot;,&quot;plainCitation&quot;:&quot;Ibid 11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6&quot;}],&quot;schema&quot;:&quot;https://github.com/citation-style-language/schema/raw/master/csl-citation.json&quot;} RND6pNxKa3GGW"/>Ibid 116.<text:reference-mark-end text:name="ZOTERO_ITEM CSL_CITATION {&quot;citationID&quot;:&quot;GoFZsPud&quot;,&quot;properties&quot;:{&quot;formattedCitation&quot;:&quot;Ibid 116.&quot;,&quot;plainCitation&quot;:&quot;Ibid 11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6&quot;}],&quot;schema&quot;:&quot;https://github.com/citation-style-language/schema/raw/master/csl-citation.json&quot;} RND6pNxKa3GGW"/></text:p></text:note-body></text:note></text:span></text:p>
      <text:p text:style-name="P105"/>
      <text:p text:style-name="P31"><text:span text:style-name="T80">T</text:span><text:span text:style-name="T77">he selection pressures that are modified by an organism’s niche construction do not merely stem from the physical and abiotic modifications that an organism makes to its environment. Here Rouse attempts to make good his constructive efforts to obtain a foothold to a satisfying naturalistic account of intentionality. </text:span><text:span text:style-name="T82">Rouse attempts to gain a grip on a naturalistic B2 form of intentionality by showing that human </text:span><text:span text:style-name="T20">normativity</text:span><text:span text:style-name="T82"> constitutes a significant component of the evolutionary niche that humans have carved out for themselves in their environment. </text:span><text:span text:style-name="T83">Rouse writes:</text:span></text:p>
      <text:p text:style-name="P63"/>
      <text:p text:style-name="P102"><text:span text:style-name="T77">One of the most pervasive, salient, and reliably reproduced features of the environments in which human beings develop into their normal adult phenotypes has been the presence of spoken and now also written language. These patterns of vocal utterance are normally coupled with facial expressions and expressive gestures and postures and situated amid patterns of action and interaction in partially shared circumstances. Moreover, linguistic expressions are not simply part of the ambient environment of developing human beings but are instead produced in ways deliberately designed to initiate children into discursive practice.</text:span><text:span text:style-name="T77"><text:note text:id="ftn21" text:note-class="footnote"><text:note-citation>21</text:note-citation><text:note-body><text:p text:style-name="P116"><text:reference-mark-start text:name="ZOTERO_ITEM CSL_CITATION {&quot;citationID&quot;:&quot;U52ylkkV&quot;,&quot;properties&quot;:{&quot;formattedCitation&quot;:&quot;{\\rtf Ibid 116\\uc0\\u8211{}117.}&quot;,&quot;plainCitation&quot;:&quot;Ibid 116–11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6-117&quot;}],&quot;schema&quot;:&quot;https://github.com/citation-style-language/schema/raw/master/csl-citation.json&quot;} RNDysT5BuN135"/>Ibid 116–117.<text:reference-mark-end text:name="ZOTERO_ITEM CSL_CITATION {&quot;citationID&quot;:&quot;U52ylkkV&quot;,&quot;properties&quot;:{&quot;formattedCitation&quot;:&quot;{\\rtf Ibid 116\\uc0\\u8211{}117.}&quot;,&quot;plainCitation&quot;:&quot;Ibid 116–11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6-117&quot;}],&quot;schema&quot;:&quot;https://github.com/citation-style-language/schema/raw/master/csl-citation.json&quot;} RNDysT5BuN135"/></text:p></text:note-body></text:note></text:span></text:p>
      <text:p text:style-name="P106"/>
      <text:p text:style-name="P33"><text:span text:style-name="T77">One is able to immediately appreciate how this cashes out a B2 account of intentionality. Remember B2 intentionality attempted to sublate both A2 and B1 types. It attempted to </text:span><text:span text:style-name="T88">show </text:span><text:span text:style-name="T77">how normative dimensions to experience could be constrained and directed towards real features of the world. A2 types relied solely on domesticating human normativity to the realm of law by reducing normative world-directedness to natural scientific descriptions. B1 intentionality eschewed relying on descriptions of how the world actually instantiated human world-directedness and instead attempted to give internally coherent logical accounts of how human intentionality operated. Both chose </text:span><text:span text:style-name="T89">an</text:span><text:span text:style-name="T77"> opposite pole of an antinomy: one (A2) attempted to domesticate the space of reasons to the realm of law, giving in to what McDowell would describe as “Given-</text:span><text:span text:style-name="T84">n</text:span><text:span text:style-name="T77">ess”. The other (B1) tried the Davidsonian approach to intentionality, by giving in to “frictionless spinning in a void”. B1 accounts do not worry with actually connecting their careful systems of human normativity with the concrete world.</text:span></text:p>
      <text:p text:style-name="P64"/>
      <text:p text:style-name="P34"><text:span text:style-name="T77">Rouse’s system </text:span><text:span text:style-name="T96">attempts</text:span><text:span text:style-name="T77"> to secure a foothold in B2 intentionality by showing how human systems of normativity are connected to the real world. Human normativity is the environmental niche that the human organism carved out for itself through evolution. </text:span><text:span text:style-name="T90">Collectively, the human organism has modified its environment and as a result the pressures of natural selection. Not only that, but since human normativity is a component of the environment of the human organism, it is open to intra-action with the human organism.</text:span></text:p>
      <text:p text:style-name="P64"/>
      <text:p text:style-name="P32"><text:span text:style-name="T77">Through the concepts of intra-action and niche construction, however, Rouse </text:span><text:span text:style-name="T96">attempts to</text:span><text:span text:style-name="T77"> provid</text:span><text:span text:style-name="T96">e</text:span><text:span text:style-name="T77"> an answer to the problem of the categorical structure of the second part of McDowell’s “system”. Rouse provides an innovative solution to how the categories of the space of nature and space of reasons can be ordered. </text:span><text:span text:style-name="T85">T. H. suggested that McDowell’s metaphysical system be ordered with the space of concepts as the most fundamental. </text:span><text:span text:style-name="T91">On this account, the space of concepts is to be identified with the space of nature. </text:span><text:span text:style-name="T85">Within the space of concepts, then, were situated the space of reasons and </text:span><text:soft-page-break/><text:span text:style-name="T85">the </text:span><text:span text:style-name="T87">realm of law</text:span><text:span text:style-name="T85">. </text:span><text:span text:style-name="T91">One logical space contained meaningful conceptual content, the other contained content which was non-meaningful.</text:span></text:p>
      <text:p text:style-name="P65"/>
      <text:p text:style-name="P35"><text:span text:style-name="T77">Rouse’s system suggests differently. Rouse suggests that we </text:span><text:span text:style-name="T97">take</text:span><text:span text:style-name="T77"> the space of nature as the most fundamental. </text:span><text:span text:style-name="T91">To the dismay to philosophers of B1 intentionality, Rouse insists that we identify the space of nature with the realm of law. </text:span><text:span text:style-name="T86">Within the space of nature is then the space of reasons </text:span><text:span text:style-name="T91">and</text:span><text:span text:style-name="T86"> the space of concepts</text:span><text:span text:style-name="T87">.</text:span><text:span text:style-name="T86"> </text:span><text:span text:style-name="T93">H</text:span><text:span text:style-name="T86">ere we identify the space of reasons and the space of concepts. We can productively talk of just the space of reasons, because it </text:span><text:span text:style-name="T21">is</text:span><text:span text:style-name="T86"> the space of concepts. </text:span></text:p>
      <text:p text:style-name="P120"/>
      <text:p text:style-name="P35"><text:span text:style-name="T91">Rouse’s system </text:span><text:span text:style-name="T94">attempts</text:span><text:span text:style-name="T91"> to synthesise both the Kantian and the neo-Humean pictures of nature by holding that </text:span><text:span text:style-name="T95">although</text:span><text:span text:style-name="T92"> the realm of law contains the space of reasons, the location of the space of reasons in the realm of law does not lead to a domestication of normativity to a </text:span><text:span text:style-name="T93">disenchanted conception of nature in the traditional sense. </text:span><text:span text:style-name="T98">Rouse would argue that his ordering of McDowell’s categorical machinery does not lead to a neo-Humean conception of nature because human normativity is permitted a certain degree of autonomy and independence from causal natural scientific description. Nowhere is the function of human language reduced to patterns of genetic information. It was Rouse’s explicit aim to provide a pathway out of A2 intentionality. Rouse was explicitly searching for a natural scientific explanation of human normativity that would avoid giving in to causal descriptions of human normativity. </text:span><text:span text:style-name="T99">Rouse is at pains to explain that</text:span></text:p>
      <text:p text:style-name="P121"/>
      <text:p text:style-name="P103"><text:span text:style-name="T77">[language] is a preemminent example of the intimate entanglement of human bodily skills with specific, concrete features of our niche-constructed human environment, which is a discursively articulated world. … Linguistic understanding is a practical-perceptual capacity that is </text:span><text:span text:style-name="T18">integral</text:span><text:span text:style-name="T77"> to the unified phenomenon of skillful bodily responsiveness to an environment pervasively shaped and marked by the cumulative history of that ongoing interaction.</text:span><text:span text:style-name="T77"><text:note text:id="ftn22" text:note-class="footnote"><text:note-citation>22</text:note-citation><text:note-body><text:p text:style-name="Footnote"><text:reference-mark-start text:name="ZOTERO_ITEM CSL_CITATION {&quot;citationID&quot;:&quot;ca5uLNVp&quot;,&quot;properties&quot;:{&quot;formattedCitation&quot;:&quot;Ibid 128.&quot;,&quot;plainCitation&quot;:&quot;Ibid 12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28&quot;}],&quot;schema&quot;:&quot;https://github.com/citation-style-language/schema/raw/master/csl-citation.json&quot;} RNDsANdMDturW"/>Ibid 128.<text:reference-mark-end text:name="ZOTERO_ITEM CSL_CITATION {&quot;citationID&quot;:&quot;ca5uLNVp&quot;,&quot;properties&quot;:{&quot;formattedCitation&quot;:&quot;Ibid 128.&quot;,&quot;plainCitation&quot;:&quot;Ibid 12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28&quot;}],&quot;schema&quot;:&quot;https://github.com/citation-style-language/schema/raw/master/csl-citation.json&quot;} RNDsANdMDturW"/></text:p></text:note-body></text:note></text:span></text:p>
      <text:p text:style-name="P147"/>
      <text:p text:style-name="P36"><text:span text:style-name="T77">Key in Rouse’s attempt to avoid traditional domestication of the space of reasons is his concept of intra-action, which asserts that the human organism is </text:span><text:span text:style-name="T18">internally</text:span><text:span text:style-name="T77"> related to its environment. This is why Rouse uses locutions such as “entanglement” and “articulation”. </text:span><text:span text:style-name="T100">This language is meant to emphasise the moderate autonomy that normative dimensions to human experience are meant to have within his natural scientific explanations.</text:span></text:p>
      <text:p text:style-name="P122"/>
      <text:p text:style-name="P72"><text:span text:style-name="T93">I</text:span><text:span text:style-name="T77">II<text:tab/>“Reverting to the Objective Side of the Kantian Dualism”</text:span></text:p>
      <text:p text:style-name="P123"/>
      <text:p text:style-name="P124">Rouse’s naturalistic account of human normativity orders the categories of McDowell’s system in exactly the same way as the neo-Humean account of the space of nature that we discussed in the second chapter. This suggests that Rouse is, in one way or another, domesticating the space of reasons to the realm of law. In other words, human normativity is not sui generis, as McDowell holds it to be, it is reduced to a natural scientific description. Rouse does his best to construct his system in such a way that it avoids the perils of the neo-Humean conception of nature. Does Rouse’s location of the logical space of reasons within the realm of law manage to succeed <text:s/>in escaping the pitfalls of this conception of nature? I argue that it doesn’t.</text:p>
      <text:p text:style-name="P124"/>
      <text:p text:style-name="P81"><text:span text:style-name="T77">A<text:tab/></text:span><text:span text:style-name="T18">Rouse as a Neo-Humean</text:span></text:p>
      <text:p text:style-name="P125"/>
      <text:p text:style-name="P73"><text:span text:style-name="T77">The horizon of meaning in which human normativity is explained in Rouse’s system is that of natural scientific intelligibility. </text:span><text:span text:style-name="T101">Take away the space of reasons from Rouse’s account, and you still have the logical space of natural science. Take away the realm of law from Rouse’s account and you have nothing. The reality of the space of reasons depends on natural scientific intelligibility on </text:span><text:soft-page-break/><text:span text:style-name="T101">Rouse’s account. Because of this, all the same problems we revealed at the heart of the neo-Humean conception of nature </text:span><text:span text:style-name="T102">apply with full force.</text:span></text:p>
      <text:p text:style-name="P126"/>
      <text:p text:style-name="P127">Rouse seems to be aware of this criticism:</text:p>
      <text:p text:style-name="P127"/>
      <text:p text:style-name="P110"><text:span text:style-name="T77">Understanding the evolution of language as a distinctive form of niche construction nevertheless may seem to solve one problem at the expense of creation another more troubling difficulty. Niche construction theory, presented in this way, may seem to make the evolutionary emergence of language intelligible at the cost of making unintelligible its responsiveness to rational, conceptually articulated norms. … [Language] may seem to reduce to a complicated form of robust tracking and flexible responsiveness to the perceived environment. Such an account would then seem to treat utterances in a language as merely noises that, quoting Haugeland’s comments about nonhuman animals’ functionally adaptive responses to their environment, exhibit an “[ersatz intentionality that] can ‘mean’ [nothing] other than what normally elicits [them] in normal circumstances”.</text:span><text:span text:style-name="T77"><text:note text:id="ftn23" text:note-class="footnote"><text:note-citation>23</text:note-citation><text:note-body><text:p text:style-name="Footnote"><text:reference-mark-start text:name="ZOTERO_ITEM CSL_CITATION {&quot;citationID&quot;:&quot;Q86f7tdQ&quot;,&quot;properties&quot;:{&quot;formattedCitation&quot;:&quot;{\\rtf John Haugeland, {\\i{}Having Thought: Essays in the Metaphysics of Mind} (Harvard University Press, 1998) 310.}&quot;,&quot;plainCitation&quot;:&quot;John Haugeland, Having Thought: Essays in the Metaphysics of Mind (Harvard University Press, 1998) 310.&quot;},&quot;citationItems&quot;:[{&quot;id&quot;:52,&quot;uris&quot;:[&quot;http://zotero.org/users/2391293/items/C33JP6JF&quot;],&quot;uri&quot;:[&quot;http://zotero.org/users/2391293/items/C33JP6JF&quot;],&quot;itemData&quot;:{&quot;id&quot;:52,&quot;type&quot;:&quot;book&quot;,&quot;title&quot;:&quot;Having Thought: Essays in the Metaphysics of Mind&quot;,&quot;publisher&quot;:&quot;Harvard University Press&quot;,&quot;publisher-place&quot;:&quot;Cambridge, Massachusetts&quot;,&quot;event-place&quot;:&quot;Cambridge, Massachusetts&quot;,&quot;author&quot;:[{&quot;family&quot;:&quot;Haugeland&quot;,&quot;given&quot;:&quot;John&quot;}],&quot;issued&quot;:{&quot;date-parts&quot;:[[&quot;1998&quot;]]}},&quot;locator&quot;:&quot;310&quot;}],&quot;schema&quot;:&quot;https://github.com/citation-style-language/schema/raw/master/csl-citation.json&quot;} RNDKJEJHhhUnE"/><text:span text:style-name="T62">John Haugeland, </text:span><text:span text:style-name="T64">Having Thought: Essays in the Metaphysics of Mind</text:span><text:span text:style-name="T62"> (Harvard University Press, 1998) 310.</text:span><text:reference-mark-end text:name="ZOTERO_ITEM CSL_CITATION {&quot;citationID&quot;:&quot;Q86f7tdQ&quot;,&quot;properties&quot;:{&quot;formattedCitation&quot;:&quot;{\\rtf John Haugeland, {\\i{}Having Thought: Essays in the Metaphysics of Mind} (Harvard University Press, 1998) 310.}&quot;,&quot;plainCitation&quot;:&quot;John Haugeland, Having Thought: Essays in the Metaphysics of Mind (Harvard University Press, 1998) 310.&quot;},&quot;citationItems&quot;:[{&quot;id&quot;:52,&quot;uris&quot;:[&quot;http://zotero.org/users/2391293/items/C33JP6JF&quot;],&quot;uri&quot;:[&quot;http://zotero.org/users/2391293/items/C33JP6JF&quot;],&quot;itemData&quot;:{&quot;id&quot;:52,&quot;type&quot;:&quot;book&quot;,&quot;title&quot;:&quot;Having Thought: Essays in the Metaphysics of Mind&quot;,&quot;publisher&quot;:&quot;Harvard University Press&quot;,&quot;publisher-place&quot;:&quot;Cambridge, Massachusetts&quot;,&quot;event-place&quot;:&quot;Cambridge, Massachusetts&quot;,&quot;author&quot;:[{&quot;family&quot;:&quot;Haugeland&quot;,&quot;given&quot;:&quot;John&quot;}],&quot;issued&quot;:{&quot;date-parts&quot;:[[&quot;1998&quot;]]}},&quot;locator&quot;:&quot;310&quot;}],&quot;schema&quot;:&quot;https://github.com/citation-style-language/schema/raw/master/csl-citation.json&quot;} RNDKJEJHhhUnE"/></text:p></text:note-body></text:note></text:span><text:span text:style-name="T77"> If language and thought are just a more complex form of practical/perceptual coping with our selective environment, how does a gap ever open between how our utterances or thoughts take the world to be and the actual circumstances to which they are responsive?</text:span></text:p>
      <text:p text:style-name="P148"/>
      <text:p text:style-name="P148">…</text:p>
      <text:p text:style-name="P148"/>
      <text:p text:style-name="P110"><text:span text:style-name="T77">Put in different philosophical terms, treating conceptual understanding as a behavioural form of niche construction may seem to avoid a mysterious invocation of Kantian freedom as responsive to rational norms only by reverting to the objective side of the traditional Kantian dualism, which would seem to leave no space for conceptual normativity.</text:span><text:span text:style-name="T77"><text:note text:id="ftn24" text:note-class="footnote"><text:note-citation>24</text:note-citation><text:note-body><text:p text:style-name="P116"><text:reference-mark-start text:name="ZOTERO_ITEM CSL_CITATION {&quot;citationID&quot;:&quot;5SSgY0Fi&quot;,&quot;properties&quot;:{&quot;formattedCitation&quot;:&quot;{\\rtf Rouse, above n 1, 128\\uc0\\u8211{}129.}&quot;,&quot;plainCitation&quot;:&quot;Rouse, above n 1, 128–12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28-129&quot;}],&quot;schema&quot;:&quot;https://github.com/citation-style-language/schema/raw/master/csl-citation.json&quot;} RNDrcoAfk6qj4"/>Rouse, above n 1, 128–129.<text:reference-mark-end text:name="ZOTERO_ITEM CSL_CITATION {&quot;citationID&quot;:&quot;5SSgY0Fi&quot;,&quot;properties&quot;:{&quot;formattedCitation&quot;:&quot;{\\rtf Rouse, above n 1, 128\\uc0\\u8211{}129.}&quot;,&quot;plainCitation&quot;:&quot;Rouse, above n 1, 128–12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28-129&quot;}],&quot;schema&quot;:&quot;https://github.com/citation-style-language/schema/raw/master/csl-citation.json&quot;} RNDrcoAfk6qj4"/></text:p></text:note-body></text:note></text:span></text:p>
      <text:p text:style-name="P148"/>
      <text:p text:style-name="P74"><text:span text:style-name="T77">Rouse believes he has a solution to this problem. He holds that we should reconfigure our talk about the sui generis nature of the space of reasons as </text:span><text:span text:style-name="T18">internal</text:span><text:span text:style-name="T77"> to the ordering of McDowell’s categories. In other words, when we talk about objects constraining and limiting our normative discourses, constraining the faculty of spontaneity, we aren’t talking about these worldly objects </text:span><text:span text:style-name="T18">actually</text:span><text:span text:style-name="T77"> </text:span><text:span text:style-name="T103">and </text:span><text:span text:style-name="T22">in reality n</text:span><text:span text:style-name="T77">ormatively constraining our thought, </text:span><text:span text:style-name="T103">we are in fact talking about the limits of our own rational discourse. </text:span><text:span text:style-name="T112">We are talking about these worldly objects </text:span><text:span text:style-name="T24">as they appear to us</text:span><text:span text:style-name="T112">.</text:span></text:p>
      <text:p text:style-name="P128"/>
      <text:p text:style-name="P129">Rouse writes:</text:p>
      <text:p text:style-name="P129"/>
      <text:p text:style-name="P111"><text:span text:style-name="T77">… [The] objects to which our [normative discursive] performances must be held accountable are not something outside discursive practice itself. Discursive practice ca</text:span><text:span text:style-name="T110">n</text:span><text:span text:style-name="T77">not be understood as an intralinguistic structure or activity that then somehow “reaches out” to incorporate or accord to objects.</text:span><text:span text:style-name="T77"><text:note text:id="ftn25" text:note-class="footnote"><text:note-citation>25</text:note-citation><text:note-body><text:p text:style-name="Footnote"><text:reference-mark-start text:name="ZOTERO_ITEM CSL_CITATION {&quot;citationID&quot;:&quot;Loo371po&quot;,&quot;properties&quot;:{&quot;formattedCitation&quot;:&quot;Ibid 195.&quot;,&quot;plainCitation&quot;:&quot;Ibid 19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95&quot;}],&quot;schema&quot;:&quot;https://github.com/citation-style-language/schema/raw/master/csl-citation.json&quot;} RNDNxbolhUCb4"/>Ibid 195.<text:reference-mark-end text:name="ZOTERO_ITEM CSL_CITATION {&quot;citationID&quot;:&quot;Loo371po&quot;,&quot;properties&quot;:{&quot;formattedCitation&quot;:&quot;Ibid 195.&quot;,&quot;plainCitation&quot;:&quot;Ibid 19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95&quot;}],&quot;schema&quot;:&quot;https://github.com/citation-style-language/schema/raw/master/csl-citation.json&quot;} RNDNxbolhUCb4"/></text:p></text:note-body></text:note></text:span></text:p>
      <text:p text:style-name="P149"/>
      <text:p text:style-name="P75"><text:span text:style-name="T77">Remember B2 intentionality attempts to sublate A2 and B1 types of intentionality. B2 intentionality says that we can have the conceptually structured systems of normativity of B1 intentionality, while allowing real components of the world to be incorporated into these systems of normativity. In this way A2 types of intentionality are accounted for in B2 types. But Rouse says that his system does not really allow the space of reasons to </text:span><text:span text:style-name="T18">really</text:span><text:span text:style-name="T77"> reach out and allow the </text:span><text:span text:style-name="T18">real</text:span><text:span text:style-name="T77"> world to constrain its conceptual content. </text:span><text:span text:style-name="T104">How then, does the space of reasons actually acquire its rationality? Remember one of the most fundamental criterion of McDowell’s epistemological argument was that the world </text:span><text:soft-page-break/><text:span text:style-name="T104">must in a very real sense </text:span><text:span text:style-name="T23">limit</text:span><text:span text:style-name="T104"> or </text:span><text:span text:style-name="T23">constrain</text:span><text:span text:style-name="T104"> the “mind”</text:span><text:span text:style-name="T104"><text:note text:id="ftn26" text:note-class="footnote"><text:note-citation>26</text:note-citation><text:note-body><text:p text:style-name="P117">The McDowellian concept of the “mind” here is synonymous with Rouse’s concept of “normative practical/perceptual coping”.</text:p></text:note-body></text:note></text:span><text:span text:style-name="T104"> in order for the mind to truly possess rational content. Rouse provides an explanation:</text:span></text:p>
      <text:p text:style-name="P130"/>
      <text:p text:style-name="P112"><text:span text:style-name="T104">T</text:span><text:span text:style-name="T77">he relevant “objects” are the ends at issue and at stake within the practice itself. “The practice itself”, however, already incorporates the material circumstances in and through which it is enacted. Practices are forms of discursive and practical niche construction in which organism and environment are formed and reformed together through an ongoing, mutually intra-active reconfiguration.</text:span><text:span text:style-name="T77"><text:note text:id="ftn27" text:note-class="footnote"><text:note-citation>27</text:note-citation><text:note-body><text:p text:style-name="Footnote"><text:reference-mark-start text:name="ZOTERO_ITEM CSL_CITATION {&quot;citationID&quot;:&quot;GRa3DDdP&quot;,&quot;properties&quot;:{&quot;formattedCitation&quot;:&quot;Rouse, above n 1, 195.&quot;,&quot;plainCitation&quot;:&quot;Rouse, above n 1, 19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95&quot;}],&quot;schema&quot;:&quot;https://github.com/citation-style-language/schema/raw/master/csl-citation.json&quot;} RND4UjDZNawjW"/>Rouse, above n 1, 195.<text:reference-mark-end text:name="ZOTERO_ITEM CSL_CITATION {&quot;citationID&quot;:&quot;GRa3DDdP&quot;,&quot;properties&quot;:{&quot;formattedCitation&quot;:&quot;Rouse, above n 1, 195.&quot;,&quot;plainCitation&quot;:&quot;Rouse, above n 1, 19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95&quot;}],&quot;schema&quot;:&quot;https://github.com/citation-style-language/schema/raw/master/csl-citation.json&quot;} RND4UjDZNawjW"/></text:p></text:note-body></text:note></text:span></text:p>
      <text:p text:style-name="P150"/>
      <text:p text:style-name="P76"><text:span text:style-name="T77">It is at this point that we can see Rouse is trying to cheat his way into a </text:span><text:span text:style-name="T113">coherent</text:span><text:span text:style-name="T77"> explanation. Rouse says that human normativity has a grip on the world because of the intra-action that the human organism has with its environment. Rouse in the above quote asserts that this intra-action is what gives the space of reasons its “material” grip on the world. But it is quite obvious to see that the biological intra-action that Rouse has formulated doesn’t give the space of reasons its </text:span><text:span text:style-name="T18">normative</text:span><text:span text:style-name="T77"> grip on the world. Nowhere does the world possess normative content that is able to constrain and limit human experience. The picture of the “mind” that Rouse is building here is very much the Davidsonian </text:span><text:span text:style-name="T105">coherentist picture of the “mind” that McDowell critiqued in his epistemological argument. It can be remembered that coherentism held that we need not worry about having normative constraint from the world on our “minds”. </text:span><text:span text:style-name="T106">All that mattered was that the conceptual content of the faculty of spontaneity was “coherent”. The coherentist picture of the mind asserted that we identify the world with the logical space of the realm of law, and that the space of reasons was only located in the social practices of human normativity.</text:span></text:p>
      <text:p text:style-name="P131"/>
      <text:p text:style-name="P81"><text:span text:style-name="T106">B<text:tab/></text:span><text:span text:style-name="T18">Rouse as a Kantian</text:span></text:p>
      <text:p text:style-name="P132"/>
      <text:p text:style-name="P77"><text:span text:style-name="T106">T</text:span><text:span text:style-name="T77">he picture of the objectivity of the space of reasons that Rouse builds is deeply unsatisfying. We can conclude that he doesn’t actually succeed in giving a naturalistic account of a B2 formulation of intentionality. What Rouse’s system most closely resembles is a B1 account of intentionality within an A2 account. Rouse doesn’t successfully sublate A2 and B1 types, he merely nestles a B1 account of intentionality within a more complex and elaborate A2 account. </text:span></text:p>
      <text:p text:style-name="P133"/>
      <text:p text:style-name="P134">Rouse attempts to resist this characterisation of his system:</text:p>
      <text:p text:style-name="P134"/>
      <text:p text:style-name="P113"><text:span text:style-name="T77">… </text:span><text:span text:style-name="T107">[Conceptual] relationships are not just synchronically articulated as a self-contained, coherent system. They are temporally extended patterns of involvement in the world, accountable to what is at issue and at stake in sustaining that pattern in its changing circumstances. </text:span><text:span text:style-name="T108">The conceptual distinctions articulated in scientific and other practices must be learnable, applicable, and </text:span><text:span text:style-name="T115">extendible</text:span><text:span text:style-name="T108"> to novel cases and heteronomically accountable under the changing conditions and shifting issues of human interaction with one another and the world.</text:span><text:span text:style-name="T108"><text:note text:id="ftn28" text:note-class="footnote"><text:note-citation>28</text:note-citation><text:note-body><text:p text:style-name="Footnote"><text:reference-mark-start text:name="ZOTERO_ITEM CSL_CITATION {&quot;citationID&quot;:&quot;xXPimeWW&quot;,&quot;properties&quot;:{&quot;formattedCitation&quot;:&quot;Ibid 363.&quot;,&quot;plainCitation&quot;:&quot;Ibid 363.&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63&quot;}],&quot;schema&quot;:&quot;https://github.com/citation-style-language/schema/raw/master/csl-citation.json&quot;} RNDRe4J96utMd"/>Ibid 363.<text:reference-mark-end text:name="ZOTERO_ITEM CSL_CITATION {&quot;citationID&quot;:&quot;xXPimeWW&quot;,&quot;properties&quot;:{&quot;formattedCitation&quot;:&quot;Ibid 363.&quot;,&quot;plainCitation&quot;:&quot;Ibid 363.&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63&quot;}],&quot;schema&quot;:&quot;https://github.com/citation-style-language/schema/raw/master/csl-citation.json&quot;} RNDRe4J96utMd"/></text:p></text:note-body></text:note></text:span></text:p>
      <text:p text:style-name="P151"/>
      <text:p text:style-name="P78"><text:span text:style-name="T77">But this doesn’t avoid the problem of conceiving the space of nature as disenchanted at all. In fact, this passage seems to imply that what Rouse is asserting is what we saw McDowell term in Chapter 2 as the </text:span><text:span text:style-name="T18">Kantian</text:span><text:span text:style-name="T77"> account of normativity. The traditional Kantian conception of morality conceived of human conceptual experience as something </text:span><text:span text:style-name="T18">supernatural</text:span><text:span text:style-name="T77">. Rouse’s account of the space of reasons could be an analogue of the traditional Kantian conception because he conceives normative dimensions to human experience as radically </text:span><text:span text:style-name="T18">disconnected</text:span><text:span text:style-name="T77"> normatively from their worldly </text:span><text:soft-page-break/><text:span text:style-name="T77">empirical existence.</text:span><text:span text:style-name="T109"> Indeed a sentence at the very end of the page following the immediately above quote suggests this is the case:</text:span></text:p>
      <text:p text:style-name="P135"/>
      <text:p text:style-name="P114"><text:span text:style-name="T77">The possible incompatibilities among homonomic conceptual relations within a domain, and <text:s/>their heteronomic relations to other aspects of human life supply the needed empirical “friction”.</text:span><text:span text:style-name="T77"><text:note text:id="ftn29" text:note-class="footnote"><text:note-citation>29</text:note-citation><text:note-body><text:p text:style-name="Footnote"><text:reference-mark-start text:name="ZOTERO_ITEM CSL_CITATION {&quot;citationID&quot;:&quot;UZRNEXce&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63&quot;}],&quot;schema&quot;:&quot;https://github.com/citation-style-language/schema/raw/master/csl-citation.json&quot;} RND6yuq3BGCsw"/>Ibid.<text:reference-mark-end text:name="ZOTERO_ITEM CSL_CITATION {&quot;citationID&quot;:&quot;UZRNEXce&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63&quot;}],&quot;schema&quot;:&quot;https://github.com/citation-style-language/schema/raw/master/csl-citation.json&quot;} RND6yuq3BGCsw"/></text:p></text:note-body></text:note></text:span></text:p>
      <text:p text:style-name="P152"/>
      <text:p text:style-name="P79"><text:span text:style-name="T77">Here Rouse comes completely clean. Here he is no longer cheating. He admits that the only element of his system that allows him to claim that his system is a B2 account is the conceptual friction that occurs between homonomic and heteronomic conceptual relations within the space of reasons. We can recall that Davidson define</text:span><text:span text:style-name="T114">d</text:span><text:span text:style-name="T77"> homonomic relations as conceptual relations that occur within the same system of vocabulary as each other. Heteronomic relations are the opposite. They are conceptual relations which occur in </text:span><text:span text:style-name="T18">different</text:span><text:span text:style-name="T77"> systems of theoretical vocabularies. </text:span></text:p>
      <text:p text:style-name="P136"/>
      <text:p text:style-name="P136">Rouse attempts to disqualify his system from being a coherentist account of the “mind” by saying that biological intra-action and niche construction put the human organism in contact with the empirical world. But it is plain to see that <text:span text:style-name="T116">the</text:span> supposed empirical “friction” in his system goes behind the back of the space of reasons. This “grip” on the world is located squarely within the realm of law. </text:p>
      <text:p text:style-name="P136"/>
      <text:p text:style-name="P80"><text:span text:style-name="T77">The fact that </text:span><text:span text:style-name="T111">Rouse nestles a B1 account of intentionality within an A2 account suggests that we may have been wrong about the way in which Rouse orders the categories of McDowell’s metaphysical argument. Rouse plainly writes in places as if scientific practice is also a discursive, normative practice. Rouse quotes Arthur Fine:</text:span></text:p>
      <text:p text:style-name="P137"/>
      <text:p text:style-name="P115"><text:span text:style-name="T77">Arthur Fine nicely summarised this inability to interpret practices from “sideways on” in the case of scientific practice: “If science is a [normative] performance, then it is one where the audience and the crew play as well. Directions for interpretation are also part of the act. If there are questions and conjectures about the meaning of this or that, or its purpose, then there is room for those in the production too. The script, moreover, is never finished, and no past dialogue can fix future action. Such a performance … picks out its own interpretations, locally, as it goes along”.</text:span><text:span text:style-name="T77"><text:note text:id="ftn30" text:note-class="footnote"><text:note-citation>30</text:note-citation><text:note-body><text:p text:style-name="Footnote"><text:reference-mark-start text:name="ZOTERO_ITEM CSL_CITATION {&quot;citationID&quot;:&quot;1IPBww5h&quot;,&quot;properties&quot;:{&quot;formattedCitation&quot;:&quot;{\\rtf Arthur Fine, {\\i{}The Shaky Game} (University of Chicago Press, 1986) 148; Rouse, above n 1, 167.}&quot;,&quot;plainCitation&quot;:&quot;Arthur Fine, The Shaky Game (University of Chicago Press, 1986) 148; Rouse, above n 1, 167.&quot;},&quot;citationItems&quot;:[{&quot;id&quot;:242,&quot;uris&quot;:[&quot;http://zotero.org/users/2391293/items/H795IBCD&quot;],&quot;uri&quot;:[&quot;http://zotero.org/users/2391293/items/H795IBCD&quot;],&quot;itemData&quot;:{&quot;id&quot;:242,&quot;type&quot;:&quot;book&quot;,&quot;title&quot;:&quot;The Shaky Game&quot;,&quot;publisher&quot;:&quot;University of Chicago Press&quot;,&quot;publisher-place&quot;:&quot;Chicago&quot;,&quot;event-place&quot;:&quot;Chicago&quot;,&quot;author&quot;:[{&quot;family&quot;:&quot;Fine&quot;,&quot;given&quot;:&quot;Arthur&quot;}],&quot;issued&quot;:{&quot;date-parts&quot;:[[&quot;1986&quot;]]}},&quot;locator&quot;:&quot;148&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67&quot;}],&quot;schema&quot;:&quot;https://github.com/citation-style-language/schema/raw/master/csl-citation.json&quot;} RNDJ9yPOsSCeL"/><text:span text:style-name="T62">Arthur Fine, </text:span><text:span text:style-name="T64">The Shaky Game</text:span><text:span text:style-name="T62"> (University of Chicago Press, 1986) 148; Rouse, above n 1, 167.</text:span><text:reference-mark-end text:name="ZOTERO_ITEM CSL_CITATION {&quot;citationID&quot;:&quot;1IPBww5h&quot;,&quot;properties&quot;:{&quot;formattedCitation&quot;:&quot;{\\rtf Arthur Fine, {\\i{}The Shaky Game} (University of Chicago Press, 1986) 148; Rouse, above n 1, 167.}&quot;,&quot;plainCitation&quot;:&quot;Arthur Fine, The Shaky Game (University of Chicago Press, 1986) 148; Rouse, above n 1, 167.&quot;},&quot;citationItems&quot;:[{&quot;id&quot;:242,&quot;uris&quot;:[&quot;http://zotero.org/users/2391293/items/H795IBCD&quot;],&quot;uri&quot;:[&quot;http://zotero.org/users/2391293/items/H795IBCD&quot;],&quot;itemData&quot;:{&quot;id&quot;:242,&quot;type&quot;:&quot;book&quot;,&quot;title&quot;:&quot;The Shaky Game&quot;,&quot;publisher&quot;:&quot;University of Chicago Press&quot;,&quot;publisher-place&quot;:&quot;Chicago&quot;,&quot;event-place&quot;:&quot;Chicago&quot;,&quot;author&quot;:[{&quot;family&quot;:&quot;Fine&quot;,&quot;given&quot;:&quot;Arthur&quot;}],&quot;issued&quot;:{&quot;date-parts&quot;:[[&quot;1986&quot;]]}},&quot;locator&quot;:&quot;148&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67&quot;}],&quot;schema&quot;:&quot;https://github.com/citation-style-language/schema/raw/master/csl-citation.json&quot;} RNDJ9yPOsSCeL"/></text:p></text:note-body></text:note></text:span></text:p>
      <text:p text:style-name="P153"/>
      <text:p text:style-name="P138">Another passage of text can be provided to help clear up this confusion. When Rouse alludes to the normativity of scientific practice, he is actually referring to an <text:span text:style-name="T1">eclectic mix</text:span> of both the realm of law and the space of reasons:</text:p>
      <text:p text:style-name="P138"/>
      <text:p text:style-name="P154">Familiar accounts of the scientific image and the space of reasons within which it is expressed and justified assume that these are relatively self-contained linguistic or mathematical expressions. I argue instead that conceptual understanding in the sciences involves material, social, and discursive transformations of the human environment taken together. <text:s/>These transformations amount to extensive forms of niche construction. An environmental niche is not something specifiable apart from the way of life of an organism, which in turn cannot be understood except in its specific patterns of interdependence with its environment.<text:note text:id="ftn0" text:note-class="footnote"><text:note-citation>31</text:note-citation><text:note-body><text:p text:style-name="Footnote"><text:reference-mark-start text:name="ZOTERO_ITEM CSL_CITATION {&quot;citationID&quot;:&quot;ChSPUBtp&quot;,&quot;properties&quot;:{&quot;formattedCitation&quot;:&quot;Rouse, above n 1, 215.&quot;,&quot;plainCitation&quot;:&quot;Rouse, above n 1, 2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15&quot;}],&quot;schema&quot;:&quot;https://github.com/citation-style-language/schema/raw/master/csl-citation.json&quot;} RNDSUVK9rWSFq"/>Rouse, above n 1, 215.<text:reference-mark-end text:name="ZOTERO_ITEM CSL_CITATION {&quot;citationID&quot;:&quot;ChSPUBtp&quot;,&quot;properties&quot;:{&quot;formattedCitation&quot;:&quot;Rouse, above n 1, 215.&quot;,&quot;plainCitation&quot;:&quot;Rouse, above n 1, 2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15&quot;}],&quot;schema&quot;:&quot;https://github.com/citation-style-language/schema/raw/master/csl-citation.json&quot;} RNDSUVK9rWSFq"/></text:p></text:note-body></text:note></text:p>
      <text:p text:style-name="P154"/>
      <text:p text:style-name="P139">If Rouse was claiming that scientific practice was a purely conceptual behaviour, then we would have to conclude that the way in which he was ordering the categories of McDowell’s metaphysical argument was ambiguous. It would be difficult to conclude whether he was nestling a B1 account of <text:soft-page-break/>intentionality in an A2 account, or the other way around. The ordering of McDowell’s categories might have to be different. Rouse might be locating the realm of law within the space of reasons, while still identifying the realm of law with the space of nature. </text:p>
      <text:p text:style-name="P139"/>
      <text:p text:style-name="P139">This would lead flatly to a contradiction within his system: which logical space has priority? Is the natural scientific theory laying out the biological basis for human normativity to take priority? Or does the fact that this natural scientific description is actually located within the discursive practice within humanity’s discursively articulated niche mean that the space of reasons takes priority over the realm of law.</text:p>
      <text:p text:style-name="P139"/>
      <text:p text:style-name="P140">Luckily, Rouse remains faithful to the Davidsonian coherentist picture of the mind. We can conclude that Rouse is after all picturing the space of nature in the neo-Humean sense because he advocates that the disenchanted natural scientific picture of human evolution retains priority. <text:span text:style-name="T117">The normative scientific practices in which humans engage are given their pre-condition for existence by the natural scientific theory of niche construction that Rouse outlined. Rouse maintains that there is a material realm-of-law substratum of intra-action occurring behind the back of the space of reasons. </text:span></text:p>
      <text:p text:style-name="P140"/>
      <text:p text:style-name="P140"><text:span text:style-name="T117">It is the combination of the space of reasons and the realm of law which constitutes the conceptual intentionality of the human practice of science. Humans possess a discursive conceptual articulation <text:s/>of the world within their biological niche. The foundation for this is a metabolic realm of law exchange between the human organism and its environment.</text:span></text:p>
      <text:p text:style-name="P140"/>
      <text:p text:style-name="P142">C<text:tab/><text:span text:style-name="T1">Naturalism as Anti-realism</text:span></text:p>
      <text:p text:style-name="P141"/>
      <text:p text:style-name="P141">Even though we were able to show that the picture of the space of nature to which Rouse’s system is committed is the neo-Humean conception, its attempt at securing a foothold to B2 intentionality may seem to replicate a distorted picture of Kantian philosophy. Kant speaks of a special transcendental realm to the universe in which “things-in-themselves” reside. The role that the realm of law plays within Rouse’s philosophy might seem to replicate this Kantian transcendental realm, because the realm of the objectivity of human consciousness occurs <text:span text:style-name="T1">within</text:span> and <text:span text:style-name="T1">apart from</text:span> the natural scientific pre-conditions for its existence. Classical Kantian philosophy holds that human consciousness can only have objectivity <text:span text:style-name="T1">within</text:span> experience. This is the same with Rouse’s system. The space of reasons is located <text:span text:style-name="T1">within</text:span> and <text:span text:style-name="T1">apart from</text:span> the natural scientific foundation for its existence. <text:span text:style-name="T118">The true world is located squarely within the realm of law, and the picture of the world that humans experience is a shadow of this true world.</text:span></text:p>
      <text:p text:style-name="P141"/>
      <text:p text:style-name="P141">In this sense, human thought cannot actually truly achieve a realist conception of the world that McDowellian philosophy is able to achieve. Rouse holds that <text:span text:style-name="T118">the objectivity of the world that the human mind achieves is one that is conditioned by the relationship of the human organism to its environment through evolution. Humans do not really see the world “in-itself” because the human mind never fully escapes the first dimension of normativity that binds all organisms to their environment. We can recall from the beginning of this chapter that a successful account of human intentionality will be able to show this intentionality is two-dimensional. The first dimension of normative biological intentionality is that organisms will “take up” their environment. The second dimension is that organisms take their environment “as” something.</text:span></text:p>
      <text:p text:style-name="P141"/>
      <text:p text:style-name="P143"><text:span text:style-name="T119">Rouse’s explicit writing is</text:span> that human intentionality <text:span text:style-name="T119">never fully disentangles itself from its first dimensional biological normativity. The second dimensionality of human intentionality is only “partially autonomous”. But this language of his is actually mystification. We Rouse really means is that the first dimensionality of human intentionality is the </text:span><text:span text:style-name="T8">horizon of meaning</text:span><text:span text:style-name="T119"> of the second dimension. Humans never fully escape being animals related to their environment in a disenchanted </text:span><text:soft-page-break/><text:span text:style-name="T119">sense. The niche that humans carve out for themselves in their partially shared environment is a discursive and conceptual one, and gives rise to the space of reasons. But the space of reasons is subject to the evolutionary process of adaptation that the human organism goes through, the picture of the world that the human organism builds is a “narcissistic” one. The world only matters, or appears, to the human organism within the context of adapting to it as an animal.</text:span></text:p>
      <text:p text:style-name="P143"/>
      <text:p text:style-name="P144">Humans are never able to take their environment “as” it really is. Put in the language of McDowell, the human mind can never truly and transparently be related to the world. The human picture of the world is one in which they never fully escape being “<text:span text:style-name="T120">mere” </text:span>animals, and become full-blooded autonomous moral agents. In this sense Rouse is very much a neo-Humean. It merely appeared before that Rouse was a Kantian, because the autonomy that Rouse claims the space of reasons has within the realm of law is actually an illusion. A close analysis of Rouse’s system reveals that <text:span text:style-name="T120">the realm of law, the logical space of the intelligibility of the natural sciences, reigns supreme.</text:span></text:p>
      <text:p text:style-name="P144"/>
      <text:p text:style-name="P145">This makes Rouse’s system unacceptable as a kind of B2 intentionality. McDowell’s epistemological argument cashes out the correct structure for B2 intentionality because it <text:span text:style-name="T122">shows how</text:span> the human mind does actually become normatively constrained by the world <text:span text:style-name="T1">as it actually exists</text:span>. Rouse’s picture of the human mind is an example of the coherentist picture of the mind because it asserts that the “grip” that the mind has on the world is non-normative, it equates the world, and the faculty of receptivity with the realm of law. <text:span text:style-name="T121">The space of reasons is free to “spin in a frictionless void”, on Rouse’s account. There is no normative constraint by the world on the human mind. Humans never fully ascend towards being full-blooded autonomous moral agents, and are subject to the constraint of the realm of law </text:span><text:span text:style-name="T9">behind the back</text:span><text:span text:style-name="T121"> of the space of reasons.</text:span></text:p>
      <text:p text:style-name="P145"/>
      <text:p text:style-name="P146">We were searching in this chapter for a solution to the ordering of the categorical structure of McDowell’s metaphysical argument, but we didn’t find it. We were instead shown a complex neo-Humean picture of the space of 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4:11:35.997083520</meta:creation-date>
    <dc:date>2016-12-16T16:44:19.960209749</dc:date>
    <meta:editing-duration>PT18H47M5S</meta:editing-duration>
    <meta:editing-cycles>139</meta:editing-cycles>
    <meta:generator>LibreOffice/5.1.4.2$Linux_X86_64 LibreOffice_project/10m0$Build-2</meta:generator>
    <meta:document-statistic meta:table-count="0" meta:image-count="0" meta:object-count="0" meta:page-count="15" meta:paragraph-count="135" meta:word-count="8403" meta:character-count="54517" meta:non-whitespace-character-count="46243"/>
    <meta:user-defined meta:name="ZOTERO_PREF_1">&lt;data data-version="3" zotero-version="4.0.29.10"&gt;&lt;session id="DT9cSbXM"/&gt;&lt;style id="http://www.zotero.org/styles/australian-guide-to-legal-citation" hasBibliography="1" bibliographyStyleHasBeenSet="0"/&gt;&lt;prefs&gt;&lt;pref name="fieldType" value="ReferenceMark"/</meta:user-defined>
    <meta:user-defined meta:name="ZOTERO_PREF_2">&gt;&lt;pref name="storeReferences" value="true"/&gt;&lt;pref name="automaticJournalAbbreviations" value=""/&gt;&lt;pref name="noteType" value="1"/&gt;&lt;/prefs&gt;&lt;/data&gt;</meta:user-defined>
  </office:meta>
</office:document-meta>
</file>